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4.42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47cm"/>
    </style:style>
    <style:style style:name="co4" style:family="table-column">
      <style:table-column-properties fo:break-before="auto" style:column-width="8.1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6.525cm"/>
    </style:style>
    <style:style style:name="co7" style:family="table-column">
      <style:table-column-properties fo:break-before="auto" style:column-width="3.1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342cm" fo:break-before="auto" style:use-optimal-row-height="false"/>
    </style:style>
    <style:style style:name="ro4" style:family="table-row">
      <style:table-row-properties style:row-height="0.42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Verdana" fo:font-size="11pt" fo:font-weight="bold"/>
    </style:style>
    <style:style style:name="ce2" style:family="table-cell" style:parent-style-name="Default">
      <style:text-properties style:font-name="Verdana"/>
    </style:style>
    <style:style style:name="ce3" style:family="table-cell" style:parent-style-name="Default">
      <style:text-properties style:font-name="Verdana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7pt"/>
    </style:style>
    <style:style style:name="ce5" style:family="table-cell" style:parent-style-name="Default">
      <style:table-cell-properties fo:background-color="#ccccff"/>
      <style:text-properties style:font-name="Verdana"/>
    </style:style>
    <style:style style:name="ce6" style:family="table-cell" style:parent-style-name="Default" style:data-style-name="N108">
      <style:table-cell-properties fo:background-color="#ccccff"/>
      <style:text-properties style:font-name="Verdana"/>
    </style:style>
    <style:style style:name="ce7" style:family="table-cell" style:parent-style-name="Default">
      <style:text-properties style:font-name="Verdana" fo:font-size="10pt"/>
    </style:style>
    <style:style style:name="ce8" style:family="table-cell" style:parent-style-name="Default" style:data-style-name="N111">
      <style:text-properties style:font-name="Verdana"/>
    </style:style>
    <style:style style:name="ce9" style:family="table-cell" style:parent-style-name="Default" style:data-style-name="N2">
      <style:text-properties style:font-name="Verdana"/>
    </style:style>
    <style:style style:name="T1" style:family="text">
      <style:text-properties fo:font-weight="bold"/>
    </style:style>
  </office:automatic-styles>
  <office:body>
    <office:spreadsheet>
      <table:tracked-changes>
        <table:cell-content-change table:id="ct1" table:acceptance-state="accepted">
          <table:cell-address table:column="4" table:row="5" table:table="0"/>
          <office:change-info>
            <dc:creator>Aick in der Au</dc:creator>
            <dc:date>2009-08-16T21:16:30.10</dc:date>
          </office:change-info>
          <table:previous>
            <table:change-track-table-cell table:cell-address="NBF.E6" table:formula="oooc:=[.E5]*[.E5]" office:value-type="float" office:value="0.353553390593274"/>
          </table:previous>
        </table:cell-content-change>
        <table:cell-content-change table:id="ct2">
          <table:cell-address table:column="0" table:row="0" table:table="1"/>
          <office:change-info>
            <dc:creator>Aick in der Au</dc:creator>
            <dc:date>2009-10-03T08:16:45.25</dc:date>
          </office:change-info>
          <table:previous>
            <table:change-track-table-cell/>
          </table:previous>
        </table:cell-content-change>
        <table:cell-content-change table:id="ct3">
          <table:cell-address table:column="0" table:row="2" table:table="1"/>
          <office:change-info>
            <dc:creator>Aick in der Au</dc:creator>
            <dc:date>2009-10-03T08:16:55.57</dc:date>
          </office:change-info>
          <table:previous>
            <table:change-track-table-cell/>
          </table:previous>
        </table:cell-content-change>
        <table:cell-content-change table:id="ct4">
          <table:cell-address table:column="0" table:row="3" table:table="1"/>
          <office:change-info>
            <dc:creator>Aick in der Au</dc:creator>
            <dc:date>2009-10-03T08:17:31.54</dc:date>
          </office:change-info>
          <table:previous>
            <table:change-track-table-cell/>
          </table:previous>
        </table:cell-content-change>
        <table:cell-content-change table:id="ct5">
          <table:cell-address table:column="0" table:row="4" table:table="1"/>
          <office:change-info>
            <dc:creator>Aick in der Au</dc:creator>
            <dc:date>2009-10-03T08:18:13.75</dc:date>
          </office:change-info>
          <table:previous>
            <table:change-track-table-cell/>
          </table:previous>
        </table:cell-content-change>
        <table:cell-content-change table:id="ct6">
          <table:cell-address table:column="0" table:row="5" table:table="1"/>
          <office:change-info>
            <dc:creator>Aick in der Au</dc:creator>
            <dc:date>2009-10-03T08:18:32.39</dc:date>
          </office:change-info>
          <table:previous>
            <table:change-track-table-cell/>
          </table:previous>
        </table:cell-content-change>
        <table:cell-content-change table:id="ct7">
          <table:cell-address table:column="3" table:row="2" table:table="1"/>
          <office:change-info>
            <dc:creator>Aick in der Au</dc:creator>
            <dc:date>2009-10-03T08:19:05.17</dc:date>
          </office:change-info>
          <table:previous>
            <table:change-track-table-cell/>
          </table:previous>
        </table:cell-content-change>
        <table:cell-content-change table:id="ct8">
          <table:cell-address table:column="3" table:row="3" table:table="1"/>
          <office:change-info>
            <dc:creator>Aick in der Au</dc:creator>
            <dc:date>2009-10-03T08:19:40.42</dc:date>
          </office:change-info>
          <table:previous>
            <table:change-track-table-cell/>
          </table:previous>
        </table:cell-content-change>
        <table:cell-content-change table:id="ct9">
          <table:cell-address table:column="3" table:row="4" table:table="1"/>
          <office:change-info>
            <dc:creator>Aick in der Au</dc:creator>
            <dc:date>2009-10-03T08:19:56</dc:date>
          </office:change-info>
          <table:previous>
            <table:change-track-table-cell/>
          </table:previous>
        </table:cell-content-change>
        <table:cell-content-change table:id="ct10">
          <table:cell-address table:column="3" table:row="4" table:table="1"/>
          <office:change-info>
            <dc:creator>Aick in der Au</dc:creator>
            <dc:date>2009-10-03T08:20:01.18</dc:date>
          </office:change-info>
          <table:previous table:id="ct9">
            <table:change-track-table-cell office:value-type="string">
              <text:p>Million adaption per second</text:p>
            </table:change-track-table-cell>
          </table:previous>
        </table:cell-content-change>
        <table:cell-content-change table:id="ct11">
          <table:cell-address table:column="1" table:row="4" table:table="1"/>
          <office:change-info>
            <dc:creator>Aick in der Au</dc:creator>
            <dc:date>2009-10-03T08:20:17.26</dc:date>
          </office:change-info>
          <table:previous>
            <table:change-track-table-cell/>
          </table:previous>
        </table:cell-content-change>
        <table:cell-content-change table:id="ct12">
          <table:cell-address table:column="4" table:row="3" table:table="1"/>
          <office:change-info>
            <dc:creator>Aick in der Au</dc:creator>
            <dc:date>2009-10-03T08:20:46.10</dc:date>
          </office:change-info>
          <table:previous>
            <table:change-track-table-cell/>
          </table:previous>
        </table:cell-content-change>
        <table:cell-content-change table:id="ct13">
          <table:cell-address table:column="4" table:row="4" table:table="1"/>
          <office:change-info>
            <dc:creator>Aick in der Au</dc:creator>
            <dc:date>2009-10-03T08:21:53.21</dc:date>
          </office:change-info>
          <table:previous>
            <table:change-track-table-cell/>
          </table:previous>
        </table:cell-content-change>
        <table:cell-content-change table:id="ct14">
          <table:cell-address table:column="0" table:row="10" table:table="1"/>
          <office:change-info>
            <dc:creator>Aick in der Au</dc:creator>
            <dc:date>2009-10-03T08:24:15.20</dc:date>
          </office:change-info>
          <table:previous>
            <table:change-track-table-cell/>
          </table:previous>
        </table:cell-content-change>
        <table:cell-content-change table:id="ct15">
          <table:cell-address table:column="0" table:row="10" table:table="1"/>
          <office:change-info>
            <dc:creator>Aick in der Au</dc:creator>
            <dc:date>2009-10-03T08:24:41.92</dc:date>
          </office:change-info>
          <table:previous>
            <table:change-track-table-cell/>
          </table:previous>
        </table:cell-content-change>
        <table:cell-content-change table:id="ct16">
          <table:cell-address table:column="0" table:row="10" table:table="1"/>
          <office:change-info>
            <dc:creator>Aick in der Au</dc:creator>
            <dc:date>2009-10-03T08:25:07.37</dc:date>
          </office:change-info>
          <table:previous>
            <table:change-track-table-cell/>
          </table:previous>
        </table:cell-content-change>
        <table:cell-content-change table:id="ct17">
          <table:cell-address table:column="0" table:row="0" table:table="1"/>
          <office:change-info>
            <dc:creator>Aick in der Au</dc:creator>
            <dc:date>2009-10-03T08:25:41.01</dc:date>
          </office:change-info>
          <table:previous table:id="ct2">
            <table:change-track-table-cell office:value-type="string">
              <text:p>Total runtime calculator</text:p>
            </table:change-track-table-cell>
          </table:previous>
        </table:cell-content-change>
        <table:cell-content-change table:id="ct18">
          <table:cell-address table:column="1" table:row="3" table:table="1"/>
          <office:change-info>
            <dc:creator>Aick in der Au</dc:creator>
            <dc:date>2009-10-03T08:26:08.95</dc:date>
          </office:change-info>
          <table:previous>
            <table:change-track-table-cell/>
          </table:previous>
        </table:cell-content-change>
        <table:cell-content-change table:id="ct19">
          <table:cell-address table:column="9" table:row="3" table:table="1"/>
          <office:change-info>
            <dc:creator>Aick in der Au</dc:creator>
            <dc:date>2009-10-03T08:26:47.37</dc:date>
          </office:change-info>
          <table:previous>
            <table:change-track-table-cell/>
          </table:previous>
        </table:cell-content-change>
        <table:cell-content-change table:id="ct20">
          <table:cell-address table:column="9" table:row="3" table:table="1"/>
          <office:change-info>
            <dc:creator>Aick in der Au</dc:creator>
            <dc:date>2009-10-03T08:27:09.43</dc:date>
          </office:change-info>
          <table:previous table:id="ct19">
            <table:change-track-table-cell table:cell-address="'Compute Times'.J4" table:formula="oooc:=[.B4]^2" office:value-type="float" office:value="490000000000"/>
          </table:previous>
        </table:cell-content-change>
        <table:cell-content-change table:id="ct21">
          <table:cell-address table:column="9" table:row="3" table:table="1"/>
          <office:change-info>
            <dc:creator>Aick in der Au</dc:creator>
            <dc:date>2009-10-03T08:27:21.43</dc:date>
          </office:change-info>
          <table:previous table:id="ct20">
            <table:change-track-table-cell table:cell-address="'Compute Times'.J4" table:formula="oooc:=SQRT([.B4])" office:value-type="float" office:value="836.660026534076"/>
          </table:previous>
        </table:cell-content-change>
        <table:cell-content-change table:id="ct22">
          <table:cell-address table:column="9" table:row="3" table:table="1"/>
          <office:change-info>
            <dc:creator>Aick in der Au</dc:creator>
            <dc:date>2009-10-03T08:28:50.64</dc:date>
          </office:change-info>
          <table:previous table:id="ct21">
            <table:change-track-table-cell table:cell-address="'Compute Times'.J4" table:formula="oooc:=ceil(SQRT(B4))" office:value-type="float" office:value="0"/>
          </table:previous>
        </table:cell-content-change>
        <table:cell-content-change table:id="ct23">
          <table:cell-address table:column="9" table:row="3" table:table="1"/>
          <office:change-info>
            <dc:creator>Aick in der Au</dc:creator>
            <dc:date>2009-10-03T08:29:51.48</dc:date>
          </office:change-info>
          <table:previous table:id="ct22">
            <table:change-track-table-cell table:cell-address="'Compute Times'.J4" table:formula="oooc:=ROUNDUP(SQRT([.B4]))" office:value-type="float" office:value="837"/>
          </table:previous>
        </table:cell-content-change>
        <table:cell-content-change table:id="ct24">
          <table:cell-address table:column="1" table:row="3" table:table="1"/>
          <office:change-info>
            <dc:creator>Aick in der Au</dc:creator>
            <dc:date>2009-10-03T08:30:25.39</dc:date>
          </office:change-info>
          <table:previous table:id="ct18">
            <table:change-track-table-cell office:value-type="float" office:value="97300"/>
          </table:previous>
        </table:cell-content-change>
        <table:cell-content-change table:id="ct25">
          <table:cell-address table:column="9" table:row="3" table:table="1"/>
          <office:change-info>
            <dc:creator>Aick in der Au</dc:creator>
            <dc:date>2009-10-03T08:33:04.46</dc:date>
          </office:change-info>
          <table:previous table:id="ct23">
            <table:change-track-table-cell table:cell-address="'Compute Times'.J4" table:formula="oooc:=ROUNDUP(SQRT([.B4]))^2" office:value-type="float" office:value="700569"/>
          </table:previous>
        </table:cell-content-change>
        <table:cell-content-change table:id="ct26">
          <table:cell-address table:column="9" table:row="3" table:table="1"/>
          <office:change-info>
            <dc:creator>Aick in der Au</dc:creator>
            <dc:date>2009-10-03T08:33:09.51</dc:date>
          </office:change-info>
          <table:previous table:id="ct25">
            <table:change-track-table-cell table:cell-address="'Compute Times'.J4" table:formula="oooc:=ROUNDUP(SQRT([.B4]))" office:value-type="float" office:value="837"/>
          </table:previous>
        </table:cell-content-change>
        <table:cell-content-change table:id="ct27">
          <table:cell-address table:column="1" table:row="10" table:table="1"/>
          <office:change-info>
            <dc:creator>Aick in der Au</dc:creator>
            <dc:date>2009-10-03T08:34:41.35</dc:date>
          </office:change-info>
          <table:previous>
            <table:change-track-table-cell/>
          </table:previous>
        </table:cell-content-change>
        <table:cell-content-change table:id="ct28">
          <table:cell-address table:column="1" table:row="10" table:table="1"/>
          <office:change-info>
            <dc:creator>Aick in der Au</dc:creator>
            <dc:date>2009-10-03T08:34:59.28</dc:date>
          </office:change-info>
          <table:previous table:id="ct27">
            <table:change-track-table-cell table:cell-address="'Compute Times'.B11" table:formula="oooc:=([.J4]*[.B4]/([.E4]*10^6))/3600" office:value-type="float" office:value="17.02771875"/>
          </table:previous>
        </table:cell-content-change>
        <table:cell-content-change table:id="ct29">
          <table:cell-address table:column="1" table:row="10" table:table="1"/>
          <office:change-info>
            <dc:creator>Aick in der Au</dc:creator>
            <dc:date>2009-10-03T08:35:08.06</dc:date>
          </office:change-info>
          <table:previous table:id="ct28">
            <table:change-track-table-cell table:cell-address="'Compute Times'.B11" table:formula="oooc:=([.J4]*[.B4]/([.E4]*10^6))" office:value-type="float" office:value="61299.7875"/>
          </table:previous>
        </table:cell-content-change>
        <table:cell-content-change table:id="ct30">
          <table:cell-address table:column="1" table:row="10" table:table="1"/>
          <office:change-info>
            <dc:creator>Aick in der Au</dc:creator>
            <dc:date>2009-10-03T08:35:14.03</dc:date>
          </office:change-info>
          <table:previous table:id="ct29">
            <table:change-track-table-cell table:cell-address="'Compute Times'.B11" table:formula="oooc:=([.J4]*[.B4]/([.E4]*10))" office:value-type="float" office:value="6129978750"/>
          </table:previous>
        </table:cell-content-change>
        <table:cell-content-change table:id="ct31">
          <table:cell-address table:column="1" table:row="10" table:table="1"/>
          <office:change-info>
            <dc:creator>Aick in der Au</dc:creator>
            <dc:date>2009-10-03T08:35:24.04</dc:date>
          </office:change-info>
          <table:previous table:id="ct30">
            <table:change-track-table-cell table:cell-address="'Compute Times'.B11" table:formula="oooc:=([.J4]*[.B4])" office:value-type="float" office:value="490398300000"/>
          </table:previous>
        </table:cell-content-change>
        <table:cell-content-change table:id="ct32">
          <table:cell-address table:column="4" table:row="3" table:table="1"/>
          <office:change-info>
            <dc:creator>Aick in der Au</dc:creator>
            <dc:date>2009-10-03T08:35:28.93</dc:date>
          </office:change-info>
          <table:previous table:id="ct12">
            <table:change-track-table-cell office:value-type="string">
              <text:p>1,27</text:p>
            </table:change-track-table-cell>
          </table:previous>
        </table:cell-content-change>
        <table:cell-content-change table:id="ct33">
          <table:cell-address table:column="4" table:row="4" table:table="1"/>
          <office:change-info>
            <dc:creator>Aick in der Au</dc:creator>
            <dc:date>2009-10-03T08:35:33.67</dc:date>
          </office:change-info>
          <table:previous table:id="ct13">
            <table:change-track-table-cell office:value-type="string">
              <text:p>0,67</text:p>
            </table:change-track-table-cell>
          </table:previous>
        </table:cell-content-change>
        <table:cell-content-change table:id="ct34">
          <table:cell-address table:column="1" table:row="10" table:table="1"/>
          <office:change-info>
            <dc:creator>Aick in der Au</dc:creator>
            <dc:date>2009-10-03T08:36:02.53</dc:date>
          </office:change-info>
          <table:previous table:id="ct31">
            <table:change-track-table-cell table:cell-address="'Compute Times'.B11" table:formula="oooc:=([.J4]*[.B4])/[.E4]" office:value-type="float" office:value="61299787500"/>
          </table:previous>
        </table:cell-content-change>
        <table:cell-content-change table:id="ct35">
          <table:cell-address table:column="0" table:row="10" table:table="1"/>
          <office:change-info>
            <dc:creator>Aick in der Au</dc:creator>
            <dc:date>2009-10-03T08:36:26.42</dc:date>
          </office:change-info>
          <table:previous table:id="ct14">
            <table:change-track-table-cell office:value-type="string">
              <text:p>Search runtime per learning step</text:p>
            </table:change-track-table-cell>
          </table:previous>
        </table:cell-content-change>
        <table:cell-content-change table:id="ct36">
          <table:cell-address table:column="0" table:row="10" table:table="1"/>
          <office:change-info>
            <dc:creator>Aick in der Au</dc:creator>
            <dc:date>2009-10-03T08:36:43.42</dc:date>
          </office:change-info>
          <table:previous table:id="ct35">
            <table:change-track-table-cell office:value-type="string">
              <text:p>Search runtime per learning step [hours]</text:p>
            </table:change-track-table-cell>
          </table:previous>
        </table:cell-content-change>
        <table:cell-content-change table:id="ct37">
          <table:cell-address table:column="0" table:row="10" table:table="1"/>
          <office:change-info>
            <dc:creator>Aick in der Au</dc:creator>
            <dc:date>2009-10-03T08:36:48.65</dc:date>
          </office:change-info>
          <table:previous table:id="ct15">
            <table:change-track-table-cell office:value-type="string">
              <text:p>Adaption runtime per learning step</text:p>
            </table:change-track-table-cell>
          </table:previous>
        </table:cell-content-change>
        <table:cell-content-change table:id="ct38">
          <table:cell-address table:column="3" table:row="3" table:table="1"/>
          <office:change-info>
            <dc:creator>Aick in der Au</dc:creator>
            <dc:date>2009-10-03T08:37:04.25</dc:date>
          </office:change-info>
          <table:previous table:id="ct8">
            <table:change-track-table-cell office:value-type="string">
              <text:p>Million compares per second</text:p>
            </table:change-track-table-cell>
          </table:previous>
        </table:cell-content-change>
        <table:cell-content-change table:id="ct39">
          <table:cell-address table:column="3" table:row="4" table:table="1"/>
          <office:change-info>
            <dc:creator>Aick in der Au</dc:creator>
            <dc:date>2009-10-03T08:37:14.21</dc:date>
          </office:change-info>
          <table:previous table:id="ct10">
            <table:change-track-table-cell office:value-type="string">
              <text:p>Million NW adaption per second</text:p>
            </table:change-track-table-cell>
          </table:previous>
        </table:cell-content-change>
        <table:cell-content-change table:id="ct40">
          <table:cell-address table:column="3" table:row="4" table:table="1"/>
          <office:change-info>
            <dc:creator>Aick in der Au</dc:creator>
            <dc:date>2009-10-03T08:37:22.31</dc:date>
          </office:change-info>
          <table:previous table:id="ct39">
            <table:change-track-table-cell office:value-type="string">
              <text:p>Million NW adaption / s</text:p>
            </table:change-track-table-cell>
          </table:previous>
        </table:cell-content-change>
        <table:cell-content-change table:id="ct41">
          <table:cell-address table:column="3" table:row="4" table:table="1"/>
          <office:change-info>
            <dc:creator>Aick in der Au</dc:creator>
            <dc:date>2009-10-03T08:37:27.75</dc:date>
          </office:change-info>
          <table:previous table:id="ct40">
            <table:change-track-table-cell office:value-type="string">
              <text:p>Million NW adaption / sec</text:p>
            </table:change-track-table-cell>
          </table:previous>
        </table:cell-content-change>
        <table:cell-content-change table:id="ct42">
          <table:cell-address table:column="1" table:row="10" table:table="1"/>
          <office:change-info>
            <dc:creator>Aick in der Au</dc:creator>
            <dc:date>2009-10-03T08:37:41.71</dc:date>
          </office:change-info>
          <table:previous>
            <table:change-track-table-cell/>
          </table:previous>
        </table:cell-content-change>
        <table:cell-content-change table:id="ct43">
          <table:cell-address table:column="1" table:row="10" table:table="1"/>
          <office:change-info>
            <dc:creator>Aick in der Au</dc:creator>
            <dc:date>2009-10-03T08:37:48.42</dc:date>
          </office:change-info>
          <table:previous table:id="ct42">
            <table:change-track-table-cell table:cell-address="'Compute Times'.B11" table:formula="oooc:=(([.J4]*[.B4])/([.E4]*10^6))/3600" office:value-type="float" office:value="17.02771875"/>
          </table:previous>
        </table:cell-content-change>
        <table:cell-content-change table:id="ct44">
          <table:cell-address table:column="1" table:row="10" table:table="1"/>
          <office:change-info>
            <dc:creator>Aick in der Au</dc:creator>
            <dc:date>2009-10-03T08:38:02.14</dc:date>
          </office:change-info>
          <table:previous>
            <table:change-track-table-cell/>
          </table:previous>
        </table:cell-content-change>
        <table:cell-content-change table:id="ct45">
          <table:cell-address table:column="0" table:row="10" table:table="1"/>
          <office:change-info>
            <dc:creator>Aick in der Au</dc:creator>
            <dc:date>2009-10-03T08:38:21.18</dc:date>
          </office:change-info>
          <table:previous>
            <table:change-track-table-cell/>
          </table:previous>
        </table:cell-content-change>
        <table:cell-content-change table:id="ct46">
          <table:cell-address table:column="0" table:row="10" table:table="1"/>
          <office:change-info>
            <dc:creator>Aick in der Au</dc:creator>
            <dc:date>2009-10-03T08:38:27.82</dc:date>
          </office:change-info>
          <table:previous table:id="ct16">
            <table:change-track-table-cell office:value-type="string">
              <text:p>Total </text:p>
            </table:change-track-table-cell>
          </table:previous>
        </table:cell-content-change>
        <table:cell-content-change table:id="ct47">
          <table:cell-address table:column="0" table:row="10" table:table="1"/>
          <office:change-info>
            <dc:creator>Aick in der Au</dc:creator>
            <dc:date>2009-10-03T08:38:39.59</dc:date>
          </office:change-info>
          <table:previous table:id="ct46">
            <table:change-track-table-cell office:value-type="string">
              <text:p>l per learning step</text:p>
            </table:change-track-table-cell>
          </table:previous>
        </table:cell-content-change>
        <table:cell-content-change table:id="ct48">
          <table:cell-address table:column="0" table:row="10" table:table="1"/>
          <office:change-info>
            <dc:creator>Aick in der Au</dc:creator>
            <dc:date>2009-10-03T08:38:45.70</dc:date>
          </office:change-info>
          <table:previous table:id="ct45">
            <table:change-track-table-cell office:value-type="string">
              <text:p>Total per learning step</text:p>
            </table:change-track-table-cell>
          </table:previous>
        </table:cell-content-change>
        <table:cell-content-change table:id="ct49">
          <table:cell-address table:column="1" table:row="10" table:table="1"/>
          <office:change-info>
            <dc:creator>Aick in der Au</dc:creator>
            <dc:date>2009-10-03T08:38:52.98</dc:date>
          </office:change-info>
          <table:previous>
            <table:change-track-table-cell/>
          </table:previous>
        </table:cell-content-change>
        <table:cell-content-change table:id="ct50">
          <table:cell-address table:column="1" table:row="10" table:table="1"/>
          <office:change-info>
            <dc:creator>Aick in der Au</dc:creator>
            <dc:date>2009-10-03T08:39:34.89</dc:date>
          </office:change-info>
          <table:previous table:id="ct49">
            <table:change-track-table-cell table:cell-address="'Compute Times'.B11" table:formula="oooc:=[.B9]+[.B10]" office:value-type="float" office:value="0"/>
          </table:previous>
        </table:cell-content-change>
        <table:cell-content-change table:id="ct51">
          <table:cell-address table:column="1" table:row="10" table:table="1"/>
          <office:change-info>
            <dc:creator>Aick in der Au</dc:creator>
            <dc:date>2009-10-03T08:42:16.65</dc:date>
          </office:change-info>
          <table:previous table:id="ct50">
            <table:change-track-table-cell table:cell-address="'Compute Times'.B11" table:formula="oooc:=[.B10]*[.B5]" office:value-type="float" office:value="0"/>
          </table:previous>
        </table:cell-content-change>
        <table:cell-content-change table:id="ct52">
          <table:cell-address table:column="0" table:row="10" table:table="1"/>
          <office:change-info>
            <dc:creator>Aick in der Au</dc:creator>
            <dc:date>2009-10-03T08:42:32.79</dc:date>
          </office:change-info>
          <table:previous table:id="ct48">
            <table:change-track-table-cell office:value-type="string">
              <text:p>Total</text:p>
            </table:change-track-table-cell>
          </table:previous>
        </table:cell-content-change>
        <table:cell-content-change table:id="ct53">
          <table:cell-address table:column="1" table:row="3" table:table="1"/>
          <office:change-info>
            <dc:creator>Aick in der Au</dc:creator>
            <dc:date>2009-10-03T08:44:05.98</dc:date>
          </office:change-info>
          <table:previous table:id="ct24">
            <table:change-track-table-cell office:value-type="float" office:value="97808"/>
          </table:previous>
        </table:cell-content-change>
        <table:cell-content-change table:id="ct54">
          <table:cell-address table:column="2" table:row="10" table:table="1"/>
          <office:change-info>
            <dc:creator>Aick in der Au</dc:creator>
            <dc:date>2009-10-03T08:44:32.90</dc:date>
          </office:change-info>
          <table:previous>
            <table:change-track-table-cell/>
          </table:previous>
        </table:cell-content-change>
        <table:cell-content-change table:id="ct55">
          <table:cell-address table:column="2" table:row="10" table:table="1"/>
          <office:change-info>
            <dc:creator>Aick in der Au</dc:creator>
            <dc:date>2009-10-03T08:44:38.10</dc:date>
          </office:change-info>
          <table:previous>
            <table:change-track-table-cell/>
          </table:previous>
        </table:cell-content-change>
        <table:cell-content-change table:id="ct56">
          <table:cell-address table:column="2" table:row="10" table:table="1"/>
          <office:change-info>
            <dc:creator>Aick in der Au</dc:creator>
            <dc:date>2009-10-03T08:44:46.40</dc:date>
          </office:change-info>
          <table:previous>
            <table:change-track-table-cell/>
          </table:previous>
        </table:cell-content-change>
        <table:cell-content-change table:id="ct57">
          <table:cell-address table:column="2" table:row="10" table:table="1"/>
          <office:change-info>
            <dc:creator>Aick in der Au</dc:creator>
            <dc:date>2009-10-03T08:45:50.28</dc:date>
          </office:change-info>
          <table:previous>
            <table:change-track-table-cell/>
          </table:previous>
        </table:cell-content-change>
        <table:cell-content-change table:id="ct58">
          <table:cell-address table:column="1" table:row="10" table:table="1"/>
          <office:change-info>
            <dc:creator>Aick in der Au</dc:creator>
            <dc:date>2009-10-03T08:45:57</dc:date>
          </office:change-info>
          <table:previous table:id="ct51">
            <table:change-track-table-cell table:cell-address="'Compute Times'.B11" table:formula="oooc:=[.B10]*[.B5]/24" office:value-type="float" office:value="0"/>
          </table:previous>
        </table:cell-content-change>
        <table:movement table:id="ct59">
          <table:source-range-address table:start-column="0" table:start-row="7" table:start-table="1" table:end-column="2" table:end-row="10" table:end-table="1"/>
          <table:target-range-address table:start-column="0" table:start-row="8" table:start-table="1" table:end-column="2" table:end-row="11" table:end-table="1"/>
          <office:change-info>
            <dc:creator>Aick in der Au</dc:creator>
            <dc:date>2009-10-03T08:47:00.46</dc:date>
          </office:change-info>
          <table:dependencies>
            <table:dependence table:id="ct124"/>
            <table:dependence table:id="ct123"/>
            <table:dependence table:id="ct122"/>
            <table:dependence table:id="ct112"/>
            <table:dependence table:id="ct101"/>
            <table:dependence table:id="ct83"/>
            <table:dependence table:id="ct67"/>
            <table:dependence table:id="ct66"/>
            <table:dependence table:id="ct62"/>
            <table:dependence table:id="ct60"/>
          </table:dependencies>
          <table:deletions>
            <table:cell-content-deletion table:id="ct57">
              <table:change-track-table-cell table:cell-address="'Compute Times'.C11" table:formula="oooc:=[.B11]/24" office:value-type="float" office:value="0.70948828125"/>
            </table:cell-content-deletion>
            <table:cell-content-deletion table:id="ct56">
              <table:change-track-table-cell table:cell-address="'Compute Times'.C11" table:formula="oooc:=[.B11]/24" office:value-type="float" office:value="0.70948828125"/>
            </table:cell-content-deletion>
            <table:cell-content-deletion table:id="ct55">
              <table:change-track-table-cell table:cell-address="'Compute Times'.C11" table:formula="oooc:=[.B11]/24" office:value-type="float" office:value="0.70948828125"/>
            </table:cell-content-deletion>
            <table:cell-content-deletion table:id="ct58">
              <table:change-track-table-cell table:cell-address="'Compute Times'.B11" table:formula="oooc:=[.B10]*[.B5]" office:value-type="float" office:value="0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  <table:cell-content-deletion table:id="ct44">
              <table:change-track-table-cell table:cell-address="'Compute Times'.B11" table:formula="oooc:=[.B8]+[.B9]" office:value-type="float" office:value="2000"/>
            </table:cell-content-deletion>
            <table:cell-content-deletion table:id="ct43">
              <table:change-track-table-cell table:cell-address="'Compute Times'.B11" table:formula="oooc:=(([.J4]*[.B4])/([.E5]*10^6))/3600" office:value-type="float" office:value="34.9286538461538"/>
            </table:cell-content-deletion>
            <table:cell-content-deletion table:id="ct47">
              <table:change-track-table-cell office:value-type="string">
                <text:p>Total per learning step</text:p>
              </table:change-track-table-cell>
            </table:cell-content-deletion>
            <table:cell-content-deletion table:id="ct37">
              <table:change-track-table-cell office:value-type="string">
                <text:p>Adaption runtime per learning step [h]</text:p>
              </table:change-track-table-cell>
            </table:cell-content-deletion>
          </table:deletions>
        </table:movement>
        <table:cell-content-change table:id="ct60">
          <table:cell-address table:column="0" table:row="10" table:table="1"/>
          <office:change-info>
            <dc:creator>Aick in der Au</dc:creator>
            <dc:date>2009-10-03T08:47:08.68</dc:date>
          </office:change-info>
          <table:previous>
            <table:change-track-table-cell/>
          </table:previous>
        </table:cell-content-change>
        <table:cell-content-change table:id="ct61">
          <table:cell-address table:column="0" table:row="13" table:table="1"/>
          <office:change-info>
            <dc:creator>Aick in der Au</dc:creator>
            <dc:date>2009-10-03T08:47:39.96</dc:date>
          </office:change-info>
          <table:previous>
            <table:change-track-table-cell/>
          </table:previous>
        </table:cell-content-change>
        <table:movement table:id="ct62">
          <table:source-range-address table:start-column="0" table:start-row="7" table:start-table="1" table:end-column="2" table:end-row="13" table:end-table="1"/>
          <table:target-range-address table:start-column="0" table:start-row="8" table:start-table="1" table:end-column="2" table:end-row="14" table:end-table="1"/>
          <office:change-info>
            <dc:creator>Aick in der Au</dc:creator>
            <dc:date>2009-10-03T08:47:47.25</dc:date>
          </office:change-info>
          <table:dependencies>
            <table:dependence table:id="ct124"/>
            <table:dependence table:id="ct123"/>
            <table:dependence table:id="ct122"/>
            <table:dependence table:id="ct112"/>
            <table:dependence table:id="ct101"/>
            <table:dependence table:id="ct84"/>
            <table:dependence table:id="ct83"/>
            <table:dependence table:id="ct68"/>
            <table:dependence table:id="ct67"/>
            <table:dependence table:id="ct66"/>
            <table:dependence table:id="ct65"/>
            <table:dependence table:id="ct64"/>
          </table:dependencies>
          <table:deletions>
            <table:cell-content-deletion>
              <table:cell-address table:column="2" table:row="11" table:table="1"/>
              <table:change-track-table-cell table:cell-address="'Compute Times'.C12" table:formula="oooc:=[.B12]/24" office:value-type="float" office:value="1.45536057692308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70948828125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70948828125"/>
            </table:cell-content-deletion>
            <table:cell-content-deletion>
              <table:cell-address table:column="1" table:row="11" table:table="1"/>
              <table:change-track-table-cell table:cell-address="'Compute Times'.B12" table:formula="oooc:=[.B11]*[.B5]" office:value-type="float" office:value="3405.54375"/>
            </table:cell-content-deletion>
            <table:cell-content-deletion>
              <table:cell-address table:column="1" table:row="10" table:table="1"/>
              <table:change-track-table-cell table:cell-address="'Compute Times'.B11" table:formula="oooc:=[.B9]+[.B10]" office:value-type="float" office:value="0"/>
            </table:cell-content-deletion>
            <table:cell-content-deletion>
              <table:cell-address table:column="1" table:row="10" table:table="1"/>
              <table:change-track-table-cell table:cell-address="'Compute Times'.B11" table:formula="oooc:=(([.J4]*[.B4])/([.E5]*10^6))/3600" office:value-type="float" office:value="34.9286538461538"/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Adaption runtime per learning step [h]</text:p>
              </table:change-track-table-cell>
            </table:cell-content-deletion>
            <table:cell-content-deletion table:id="ct61">
              <table:change-track-table-cell office:value-type="string">
                <text:p>Data volume</text:p>
              </table:change-track-table-cell>
            </table:cell-content-deletion>
            <table:cell-content-deletion table:id="ct57">
              <table:change-track-table-cell table:cell-address="'Compute Times'.C11" table:formula="oooc:=[.B11]/24" office:value-type="float" office:value="0.70948828125"/>
            </table:cell-content-deletion>
            <table:cell-content-deletion table:id="ct56">
              <table:change-track-table-cell table:cell-address="'Compute Times'.C11" table:formula="oooc:=[.B11]/24" office:value-type="float" office:value="0.70948828125"/>
            </table:cell-content-deletion>
            <table:cell-content-deletion table:id="ct55">
              <table:change-track-table-cell table:cell-address="'Compute Times'.C11" table:formula="oooc:=[.B11]/24" office:value-type="float" office:value="0.70948828125"/>
            </table:cell-content-deletion>
            <table:cell-content-deletion table:id="ct54">
              <table:change-track-table-cell table:cell-address="'Compute Times'.C11" table:formula="oooc:=[.B11]/24" office:value-type="float" office:value="0.70948828125"/>
            </table:cell-content-deletion>
            <table:cell-content-deletion table:id="ct58">
              <table:change-track-table-cell table:cell-address="'Compute Times'.B11" table:formula="oooc:=[.B10]*[.B5]" office:value-type="float" office:value="0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  <table:cell-content-deletion table:id="ct44">
              <table:change-track-table-cell table:cell-address="'Compute Times'.B11" table:formula="oooc:=[.B8]+[.B9]" office:value-type="float" office:value="2000"/>
            </table:cell-content-deletion>
            <table:cell-content-deletion table:id="ct43">
              <table:change-track-table-cell table:cell-address="'Compute Times'.B11" table:formula="oooc:=(([.J4]*[.B4])/([.E5]*10^6))/3600" office:value-type="float" office:value="34.9286538461538"/>
            </table:cell-content-deletion>
            <table:cell-content-deletion table:id="ct34">
              <table:change-track-table-cell table:cell-address="'Compute Times'.B11" table:formula="oooc:=(([.J4]*[.B4])/([.E4]*10^6))/3600" office:value-type="float" office:value="17.02771875"/>
            </table:cell-content-deletion>
            <table:cell-content-deletion table:id="ct47">
              <table:change-track-table-cell office:value-type="string">
                <text:p>Total per learning step</text:p>
              </table:change-track-table-cell>
            </table:cell-content-deletion>
            <table:cell-content-deletion table:id="ct37">
              <table:change-track-table-cell office:value-type="string">
                <text:p>Adaption runtime per learning step [h]</text:p>
              </table:change-track-table-cell>
            </table:cell-content-deletion>
            <table:cell-content-deletion table:id="ct36">
              <table:change-track-table-cell office:value-type="string">
                <text:p>Search runtime per learning step [h]</text:p>
              </table:change-track-table-cell>
            </table:cell-content-deletion>
          </table:deletions>
        </table:movement>
        <table:cell-content-change table:id="ct63">
          <table:cell-address table:column="0" table:row="7" table:table="1"/>
          <office:change-info>
            <dc:creator>Aick in der Au</dc:creator>
            <dc:date>2009-10-03T08:48:24.40</dc:date>
          </office:change-info>
          <table:previous>
            <table:change-track-table-cell/>
          </table:previous>
        </table:cell-content-change>
        <table:cell-content-change table:id="ct64">
          <table:cell-address table:column="0" table:row="12" table:table="1"/>
          <office:change-info>
            <dc:creator>Aick in der Au</dc:creator>
            <dc:date>2009-10-03T08:48:42.70</dc:date>
          </office:change-info>
          <table:previous>
            <table:change-track-table-cell office:value-type="string">
              <text:p>Total [d]</text:p>
            </table:change-track-table-cell>
          </table:previous>
        </table:cell-content-change>
        <table:cell-content-change table:id="ct65">
          <table:cell-address table:column="0" table:row="11" table:table="1"/>
          <office:change-info>
            <dc:creator>Aick in der Au</dc:creator>
            <dc:date>2009-10-03T08:48:52.28</dc:date>
          </office:change-info>
          <table:previous>
            <table:change-track-table-cell office:value-type="string">
              <text:p>Total per learning step</text:p>
            </table:change-track-table-cell>
          </table:previous>
        </table:cell-content-change>
        <table:cell-content-change table:id="ct66">
          <table:cell-address table:column="0" table:row="10" table:table="1"/>
          <office:change-info>
            <dc:creator>Aick in der Au</dc:creator>
            <dc:date>2009-10-03T08:48:57.51</dc:date>
          </office:change-info>
          <table:previous>
            <table:change-track-table-cell office:value-type="string">
              <text:p>Adaption runtime per learning step [h]</text:p>
            </table:change-track-table-cell>
          </table:previous>
        </table:cell-content-change>
        <table:cell-content-change table:id="ct67">
          <table:cell-address table:column="0" table:row="10" table:table="1"/>
          <office:change-info>
            <dc:creator>Aick in der Au</dc:creator>
            <dc:date>2009-10-03T08:49:01.65</dc:date>
          </office:change-info>
          <table:previous>
            <table:change-track-table-cell office:value-type="string">
              <text:p>Search runtime per learning step [h]</text:p>
            </table:change-track-table-cell>
          </table:previous>
        </table:cell-content-change>
        <table:cell-content-change table:id="ct68">
          <table:cell-address table:column="0" table:row="12" table:table="1"/>
          <office:change-info>
            <dc:creator>Aick in der Au</dc:creator>
            <dc:date>2009-10-03T08:49:05.87</dc:date>
          </office:change-info>
          <table:previous table:id="ct64">
            <table:change-track-table-cell office:value-type="string">
              <text:p>Total [h]</text:p>
            </table:change-track-table-cell>
          </table:previous>
        </table:cell-content-change>
        <table:cell-content-change table:id="ct69">
          <table:cell-address table:column="0" table:row="20" table:table="1"/>
          <office:change-info>
            <dc:creator>Aick in der Au</dc:creator>
            <dc:date>2009-10-03T08:49:14.67</dc:date>
          </office:change-info>
          <table:previous>
            <table:change-track-table-cell/>
          </table:previous>
        </table:cell-content-change>
        <table:cell-content-change table:id="ct70">
          <table:cell-address table:column="0" table:row="20" table:table="1"/>
          <office:change-info>
            <dc:creator>Aick in der Au</dc:creator>
            <dc:date>2009-10-03T08:49:29.04</dc:date>
          </office:change-info>
          <table:previous table:id="ct69">
            <table:change-track-table-cell office:value-type="string">
              <text:p>Network runtime estimator</text:p>
            </table:change-track-table-cell>
          </table:previous>
        </table:cell-content-change>
        <table:movement table:id="ct71">
          <table:source-range-address table:column="0" table:row="15" table:table="1"/>
          <table:target-range-address table:column="0" table:row="16" table:table="1"/>
          <office:change-info>
            <dc:creator>Aick in der Au</dc:creator>
            <dc:date>2009-10-03T08:49:34.76</dc:date>
          </office:change-info>
          <table:dependencies>
            <table:dependence table:id="ct124"/>
            <table:dependence table:id="ct123"/>
            <table:dependence table:id="ct112"/>
            <table:dependence table:id="ct87"/>
            <table:dependence table:id="ct84"/>
            <table:dependence table:id="ct73"/>
            <table:dependence table:id="ct72"/>
          </table:dependencies>
        </table:movement>
        <table:cell-content-change table:id="ct72">
          <table:cell-address table:column="0" table:row="20" table:table="1"/>
          <office:change-info>
            <dc:creator>Aick in der Au</dc:creator>
            <dc:date>2009-10-03T08:49:43.67</dc:date>
          </office:change-info>
          <table:previous>
            <table:change-track-table-cell/>
          </table:previous>
        </table:cell-content-change>
        <table:cell-content-change table:id="ct73">
          <table:cell-address table:column="0" table:row="20" table:table="1"/>
          <office:change-info>
            <dc:creator>Aick in der Au</dc:creator>
            <dc:date>2009-10-03T08:49:54.37</dc:date>
          </office:change-info>
          <table:previous table:id="ct72">
            <table:change-track-table-cell office:value-type="string">
              <text:p>Input data</text:p>
            </table:change-track-table-cell>
          </table:previous>
        </table:cell-content-change>
        <table:cell-content-change table:id="ct74">
          <table:cell-address table:column="1" table:row="20" table:table="1"/>
          <office:change-info>
            <dc:creator>Aick in der Au</dc:creator>
            <dc:date>2009-10-03T08:50:22.90</dc:date>
          </office:change-info>
          <table:previous>
            <table:change-track-table-cell/>
          </table:previous>
        </table:cell-content-change>
        <table:cell-content-change table:id="ct75">
          <table:cell-address table:column="1" table:row="7" table:table="1"/>
          <office:change-info>
            <dc:creator>Aick in der Au</dc:creator>
            <dc:date>2009-10-03T08:50:29.64</dc:date>
          </office:change-info>
          <table:previous>
            <table:change-track-table-cell/>
          </table:previous>
        </table:cell-content-change>
        <table:cell-content-change table:id="ct76">
          <table:cell-address table:column="1" table:row="20" table:table="1"/>
          <office:change-info>
            <dc:creator>Aick in der Au</dc:creator>
            <dc:date>2009-10-03T08:51:00.75</dc:date>
          </office:change-info>
          <table:previous table:id="ct74">
            <table:change-track-table-cell table:cell-address="'Compute Times'.B21" table:formula="oooc:=[.B8]*[.B4]/(1024*1024)" office:value-type="float" office:value="1335.14404296875"/>
          </table:previous>
        </table:cell-content-change>
        <table:cell-content-change table:id="ct77">
          <table:cell-address table:column="1" table:row="20" table:table="1"/>
          <office:change-info>
            <dc:creator>Aick in der Au</dc:creator>
            <dc:date>2009-10-03T08:51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" table:row="20" table:table="1"/>
          <office:change-info>
            <dc:creator>Aick in der Au</dc:creator>
            <dc:date>2009-10-03T08:51:25.65</dc:date>
          </office:change-info>
          <table:previous table:id="ct77">
            <table:change-track-table-cell table:cell-address="'Compute Times'.B21" table:formula="oooc:=[.B8]*[.B4]/(1024*1024*1024)" office:value-type="float" office:value="1.30385160446167"/>
          </table:previous>
        </table:cell-content-change>
        <table:cell-content-change table:id="ct79">
          <table:cell-address table:column="1" table:row="20" table:table="1"/>
          <office:change-info>
            <dc:creator>Aick in der Au</dc:creator>
            <dc:date>2009-10-03T08:51:45</dc:date>
          </office:change-info>
          <table:previous table:id="ct78">
            <table:change-track-table-cell table:cell-address="'Compute Times'.B21" table:formula="oooc:=[.J7]*[.B4]/(1024*1024*1024)" office:value-type="float" office:value="0.0162981450557709"/>
          </table:previous>
        </table:cell-content-change>
        <table:cell-content-change table:id="ct80">
          <table:cell-address table:column="1" table:row="20" table:table="1"/>
          <office:change-info>
            <dc:creator>Aick in der Au</dc:creator>
            <dc:date>2009-10-03T08:51:51.84</dc:date>
          </office:change-info>
          <table:previous table:id="ct79">
            <table:change-track-table-cell table:cell-address="'Compute Times'.B21" table:formula="oooc:=[.B11]*jb4/(1024*1024*1024)" office:value-type="float" office:value="0"/>
          </table:previous>
        </table:cell-content-change>
        <table:cell-content-change table:id="ct81">
          <table:cell-address table:column="0" table:row="21" table:table="1"/>
          <office:change-info>
            <dc:creator>Aick in der Au</dc:creator>
            <dc:date>2009-10-03T08:52:02.59</dc:date>
          </office:change-info>
          <table:previous>
            <table:change-track-table-cell/>
          </table:previous>
        </table:cell-content-change>
        <table:cell-content-change table:id="ct82">
          <table:cell-address table:column="1" table:row="21" table:table="1"/>
          <office:change-info>
            <dc:creator>Aick in der Au</dc:creator>
            <dc:date>2009-10-03T08:52:09.23</dc:date>
          </office:change-info>
          <table:previous>
            <table:change-track-table-cell/>
          </table:previous>
        </table:cell-content-change>
        <table:cell-content-change table:id="ct83">
          <table:cell-address table:column="0" table:row="10" table:table="1"/>
          <office:change-info>
            <dc:creator>Aick in der Au</dc:creator>
            <dc:date>2009-10-03T08:52:53.43</dc:date>
          </office:change-info>
          <table:previous table:id="ct60">
            <table:change-track-table-cell office:value-type="string">
              <text:p>Runtime</text:p>
            </table:change-track-table-cell>
          </table:previous>
        </table:cell-content-change>
        <table:movement table:id="ct84">
          <table:source-range-address table:start-column="0" table:start-row="14" table:start-table="1" table:end-column="1" table:end-row="17" table:end-table="1"/>
          <table:target-range-address table:start-column="0" table:start-row="18" table:start-table="1" table:end-column="1" table:end-row="21" table:end-table="1"/>
          <office:change-info>
            <dc:creator>Aick in der Au</dc:creator>
            <dc:date>2009-10-03T08:53:03.76</dc:date>
          </office:change-info>
          <table:dependencies>
            <table:dependence table:id="ct124"/>
            <table:dependence table:id="ct123"/>
            <table:dependence table:id="ct117"/>
            <table:dependence table:id="ct112"/>
            <table:dependence table:id="ct110"/>
            <table:dependence table:id="ct109"/>
            <table:dependence table:id="ct108"/>
            <table:dependence table:id="ct107"/>
            <table:dependence table:id="ct106"/>
            <table:dependence table:id="ct105"/>
            <table:dependence table:id="ct104"/>
            <table:dependence table:id="ct102"/>
            <table:dependence table:id="ct100"/>
            <table:dependence table:id="ct99"/>
            <table:dependence table:id="ct93"/>
            <table:dependence table:id="ct92"/>
            <table:dependence table:id="ct91"/>
            <table:dependence table:id="ct89"/>
            <table:dependence table:id="ct88"/>
            <table:dependence table:id="ct87"/>
            <table:dependence table:id="ct86"/>
            <table:dependence table:id="ct85"/>
          </table:dependencies>
        </table:movement>
        <table:movement table:id="ct85">
          <table:source-range-address table:start-column="0" table:start-row="18" table:start-table="1" table:end-column="1" table:end-row="21" table:end-table="1"/>
          <table:target-range-address table:start-column="0" table:start-row="19" table:start-table="1" table:end-column="1" table:end-row="22" table:end-table="1"/>
          <office:change-info>
            <dc:creator>Aick in der Au</dc:creator>
            <dc:date>2009-10-03T08:53:16.54</dc:date>
          </office:change-info>
          <table:dependencies>
            <table:dependence table:id="ct124"/>
            <table:dependence table:id="ct123"/>
            <table:dependence table:id="ct112"/>
            <table:dependence table:id="ct111"/>
            <table:dependence table:id="ct99"/>
            <table:dependence table:id="ct94"/>
            <table:dependence table:id="ct90"/>
          </table:dependencies>
          <table:deletions>
            <table:cell-content-deletion table:id="ct82">
              <table:change-track-table-cell table:cell-address="'Compute Times'.B22" table:formula="oooc:=[.B20]+[.B21]" office:value-type="float" office:value="341.908194444444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ooc:=[.B8]*[.J4]/(1024*1024*1024)" office:value-type="float" office:value="1.30491144955158"/>
            </table:cell-content-deletion>
            <table:cell-content-deletion table:id="ct76">
              <table:change-track-table-cell table:cell-address="'Compute Times'.B21" table:formula="oooc:=[.B8]*[.B4]/(1024*1024*1024)" office:value-type="float" office:value="1.30385160446167"/>
            </table:cell-content-deletion>
            <table:cell-content-deletion table:id="ct73">
              <table:change-track-table-cell office:value-type="string">
                <text:p>Input data [GB]</text:p>
              </table:change-track-table-cell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</table:deletions>
        </table:movement>
        <table:cell-content-change table:id="ct86">
          <table:cell-address table:column="0" table:row="14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87">
          <table:cell-address table:column="0" table:row="15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88">
          <table:cell-address table:column="0" table:row="16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89">
          <table:cell-address table:column="0" table:row="17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0">
          <table:cell-address table:column="0" table:row="18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1">
          <table:cell-address table:column="1" table:row="15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2">
          <table:cell-address table:column="1" table:row="16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3">
          <table:cell-address table:column="1" table:row="17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4">
          <table:cell-address table:column="1" table:row="18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5">
          <table:cell-address table:column="2" table:row="15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6">
          <table:cell-address table:column="2" table:row="16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7">
          <table:cell-address table:column="2" table:row="17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8">
          <table:cell-address table:column="2" table:row="18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movement table:id="ct99">
          <table:source-range-address table:start-column="0" table:start-row="19" table:start-table="1" table:end-column="1" table:end-row="22" table:end-table="1"/>
          <table:target-range-address table:start-column="0" table:start-row="20" table:start-table="1" table:end-column="1" table:end-row="23" table:end-table="1"/>
          <office:change-info>
            <dc:creator>Aick in der Au</dc:creator>
            <dc:date>2009-10-03T08:53:24.32</dc:date>
          </office:change-info>
          <table:dependencies>
            <table:dependence table:id="ct124"/>
            <table:dependence table:id="ct123"/>
            <table:dependence table:id="ct112"/>
          </table:dependencies>
          <table:deletions>
            <table:cell-content-deletion>
              <table:cell-address table:column="1" table:row="22" table:table="1"/>
              <table:change-track-table-cell table:cell-address="'Compute Times'.B23" table:formula="oooc:=[.B21]+[.B22]" office:value-type="float" office:value="0"/>
            </table:cell-content-deletion>
            <table:cell-content-deletion>
              <table:cell-address table:column="1" table:row="21" table:table="1"/>
              <table:change-track-table-cell table:cell-address="'Compute Times'.B22" table:formula="oooc:=[.B8]*[.J4]/(1024*1024*1024)" office:value-type="float" office:value="1.30491144955158"/>
            </table:cell-content-deletion>
            <table:cell-content-deletion>
              <table:cell-address table:column="1" table:row="20" table:table="1"/>
              <table:change-track-table-cell table:cell-address="'Compute Times'.B21" table:formula="oooc:=[.B8]*[.B4]/(1024*1024*1024)" office:value-type="float" office:value="1.30385160446167"/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 table:id="ct82">
              <table:change-track-table-cell table:cell-address="'Compute Times'.B22" table:formula="oooc:=[.B20]+[.B21]" office:value-type="float" office:value="341.908194444444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ooc:=[.B8]*[.J4]/(1024*1024*1024)" office:value-type="float" office:value="1.30491144955158"/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</table:deletions>
        </table:movement>
        <table:cell-content-change table:id="ct100">
          <table:cell-address table:column="1" table:row="15" table:table="1"/>
          <office:change-info>
            <dc:creator>Aick in der Au</dc:creator>
            <dc:date>2009-10-03T08:53:52.54</dc:date>
          </office:change-info>
          <table:previous table:id="ct91">
            <table:change-track-table-cell table:cell-address="'Compute Times'.B16" table:formula="oooc:=(([.J10]*[.B10])/([.E10]*10^6))/3600" office:value-type="float" office:value="0"/>
          </table:previous>
        </table:cell-content-change>
        <table:cell-content-change table:id="ct101">
          <table:cell-address table:column="0" table:row="10" table:table="1"/>
          <office:change-info>
            <dc:creator>Aick in der Au</dc:creator>
            <dc:date>2009-10-03T08:54:15.93</dc:date>
          </office:change-info>
          <table:previous table:id="ct83">
            <table:change-track-table-cell office:value-type="string">
              <text:p>Runtime – worst case</text:p>
            </table:change-track-table-cell>
          </table:previous>
        </table:cell-content-change>
        <table:cell-content-change table:id="ct102">
          <table:cell-address table:column="0" table:row="14" table:table="1"/>
          <office:change-info>
            <dc:creator>Aick in der Au</dc:creator>
            <dc:date>2009-10-03T08:54:24.20</dc:date>
          </office:change-info>
          <table:previous table:id="ct86">
            <table:change-track-table-cell office:value-type="string">
              <text:p>Runtime – worst case</text:p>
            </table:change-track-table-cell>
          </table:previous>
        </table:cell-content-change>
        <table:cell-content-change table:id="ct103">
          <table:cell-address table:column="1" table:row="3" table:table="1"/>
          <office:change-info>
            <dc:creator>Aick in der Au</dc:creator>
            <dc:date>2009-10-03T08:54:38.78</dc:date>
          </office:change-info>
          <table:previous table:id="ct53">
            <table:change-track-table-cell office:value-type="float" office:value="700000"/>
          </table:previous>
        </table:cell-content-change>
        <table:cell-content-change table:id="ct104">
          <table:cell-address table:column="1" table:row="15" table:table="1"/>
          <office:change-info>
            <dc:creator>Aick in der Au</dc:creator>
            <dc:date>2009-10-03T08:57:06.14</dc:date>
          </office:change-info>
          <table:previous table:id="ct100">
            <table:change-track-table-cell table:cell-address="'Compute Times'.B16" table:formula="oooc:=(([.J4]*[.B4])/([.E4]*10^6))/3600" office:value-type="float" office:value="17.02771875"/>
          </table:previous>
        </table:cell-content-change>
        <table:cell-content-change table:id="ct105">
          <table:cell-address table:column="1" table:row="15" table:table="1"/>
          <office:change-info>
            <dc:creator>Aick in der Au</dc:creator>
            <dc:date>2009-10-03T08:57:24.95</dc:date>
          </office:change-info>
          <table:previous table:id="ct104">
            <table:change-track-table-cell table:cell-address="'Compute Times'.B16" table:formula="oooc:=(([.B4]*5*5)/([.E4]*10^6))/3600" office:value-type="float" office:value="0.000607638888888889"/>
          </table:previous>
        </table:cell-content-change>
        <table:cell-content-change table:id="ct106">
          <table:cell-address table:column="1" table:row="15" table:table="1"/>
          <office:change-info>
            <dc:creator>Aick in der Au</dc:creator>
            <dc:date>2009-10-03T08:57:34.26</dc:date>
          </office:change-info>
          <table:previous table:id="ct105">
            <table:change-track-table-cell table:cell-address="'Compute Times'.B16" table:formula="oooc:=(([.B4]*5*5)/([.E4]*10^6))" office:value-type="float" office:value="2.1875"/>
          </table:previous>
        </table:cell-content-change>
        <table:cell-content-change table:id="ct107">
          <table:cell-address table:column="1" table:row="16" table:table="1"/>
          <office:change-info>
            <dc:creator>Aick in der Au</dc:creator>
            <dc:date>2009-10-03T08:58:27.26</dc:date>
          </office:change-info>
          <table:previous table:id="ct92">
            <table:change-track-table-cell table:cell-address="'Compute Times'.B17" table:formula="oooc:=(([.J10]*[.B10])/([.E11]*10^6))/3600" office:value-type="float" office:value="0"/>
          </table:previous>
        </table:cell-content-change>
        <table:cell-content-change table:id="ct108">
          <table:cell-address table:column="1" table:row="16" table:table="1"/>
          <office:change-info>
            <dc:creator>Aick in der Au</dc:creator>
            <dc:date>2009-10-03T08:59:01.95</dc:date>
          </office:change-info>
          <table:previous table:id="ct107">
            <table:change-track-table-cell table:cell-address="'Compute Times'.B17" table:formula="oooc:=(([.J4]*[.B4])/([.E4]*10^6))/3600" office:value-type="float" office:value="17.02771875"/>
          </table:previous>
        </table:cell-content-change>
        <table:cell-content-change table:id="ct109">
          <table:cell-address table:column="1" table:row="15" table:table="1"/>
          <office:change-info>
            <dc:creator>Aick in der Au</dc:creator>
            <dc:date>2009-10-03T09:01:48.87</dc:date>
          </office:change-info>
          <table:previous table:id="ct106">
            <table:change-track-table-cell table:cell-address="'Compute Times'.B16" table:formula="oooc:=(([.B4]*5*5)/([.E4]*10^6))/3600" office:value-type="float" office:value="0.000607638888888889"/>
          </table:previous>
        </table:cell-content-change>
        <table:cell-content-change table:id="ct110">
          <table:cell-address table:column="1" table:row="16" table:table="1"/>
          <office:change-info>
            <dc:creator>Aick in der Au</dc:creator>
            <dc:date>2009-10-03T09:03:03.98</dc:date>
          </office:change-info>
          <table:previous table:id="ct108">
            <table:change-track-table-cell table:cell-address="'Compute Times'.B17" table:formula="oooc:=(([.B4]*8*8)/([.E4]*10^6))/3600" office:value-type="float" office:value="0.00155555555555556"/>
          </table:previous>
        </table:cell-content-change>
        <table:cell-content-change table:id="ct111">
          <table:cell-address table:column="1" table:row="18" table:table="1"/>
          <office:change-info>
            <dc:creator>Aick in der Au</dc:creator>
            <dc:date>2009-10-03T09:04:00.71</dc:date>
          </office:change-info>
          <table:previous table:id="ct94">
            <table:change-track-table-cell table:cell-address="'Compute Times'.B19" table:formula="oooc:=[.B18]*[.B11]" office:value-type="float" office:value="0.10595025"/>
          </table:previous>
        </table:cell-content-change>
        <table:movement table:id="ct112">
          <table:source-range-address table:start-column="0" table:start-row="8" table:start-table="1" table:end-column="2" table:end-row="23" table:end-table="1"/>
          <table:target-range-address table:start-column="0" table:start-row="9" table:start-table="1" table:end-column="2" table:end-row="24" table:end-table="1"/>
          <office:change-info>
            <dc:creator>Aick in der Au</dc:creator>
            <dc:date>2009-10-03T09:04:56.01</dc:date>
          </office:change-info>
          <table:dependencies>
            <table:dependence table:id="ct124"/>
            <table:dependence table:id="ct123"/>
            <table:dependence table:id="ct117"/>
          </table:dependencies>
          <table:deletions>
            <table:cell-content-deletion>
              <table:cell-address table:column="2" table:row="12" table:table="1"/>
              <table:change-track-table-cell table:cell-address="'Compute Times'.C13" table:formula="oooc:=[.B13]/24" office:value-type="float" office:value="2.16484885817308"/>
            </table:cell-content-deletion>
            <table:cell-content-deletion>
              <table:cell-address table:column="2" table:row="11" table:table="1"/>
              <table:change-track-table-cell table:cell-address="'Compute Times'.C12" table:formula="oooc:=[.B12]/24" office:value-type="float" office:value="1.45536057692308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70948828125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70948828125"/>
            </table:cell-content-deletion>
            <table:cell-content-deletion>
              <table:cell-address table:column="1" table:row="23" table:table="1"/>
              <table:change-track-table-cell table:cell-address="'Compute Times'.B24" table:formula="oooc:=[.B22]+[.B23]" office:value-type="float" office:value="1.30385160446167"/>
            </table:cell-content-deletion>
            <table:cell-content-deletion>
              <table:cell-address table:column="1" table:row="22" table:table="1"/>
              <table:change-track-table-cell table:cell-address="'Compute Times'.B23" table:formula="oooc:=[.B8]*[.J4]/(1024*1024*1024)" office:value-type="float" office:value="1.30491144955158"/>
            </table:cell-content-deletion>
            <table:cell-content-deletion>
              <table:cell-address table:column="1" table:row="21" table:table="1"/>
              <table:change-track-table-cell table:cell-address="'Compute Times'.B22" table:formula="oooc:=[.B8]*[.B4]/(1024*1024*1024)" office:value-type="float" office:value="1.30385160446167"/>
            </table:cell-content-deletion>
            <table:cell-content-deletion>
              <table:cell-address table:column="1" table:row="12" table:table="1"/>
              <table:change-track-table-cell table:cell-address="'Compute Times'.B13" table:formula="oooc:=[.B12]*[.B5]" office:value-type="float" office:value="6985.73076923077"/>
            </table:cell-content-deletion>
            <table:cell-content-deletion>
              <table:cell-address table:column="1" table:row="11" table:table="1"/>
              <table:change-track-table-cell table:cell-address="'Compute Times'.B12" table:formula="oooc:=[.B10]+[.B11]" office:value-type="float" office:value="17.02771875"/>
            </table:cell-content-deletion>
            <table:cell-content-deletion>
              <table:cell-address table:column="1" table:row="10" table:table="1"/>
              <table:change-track-table-cell table:cell-address="'Compute Times'.B11" table:formula="oooc:=(([.J4]*[.B4])/([.E5]*10^6))/3600" office:value-type="float" office:value="34.9286538461538"/>
            </table:cell-content-deletion>
            <table:cell-content-deletion>
              <table:cell-address table:column="1" table:row="10" table:table="1"/>
              <table:change-track-table-cell table:cell-address="'Compute Times'.B11" table:formula="oooc:=(([.J4]*[.B4])/([.E4]*10^6))/3600" office:value-type="float" office:value="17.02771875"/>
            </table:cell-content-deletion>
            <table:cell-content-deletion>
              <table:cell-address table:column="0" table:row="23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0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1" table:row="22" table:table="1"/>
              <table:change-track-table-cell table:cell-address="'Compute Times'.B23" table:formula="oooc:=[.B21]+[.B22]" office:value-type="float" office:value="0"/>
            </table:cell-content-deletion>
            <table:cell-content-deletion>
              <table:cell-address table:column="1" table:row="21" table:table="1"/>
              <table:change-track-table-cell table:cell-address="'Compute Times'.B22" table:formula="oooc:=[.B8]*[.J4]/(1024*1024*1024)" office:value-type="float" office:value="1.30491144955158"/>
            </table:cell-content-deletion>
            <table:cell-content-deletion>
              <table:cell-address table:column="1" table:row="20" table:table="1"/>
              <table:change-track-table-cell table:cell-address="'Compute Times'.B21" table:formula="oooc:=[.B8]*[.B4]/(1024*1024*1024)" office:value-type="float" office:value="1.30385160446167"/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2" table:row="11" table:table="1"/>
              <table:change-track-table-cell table:cell-address="'Compute Times'.C12" table:formula="oooc:=[.B12]/24" office:value-type="float" office:value="1.45536057692308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70948828125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70948828125"/>
            </table:cell-content-deletion>
            <table:cell-content-deletion>
              <table:cell-address table:column="1" table:row="11" table:table="1"/>
              <table:change-track-table-cell table:cell-address="'Compute Times'.B12" table:formula="oooc:=[.B11]*[.B5]" office:value-type="float" office:value="3405.54375"/>
            </table:cell-content-deletion>
            <table:cell-content-deletion>
              <table:cell-address table:column="1" table:row="10" table:table="1"/>
              <table:change-track-table-cell table:cell-address="'Compute Times'.B11" table:formula="oooc:=[.B9]+[.B10]" office:value-type="float" office:value="0"/>
            </table:cell-content-deletion>
            <table:cell-content-deletion>
              <table:cell-address table:column="1" table:row="10" table:table="1"/>
              <table:change-track-table-cell table:cell-address="'Compute Times'.B11" table:formula="oooc:=(([.J4]*[.B4])/([.E5]*10^6))/3600" office:value-type="float" office:value="34.9286538461538"/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Adaption runtime per learning step [h]</text:p>
              </table:change-track-table-cell>
            </table:cell-content-deletion>
            <table:cell-content-deletion table:id="ct98">
              <table:change-track-table-cell table:cell-address="'Compute Times'.C19" table:formula="oooc:=[.B19]/24" office:value-type="float" office:value="0.0712308738425926"/>
            </table:cell-content-deletion>
            <table:cell-content-deletion table:id="ct97">
              <table:change-track-table-cell table:cell-address="'Compute Times'.C18" table:formula="oooc:=[.B18]/24" office:value-type="float" office:value="0.000259259259259259"/>
            </table:cell-content-deletion>
            <table:cell-content-deletion table:id="ct96">
              <table:change-track-table-cell table:cell-address="'Compute Times'.C17" table:formula="oooc:=[.B17]/24" office:value-type="float" office:value="0.0709716145833333"/>
            </table:cell-content-deletion>
            <table:cell-content-deletion table:id="ct95">
              <table:change-track-table-cell table:cell-address="'Compute Times'.C16" table:formula="oooc:=[.B16]/24" office:value-type="float" office:value="0"/>
            </table:cell-content-deletion>
            <table:cell-content-deletion table:id="ct111">
              <table:change-track-table-cell table:cell-address="'Compute Times'.B19" table:formula="oooc:=[.B18]*[.B5]" office:value-type="float" office:value="1.24444444444444"/>
            </table:cell-content-deletion>
            <table:cell-content-deletion table:id="ct93">
              <table:change-track-table-cell table:cell-address="'Compute Times'.B18" table:formula="oooc:=[.B16]+[.B17]" office:value-type="float" office:value="1.70331875"/>
            </table:cell-content-deletion>
            <table:cell-content-deletion table:id="ct110">
              <table:change-track-table-cell table:cell-address="'Compute Times'.B17" table:formula="oooc:=(([.B4]*16*16)/([.E4]*10^6))/3600" office:value-type="float" office:value="0.00622222222222222"/>
            </table:cell-content-deletion>
            <table:cell-content-deletion table:id="ct109">
              <table:change-track-table-cell table:cell-address="'Compute Times'.B16" table:formula="oooc:=((([.B4]*5*5)*0.9+0.1*([.B4]*[.J4]))/([.E4]*10^6))/3600" office:value-type="float" office:value="1.70331875"/>
            </table:cell-content-deletion>
            <table:cell-content-deletion table:id="ct90">
              <table:change-track-table-cell office:value-type="string">
                <text:p>Total [h] [d]</text:p>
              </table:change-track-table-cell>
            </table:cell-content-deletion>
            <table:cell-content-deletion table:id="ct89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88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87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 table:id="ct102">
              <table:change-track-table-cell office:value-type="string">
                <text:p>Runtime – local search</text:p>
              </table:change-track-table-cell>
            </table:cell-content-deletion>
            <table:cell-content-deletion table:id="ct82">
              <table:change-track-table-cell table:cell-address="'Compute Times'.B22" table:formula="oooc:=[.B20]+[.B21]" office:value-type="float" office:value="341.908194444444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ooc:=[.B8]*[.J4]/(1024*1024*1024)" office:value-type="float" office:value="1.30491144955158"/>
            </table:cell-content-deletion>
            <table:cell-content-deletion table:id="ct76">
              <table:change-track-table-cell table:cell-address="'Compute Times'.B21" table:formula="oooc:=[.B8]*[.B4]/(1024*1024*1024)" office:value-type="float" office:value="1.30385160446167"/>
            </table:cell-content-deletion>
            <table:cell-content-deletion table:id="ct73">
              <table:change-track-table-cell office:value-type="string">
                <text:p>Input data [GB]</text:p>
              </table:change-track-table-cell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  <table:cell-content-deletion table:id="ct67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 table:id="ct66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65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68">
              <table:change-track-table-cell office:value-type="string">
                <text:p>Total [h] [d]</text:p>
              </table:change-track-table-cell>
            </table:cell-content-deletion>
            <table:cell-content-deletion table:id="ct61">
              <table:change-track-table-cell office:value-type="string">
                <text:p>Data volume</text:p>
              </table:change-track-table-cell>
            </table:cell-content-deletion>
            <table:cell-content-deletion table:id="ct57">
              <table:change-track-table-cell table:cell-address="'Compute Times'.C11" table:formula="oooc:=[.B11]/24" office:value-type="float" office:value="0.70948828125"/>
            </table:cell-content-deletion>
            <table:cell-content-deletion table:id="ct56">
              <table:change-track-table-cell table:cell-address="'Compute Times'.C11" table:formula="oooc:=[.B11]/24" office:value-type="float" office:value="0.70948828125"/>
            </table:cell-content-deletion>
            <table:cell-content-deletion table:id="ct58">
              <table:change-track-table-cell table:cell-address="'Compute Times'.B11" table:formula="oooc:=[.B10]*[.B5]" office:value-type="float" office:value="0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  <table:cell-content-deletion table:id="ct44">
              <table:change-track-table-cell table:cell-address="'Compute Times'.B11" table:formula="oooc:=[.B8]+[.B9]" office:value-type="float" office:value="2000"/>
            </table:cell-content-deletion>
            <table:cell-content-deletion table:id="ct47">
              <table:change-track-table-cell office:value-type="string">
                <text:p>Total per learning step</text:p>
              </table:change-track-table-cell>
            </table:cell-content-deletion>
          </table:deletions>
        </table:movement>
        <table:movement table:id="ct113">
          <table:source-range-address table:start-column="0" table:start-row="6" table:start-table="1" table:end-column="1" table:end-row="6" table:end-table="1"/>
          <table:target-range-address table:start-column="0" table:start-row="7" table:start-table="1" table:end-column="1" table:end-row="7" table:end-table="1"/>
          <office:change-info>
            <dc:creator>Aick in der Au</dc:creator>
            <dc:date>2009-10-03T09:05:01.37</dc:date>
          </office:change-info>
          <table:dependencies>
            <table:dependence table:id="ct115"/>
            <table:dependence table:id="ct114"/>
          </table:dependencies>
        </table:movement>
        <table:cell-content-change table:id="ct114">
          <table:cell-address table:column="0" table:row="6" table:table="1"/>
          <office:change-info>
            <dc:creator>Aick in der Au</dc:creator>
            <dc:date>2009-10-03T09:05:23.56</dc:date>
          </office:change-info>
          <table:previous>
            <table:change-track-table-cell/>
          </table:previous>
        </table:cell-content-change>
        <table:cell-content-change table:id="ct115">
          <table:cell-address table:column="1" table:row="6" table:table="1"/>
          <office:change-info>
            <dc:creator>Aick in der Au</dc:creator>
            <dc:date>2009-10-03T09:05:27.18</dc:date>
          </office:change-info>
          <table:previous>
            <table:change-track-table-cell/>
          </table:previous>
        </table:cell-content-change>
        <table:cell-content-change table:id="ct116">
          <table:cell-address table:column="9" table:row="6" table:table="1"/>
          <office:change-info>
            <dc:creator>Aick in der Au</dc:creator>
            <dc:date>2009-10-03T09:06:31.21</dc:date>
          </office:change-info>
          <table:previous>
            <table:change-track-table-cell/>
          </table:previous>
        </table:cell-content-change>
        <table:cell-content-change table:id="ct117">
          <table:cell-address table:column="1" table:row="16" table:table="1"/>
          <office:change-info>
            <dc:creator>Aick in der Au</dc:creator>
            <dc:date>2009-10-03T09:06:50.68</dc:date>
          </office:change-info>
          <table:previous>
            <table:change-track-table-cell table:cell-address="'Compute Times'.B17" table:formula="oooc:=((([.B4]*5*5)*0.9+0.1*([.B4]*[.J4]))/([.E4]*10^6))/3600" office:value-type="float" office:value="1.70331875"/>
          </table:previous>
        </table:cell-content-change>
        <table:cell-content-change table:id="ct118">
          <table:cell-address table:column="1" table:row="3" table:table="1"/>
          <office:change-info>
            <dc:creator>Aick in der Au</dc:creator>
            <dc:date>2009-10-03T09:07:41.15</dc:date>
          </office:change-info>
          <table:previous table:id="ct103">
            <table:change-track-table-cell office:value-type="float" office:value="97808"/>
          </table:previous>
        </table:cell-content-change>
        <table:cell-content-change table:id="ct119">
          <table:cell-address table:column="4" table:row="3" table:table="1"/>
          <office:change-info>
            <dc:creator>Aick in der Au</dc:creator>
            <dc:date>2009-10-31T10:41:55.31</dc:date>
          </office:change-info>
          <table:previous table:id="ct32">
            <table:change-track-table-cell office:value-type="float" office:value="1.27"/>
          </table:previous>
        </table:cell-content-change>
        <table:cell-content-change table:id="ct120">
          <table:cell-address table:column="4" table:row="4" table:table="1"/>
          <office:change-info>
            <dc:creator>Aick in der Au</dc:creator>
            <dc:date>2009-10-31T10:42:01.70</dc:date>
          </office:change-info>
          <table:previous table:id="ct33">
            <table:change-track-table-cell office:value-type="float" office:value="0.67"/>
          </table:previous>
        </table:cell-content-change>
        <table:cell-content-change table:id="ct121">
          <table:cell-address table:column="4" table:row="4" table:table="1"/>
          <office:change-info>
            <dc:creator>Aick in der Au</dc:creator>
            <dc:date>2009-10-31T10:42:06.37</dc:date>
          </office:change-info>
          <table:previous table:id="ct120">
            <table:change-track-table-cell office:value-type="string">
              <text:p>3,9</text:p>
            </table:change-track-table-cell>
          </table:previous>
        </table:cell-content-change>
        <table:cell-content-change table:id="ct122">
          <table:cell-address table:column="1" table:row="7" table:table="1"/>
          <office:change-info>
            <dc:creator>Aick in der Au</dc:creator>
            <dc:date>2009-10-31T10:42:24.42</dc:date>
          </office:change-info>
          <table:previous table:id="ct75">
            <table:change-track-table-cell office:value-type="float" office:value="3952"/>
          </table:previous>
        </table:cell-content-change>
        <table:movement table:id="ct123">
          <table:source-range-address table:start-column="0" table:start-row="9" table:start-table="1" table:end-column="2" table:end-row="24" table:end-table="1"/>
          <table:target-range-address table:start-column="0" table:start-row="10" table:start-table="1" table:end-column="2" table:end-row="25" table:end-table="1"/>
          <office:change-info>
            <dc:creator>Aick in der Au</dc:creator>
            <dc:date>2009-10-31T10:43:16.07</dc:date>
          </office:change-info>
          <table:dependencies>
            <table:dependence table:id="ct124"/>
          </table:dependencies>
          <table:deletions>
            <table:cell-content-deletion table:id="ct117">
              <table:change-track-table-cell table:cell-address="'Compute Times'.B17" table:formula="oooc:=((([.B4]*[.J7])*0.9+0.1*([.B4]*[.J4]))/([.E4]*10^6))/3600" office:value-type="float" office:value="1.70331875"/>
            </table:cell-content-deletion>
            <table:cell-content-deletion table:id="ct98">
              <table:change-track-table-cell table:cell-address="'Compute Times'.C19" table:formula="oooc:=[.B19]/24" office:value-type="float" office:value="0.0712308738425926"/>
            </table:cell-content-deletion>
            <table:cell-content-deletion table:id="ct97">
              <table:change-track-table-cell table:cell-address="'Compute Times'.C18" table:formula="oooc:=[.B18]/24" office:value-type="float" office:value="0.000259259259259259"/>
            </table:cell-content-deletion>
            <table:cell-content-deletion table:id="ct96">
              <table:change-track-table-cell table:cell-address="'Compute Times'.C17" table:formula="oooc:=[.B17]/24" office:value-type="float" office:value="0.0709716145833333"/>
            </table:cell-content-deletion>
            <table:cell-content-deletion table:id="ct95">
              <table:change-track-table-cell table:cell-address="'Compute Times'.C16" table:formula="oooc:=[.B16]/24" office:value-type="float" office:value="0"/>
            </table:cell-content-deletion>
            <table:cell-content-deletion table:id="ct111">
              <table:change-track-table-cell table:cell-address="'Compute Times'.B19" table:formula="oooc:=[.B18]*[.B5]" office:value-type="float" office:value="1.24444444444444"/>
            </table:cell-content-deletion>
            <table:cell-content-deletion table:id="ct93">
              <table:change-track-table-cell table:cell-address="'Compute Times'.B18" table:formula="oooc:=[.B16]+[.B17]" office:value-type="float" office:value="1.70331875"/>
            </table:cell-content-deletion>
            <table:cell-content-deletion table:id="ct110">
              <table:change-track-table-cell table:cell-address="'Compute Times'.B17" table:formula="oooc:=(([.B4]*16*16)/([.E4]*10^6))/3600" office:value-type="float" office:value="0.00622222222222222"/>
            </table:cell-content-deletion>
            <table:cell-content-deletion table:id="ct109">
              <table:change-track-table-cell table:cell-address="'Compute Times'.B16" table:formula="oooc:=((([.B4]*5*5)*0.9+0.1*([.B4]*[.J4]))/([.E4]*10^6))/3600" office:value-type="float" office:value="1.70331875"/>
            </table:cell-content-deletion>
            <table:cell-content-deletion table:id="ct90">
              <table:change-track-table-cell office:value-type="string">
                <text:p>Total [h] [d]</text:p>
              </table:change-track-table-cell>
            </table:cell-content-deletion>
            <table:cell-content-deletion table:id="ct89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88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87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 table:id="ct102">
              <table:change-track-table-cell office:value-type="string">
                <text:p>Runtime – local search</text:p>
              </table:change-track-table-cell>
            </table:cell-content-deletion>
            <table:cell-content-deletion table:id="ct82">
              <table:change-track-table-cell table:cell-address="'Compute Times'.B22" table:formula="oooc:=[.B20]+[.B21]" office:value-type="float" office:value="341.908194444444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ooc:=[.B8]*[.J4]/(1024*1024*1024)" office:value-type="float" office:value="1.30491144955158"/>
            </table:cell-content-deletion>
            <table:cell-content-deletion table:id="ct76">
              <table:change-track-table-cell table:cell-address="'Compute Times'.B21" table:formula="oooc:=[.B8]*[.B4]/(1024*1024*1024)" office:value-type="float" office:value="1.30385160446167"/>
            </table:cell-content-deletion>
            <table:cell-content-deletion table:id="ct73">
              <table:change-track-table-cell office:value-type="string">
                <text:p>Input data [GB]</text:p>
              </table:change-track-table-cell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  <table:cell-content-deletion table:id="ct66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65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68">
              <table:change-track-table-cell office:value-type="string">
                <text:p>Total [h] [d]</text:p>
              </table:change-track-table-cell>
            </table:cell-content-deletion>
            <table:cell-content-deletion table:id="ct61">
              <table:change-track-table-cell office:value-type="string">
                <text:p>Data volume</text:p>
              </table:change-track-table-cell>
            </table:cell-content-deletion>
            <table:cell-content-deletion table:id="ct57">
              <table:change-track-table-cell table:cell-address="'Compute Times'.C11" table:formula="oooc:=[.B11]/24" office:value-type="float" office:value="0.70948828125"/>
            </table:cell-content-deletion>
            <table:cell-content-deletion table:id="ct58">
              <table:change-track-table-cell table:cell-address="'Compute Times'.B11" table:formula="oooc:=[.B10]*[.B5]" office:value-type="float" office:value="0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ooc:=[.B9]+[.B10]" office:value-type="float" office:value="0"/>
            </table:cell-content-deletion>
            <table:cell-content-deletion>
              <table:cell-address table:column="1" table:row="11" table:table="1"/>
              <table:change-track-table-cell table:cell-address="'Compute Times'.B12" table:formula="oooc:=[.B11]*[.B5]" office:value-type="float" office:value="3405.54375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70948828125"/>
            </table:cell-content-deletion>
            <table:cell-content-deletion>
              <table:cell-address table:column="2" table:row="11" table:table="1"/>
              <table:change-track-table-cell table:cell-address="'Compute Times'.C12" table:formula="oooc:=[.B12]/24" office:value-type="float" office:value="1.45536057692308"/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20" table:table="1"/>
              <table:change-track-table-cell table:cell-address="'Compute Times'.B21" table:formula="oooc:=[.B8]*[.B4]/(1024*1024*1024)" office:value-type="float" office:value="1.30385160446167"/>
            </table:cell-content-deletion>
            <table:cell-content-deletion>
              <table:cell-address table:column="1" table:row="21" table:table="1"/>
              <table:change-track-table-cell table:cell-address="'Compute Times'.B22" table:formula="oooc:=[.B8]*[.J4]/(1024*1024*1024)" office:value-type="float" office:value="1.30491144955158"/>
            </table:cell-content-deletion>
            <table:cell-content-deletion>
              <table:cell-address table:column="1" table:row="22" table:table="1"/>
              <table:change-track-table-cell table:cell-address="'Compute Times'.B23" table:formula="oooc:=[.B21]+[.B22]" office:value-type="float" office:value="0"/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ooc:=[.B9]+[.B10]" office:value-type="float" office:value="0"/>
            </table:cell-content-deletion>
            <table:cell-content-deletion>
              <table:cell-address table:column="1" table:row="11" table:table="1"/>
              <table:change-track-table-cell table:cell-address="'Compute Times'.B12" table:formula="oooc:=[.B11]*[.B5]" office:value-type="float" office:value="3405.54375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70948828125"/>
            </table:cell-content-deletion>
            <table:cell-content-deletion>
              <table:cell-address table:column="2" table:row="11" table:table="1"/>
              <table:change-track-table-cell table:cell-address="'Compute Times'.C12" table:formula="oooc:=[.B12]/24" office:value-type="float" office:value="1.45536057692308"/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20" table:table="1"/>
              <table:change-track-table-cell table:cell-address="'Compute Times'.B21" table:formula="oooc:=[.B8]*[.B4]/(1024*1024*1024)" office:value-type="float" office:value="1.30385160446167"/>
            </table:cell-content-deletion>
            <table:cell-content-deletion>
              <table:cell-address table:column="1" table:row="21" table:table="1"/>
              <table:change-track-table-cell table:cell-address="'Compute Times'.B22" table:formula="oooc:=[.B8]*[.J4]/(1024*1024*1024)" office:value-type="float" office:value="1.30491144955158"/>
            </table:cell-content-deletion>
            <table:cell-content-deletion>
              <table:cell-address table:column="1" table:row="22" table:table="1"/>
              <table:change-track-table-cell table:cell-address="'Compute Times'.B23" table:formula="oooc:=[.B21]+[.B22]" office:value-type="float" office:value="0"/>
            </table:cell-content-deletion>
            <table:cell-content-deletion>
              <table:cell-address table:column="0" table:row="20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3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ooc:=(([.J4]*[.B4])/([.E5]*10^6))/3600" office:value-type="float" office:value="34.9286538461538"/>
            </table:cell-content-deletion>
            <table:cell-content-deletion>
              <table:cell-address table:column="1" table:row="11" table:table="1"/>
              <table:change-track-table-cell table:cell-address="'Compute Times'.B12" table:formula="oooc:=[.B10]+[.B11]" office:value-type="float" office:value="17.02771875"/>
            </table:cell-content-deletion>
            <table:cell-content-deletion>
              <table:cell-address table:column="1" table:row="12" table:table="1"/>
              <table:change-track-table-cell table:cell-address="'Compute Times'.B13" table:formula="oooc:=[.B12]*[.B5]" office:value-type="float" office:value="6985.73076923077"/>
            </table:cell-content-deletion>
            <table:cell-content-deletion>
              <table:cell-address table:column="1" table:row="21" table:table="1"/>
              <table:change-track-table-cell table:cell-address="'Compute Times'.B22" table:formula="oooc:=[.B8]*[.B4]/(1024*1024*1024)" office:value-type="float" office:value="1.30385160446167"/>
            </table:cell-content-deletion>
            <table:cell-content-deletion>
              <table:cell-address table:column="1" table:row="22" table:table="1"/>
              <table:change-track-table-cell table:cell-address="'Compute Times'.B23" table:formula="oooc:=[.B8]*[.J4]/(1024*1024*1024)" office:value-type="float" office:value="1.30491144955158"/>
            </table:cell-content-deletion>
            <table:cell-content-deletion>
              <table:cell-address table:column="1" table:row="23" table:table="1"/>
              <table:change-track-table-cell table:cell-address="'Compute Times'.B24" table:formula="oooc:=[.B22]+[.B23]" office:value-type="float" office:value="1.30385160446167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70948828125"/>
            </table:cell-content-deletion>
            <table:cell-content-deletion>
              <table:cell-address table:column="2" table:row="11" table:table="1"/>
              <table:change-track-table-cell table:cell-address="'Compute Times'.C12" table:formula="oooc:=[.B12]/24" office:value-type="float" office:value="1.45536057692308"/>
            </table:cell-content-deletion>
            <table:cell-content-deletion>
              <table:cell-address table:column="2" table:row="12" table:table="1"/>
              <table:change-track-table-cell table:cell-address="'Compute Times'.C13" table:formula="oooc:=[.B13]/24" office:value-type="float" office:value="2.16484885817308"/>
            </table:cell-content-deletion>
            <table:cell-content-deletion>
              <table:cell-address table:column="0" table:row="10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2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3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15" table:table="1"/>
              <table:change-track-table-cell office:value-type="string">
                <text:p>Runtime – local search</text:p>
              </table:change-track-table-cell>
            </table:cell-content-deletion>
            <table:cell-content-deletion>
              <table:cell-address table:column="0" table:row="16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7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8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9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3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4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ooc:=(([.J4]*[.B4])/([.E4]*10^6))/3600" office:value-type="float" office:value="17.02771875"/>
            </table:cell-content-deletion>
            <table:cell-content-deletion>
              <table:cell-address table:column="1" table:row="11" table:table="1"/>
              <table:change-track-table-cell table:cell-address="'Compute Times'.B12" table:formula="oooc:=(([.J4]*[.B4])/([.E5]*10^6))/3600" office:value-type="float" office:value="34.9286538461538"/>
            </table:cell-content-deletion>
            <table:cell-content-deletion>
              <table:cell-address table:column="1" table:row="12" table:table="1"/>
              <table:change-track-table-cell table:cell-address="'Compute Times'.B13" table:formula="oooc:=[.B11]+[.B12]" office:value-type="float" office:value="51.9563725961538"/>
            </table:cell-content-deletion>
            <table:cell-content-deletion>
              <table:cell-address table:column="1" table:row="13" table:table="1"/>
              <table:change-track-table-cell table:cell-address="'Compute Times'.B14" table:formula="oooc:=[.B13]*[.B5]" office:value-type="float" office:value="10391.2745192308"/>
            </table:cell-content-deletion>
            <table:cell-content-deletion>
              <table:cell-address table:column="1" table:row="17" table:table="1"/>
              <table:change-track-table-cell table:cell-address="'Compute Times'.B18" table:formula="oooc:=(([.B4]*16*16)/([.E4]*10^6))/3600" office:value-type="float" office:value="0.00622222222222222"/>
            </table:cell-content-deletion>
            <table:cell-content-deletion>
              <table:cell-address table:column="1" table:row="18" table:table="1"/>
              <table:change-track-table-cell table:cell-address="'Compute Times'.B19" table:formula="oooc:=[.B17]+[.B18]" office:value-type="float" office:value="1.70954097222222"/>
            </table:cell-content-deletion>
            <table:cell-content-deletion>
              <table:cell-address table:column="1" table:row="19" table:table="1"/>
              <table:change-track-table-cell table:cell-address="'Compute Times'.B20" table:formula="oooc:=[.B19]*[.B5]" office:value-type="float" office:value="341.908194444444"/>
            </table:cell-content-deletion>
            <table:cell-content-deletion>
              <table:cell-address table:column="1" table:row="22" table:table="1"/>
              <table:change-track-table-cell table:cell-address="'Compute Times'.B23" table:formula="oooc:=[.B8]*[.B4]/(1024*1024*1024)" office:value-type="float" office:value="1.30385160446167"/>
            </table:cell-content-deletion>
            <table:cell-content-deletion>
              <table:cell-address table:column="1" table:row="23" table:table="1"/>
              <table:change-track-table-cell table:cell-address="'Compute Times'.B24" table:formula="oooc:=[.B8]*[.J4]/(1024*1024*1024)" office:value-type="float" office:value="1.30491144955158"/>
            </table:cell-content-deletion>
            <table:cell-content-deletion>
              <table:cell-address table:column="1" table:row="24" table:table="1"/>
              <table:change-track-table-cell table:cell-address="'Compute Times'.B25" table:formula="oooc:=[.B23]+[.B24]" office:value-type="float" office:value="2.60876305401325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70948828125"/>
            </table:cell-content-deletion>
            <table:cell-content-deletion>
              <table:cell-address table:column="2" table:row="11" table:table="1"/>
              <table:change-track-table-cell table:cell-address="'Compute Times'.C12" table:formula="oooc:=[.B12]/24" office:value-type="float" office:value="1.45536057692308"/>
            </table:cell-content-deletion>
            <table:cell-content-deletion>
              <table:cell-address table:column="2" table:row="12" table:table="1"/>
              <table:change-track-table-cell table:cell-address="'Compute Times'.C13" table:formula="oooc:=[.B13]/24" office:value-type="float" office:value="2.16484885817308"/>
            </table:cell-content-deletion>
            <table:cell-content-deletion>
              <table:cell-address table:column="2" table:row="13" table:table="1"/>
              <table:change-track-table-cell table:cell-address="'Compute Times'.C14" table:formula="oooc:=[.B14]/24" office:value-type="float" office:value="432.969771634615"/>
            </table:cell-content-deletion>
            <table:cell-content-deletion>
              <table:cell-address table:column="2" table:row="16" table:table="1"/>
              <table:change-track-table-cell table:cell-address="'Compute Times'.C17" table:formula="oooc:=[.B17]/24" office:value-type="float" office:value="0.0709716145833333"/>
            </table:cell-content-deletion>
            <table:cell-content-deletion>
              <table:cell-address table:column="2" table:row="17" table:table="1"/>
              <table:change-track-table-cell table:cell-address="'Compute Times'.C18" table:formula="oooc:=[.B18]/24" office:value-type="float" office:value="0.000259259259259259"/>
            </table:cell-content-deletion>
            <table:cell-content-deletion>
              <table:cell-address table:column="2" table:row="18" table:table="1"/>
              <table:change-track-table-cell table:cell-address="'Compute Times'.C19" table:formula="oooc:=[.B19]/24" office:value-type="float" office:value="0.0712308738425926"/>
            </table:cell-content-deletion>
            <table:cell-content-deletion>
              <table:cell-address table:column="2" table:row="19" table:table="1"/>
              <table:change-track-table-cell table:cell-address="'Compute Times'.C20" table:formula="oooc:=[.B20]/24" office:value-type="float" office:value="14.2461747685185"/>
            </table:cell-content-deletion>
          </table:deletions>
        </table:movement>
        <table:movement table:id="ct124">
          <table:source-range-address table:start-column="0" table:start-row="10" table:start-table="1" table:end-column="2" table:end-row="25" table:end-table="1"/>
          <table:target-range-address table:start-column="0" table:start-row="9" table:start-table="1" table:end-column="2" table:end-row="24" table:end-table="1"/>
          <office:change-info>
            <dc:creator>Aick in der Au</dc:creator>
            <dc:date>2009-10-31T10:44:02.51</dc:date>
          </office:change-info>
          <table:deletions>
            <table:cell-content-deletion table:id="ct117">
              <table:change-track-table-cell table:cell-address="'Compute Times'.B17" table:formula="oooc:=((([.B4]*[.J7])*0.9+0.1*([.B4]*[.J4]))/([.E4]*10^6))/3600" office:value-type="float" office:value="1.70331875"/>
            </table:cell-content-deletion>
            <table:cell-content-deletion table:id="ct98">
              <table:change-track-table-cell table:cell-address="'Compute Times'.C19" table:formula="oooc:=[.B19]/24" office:value-type="float" office:value="0.0712308738425926"/>
            </table:cell-content-deletion>
            <table:cell-content-deletion table:id="ct97">
              <table:change-track-table-cell table:cell-address="'Compute Times'.C18" table:formula="oooc:=[.B18]/24" office:value-type="float" office:value="0.000259259259259259"/>
            </table:cell-content-deletion>
            <table:cell-content-deletion table:id="ct96">
              <table:change-track-table-cell table:cell-address="'Compute Times'.C17" table:formula="oooc:=[.B17]/24" office:value-type="float" office:value="0.0709716145833333"/>
            </table:cell-content-deletion>
            <table:cell-content-deletion table:id="ct95">
              <table:change-track-table-cell table:cell-address="'Compute Times'.C16" table:formula="oooc:=[.B16]/24" office:value-type="float" office:value="0"/>
            </table:cell-content-deletion>
            <table:cell-content-deletion table:id="ct111">
              <table:change-track-table-cell table:cell-address="'Compute Times'.B19" table:formula="oooc:=[.B18]*[.B5]" office:value-type="float" office:value="1.24444444444444"/>
            </table:cell-content-deletion>
            <table:cell-content-deletion table:id="ct93">
              <table:change-track-table-cell table:cell-address="'Compute Times'.B18" table:formula="oooc:=[.B16]+[.B17]" office:value-type="float" office:value="1.70331875"/>
            </table:cell-content-deletion>
            <table:cell-content-deletion table:id="ct110">
              <table:change-track-table-cell table:cell-address="'Compute Times'.B17" table:formula="oooc:=(([.B4]*16*16)/([.E4]*10^6))/3600" office:value-type="float" office:value="0.00622222222222222"/>
            </table:cell-content-deletion>
            <table:cell-content-deletion table:id="ct109">
              <table:change-track-table-cell table:cell-address="'Compute Times'.B16" table:formula="oooc:=((([.B4]*5*5)*0.9+0.1*([.B4]*[.J4]))/([.E4]*10^6))/3600" office:value-type="float" office:value="1.70331875"/>
            </table:cell-content-deletion>
            <table:cell-content-deletion table:id="ct90">
              <table:change-track-table-cell office:value-type="string">
                <text:p>Total [h] [d]</text:p>
              </table:change-track-table-cell>
            </table:cell-content-deletion>
            <table:cell-content-deletion table:id="ct89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88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87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 table:id="ct102">
              <table:change-track-table-cell office:value-type="string">
                <text:p>Runtime – local search</text:p>
              </table:change-track-table-cell>
            </table:cell-content-deletion>
            <table:cell-content-deletion table:id="ct82">
              <table:change-track-table-cell table:cell-address="'Compute Times'.B22" table:formula="oooc:=[.B20]+[.B21]" office:value-type="float" office:value="341.908194444444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ooc:=[.B8]*[.J4]/(1024*1024*1024)" office:value-type="float" office:value="1.30491144955158"/>
            </table:cell-content-deletion>
            <table:cell-content-deletion table:id="ct76">
              <table:change-track-table-cell table:cell-address="'Compute Times'.B21" table:formula="oooc:=[.B8]*[.B4]/(1024*1024*1024)" office:value-type="float" office:value="1.30385160446167"/>
            </table:cell-content-deletion>
            <table:cell-content-deletion table:id="ct73">
              <table:change-track-table-cell office:value-type="string">
                <text:p>Input data [GB]</text:p>
              </table:change-track-table-cell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  <table:cell-content-deletion table:id="ct67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 table:id="ct66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65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68">
              <table:change-track-table-cell office:value-type="string">
                <text:p>Total [h] [d]</text:p>
              </table:change-track-table-cell>
            </table:cell-content-deletion>
            <table:cell-content-deletion table:id="ct61">
              <table:change-track-table-cell office:value-type="string">
                <text:p>Data volume</text:p>
              </table:change-track-table-cell>
            </table:cell-content-deletion>
            <table:cell-content-deletion table:id="ct101">
              <table:change-track-table-cell office:value-type="string">
                <text:p>Runtime – full search</text:p>
              </table:change-track-table-cell>
            </table:cell-content-deletion>
            <table:cell-content-deletion table:id="ct57">
              <table:change-track-table-cell table:cell-address="'Compute Times'.C11" table:formula="oooc:=[.B11]/24" office:value-type="float" office:value="0.70948828125"/>
            </table:cell-content-deletion>
            <table:cell-content-deletion table:id="ct56">
              <table:change-track-table-cell table:cell-address="'Compute Times'.C11" table:formula="oooc:=[.B11]/24" office:value-type="float" office:value="0.70948828125"/>
            </table:cell-content-deletion>
            <table:cell-content-deletion table:id="ct55">
              <table:change-track-table-cell table:cell-address="'Compute Times'.C11" table:formula="oooc:=[.B11]/24" office:value-type="float" office:value="0.70948828125"/>
            </table:cell-content-deletion>
            <table:cell-content-deletion table:id="ct54">
              <table:change-track-table-cell table:cell-address="'Compute Times'.C11" table:formula="oooc:=[.B11]/24" office:value-type="float" office:value="0.70948828125"/>
            </table:cell-content-deletion>
            <table:cell-content-deletion table:id="ct58">
              <table:change-track-table-cell table:cell-address="'Compute Times'.B11" table:formula="oooc:=[.B10]*[.B5]" office:value-type="float" office:value="0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  <table:cell-content-deletion table:id="ct44">
              <table:change-track-table-cell table:cell-address="'Compute Times'.B11" table:formula="oooc:=[.B8]+[.B9]" office:value-type="float" office:value="2000"/>
            </table:cell-content-deletion>
            <table:cell-content-deletion table:id="ct43">
              <table:change-track-table-cell table:cell-address="'Compute Times'.B11" table:formula="oooc:=(([.J4]*[.B4])/([.E5]*10^6))/3600" office:value-type="float" office:value="34.9286538461538"/>
            </table:cell-content-deletion>
            <table:cell-content-deletion table:id="ct34">
              <table:change-track-table-cell table:cell-address="'Compute Times'.B11" table:formula="oooc:=(([.J4]*[.B4])/([.E4]*10^6))/3600" office:value-type="float" office:value="17.02771875"/>
            </table:cell-content-deletion>
            <table:cell-content-deletion table:id="ct47">
              <table:change-track-table-cell office:value-type="string">
                <text:p>Total per learning step</text:p>
              </table:change-track-table-cell>
            </table:cell-content-deletion>
            <table:cell-content-deletion table:id="ct37">
              <table:change-track-table-cell office:value-type="string">
                <text:p>Adaption runtime per learning step [h]</text:p>
              </table:change-track-table-cell>
            </table:cell-content-deletion>
            <table:cell-content-deletion table:id="ct36">
              <table:change-track-table-cell office:value-type="string">
                <text:p>Search runtime per learning step [h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Adaption runtime per learning step [h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ooc:=(([.J4]*[.B4])/([.E5]*10^6))/3600" office:value-type="float" office:value="34.9286538461538"/>
            </table:cell-content-deletion>
            <table:cell-content-deletion>
              <table:cell-address table:column="1" table:row="10" table:table="1"/>
              <table:change-track-table-cell table:cell-address="'Compute Times'.B11" table:formula="oooc:=[.B9]+[.B10]" office:value-type="float" office:value="0"/>
            </table:cell-content-deletion>
            <table:cell-content-deletion>
              <table:cell-address table:column="1" table:row="11" table:table="1"/>
              <table:change-track-table-cell table:cell-address="'Compute Times'.B12" table:formula="oooc:=[.B11]*[.B5]" office:value-type="float" office:value="3405.54375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70948828125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70948828125"/>
            </table:cell-content-deletion>
            <table:cell-content-deletion>
              <table:cell-address table:column="2" table:row="11" table:table="1"/>
              <table:change-track-table-cell table:cell-address="'Compute Times'.C12" table:formula="oooc:=[.B12]/24" office:value-type="float" office:value="1.45536057692308"/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20" table:table="1"/>
              <table:change-track-table-cell table:cell-address="'Compute Times'.B21" table:formula="oooc:=[.B8]*[.B4]/(1024*1024*1024)" office:value-type="float" office:value="1.30385160446167"/>
            </table:cell-content-deletion>
            <table:cell-content-deletion>
              <table:cell-address table:column="1" table:row="21" table:table="1"/>
              <table:change-track-table-cell table:cell-address="'Compute Times'.B22" table:formula="oooc:=[.B8]*[.J4]/(1024*1024*1024)" office:value-type="float" office:value="1.30491144955158"/>
            </table:cell-content-deletion>
            <table:cell-content-deletion>
              <table:cell-address table:column="1" table:row="22" table:table="1"/>
              <table:change-track-table-cell table:cell-address="'Compute Times'.B23" table:formula="oooc:=[.B21]+[.B22]" office:value-type="float" office:value="0"/>
            </table:cell-content-deletion>
            <table:cell-content-deletion>
              <table:cell-address table:column="0" table:row="10" table:table="1"/>
              <table:change-track-table-cell office:value-type="string">
                <text:p>Adaption runtime per learning step [h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ooc:=(([.J4]*[.B4])/([.E5]*10^6))/3600" office:value-type="float" office:value="34.9286538461538"/>
            </table:cell-content-deletion>
            <table:cell-content-deletion>
              <table:cell-address table:column="1" table:row="10" table:table="1"/>
              <table:change-track-table-cell table:cell-address="'Compute Times'.B11" table:formula="oooc:=[.B9]+[.B10]" office:value-type="float" office:value="0"/>
            </table:cell-content-deletion>
            <table:cell-content-deletion>
              <table:cell-address table:column="1" table:row="11" table:table="1"/>
              <table:change-track-table-cell table:cell-address="'Compute Times'.B12" table:formula="oooc:=[.B11]*[.B5]" office:value-type="float" office:value="3405.54375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70948828125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70948828125"/>
            </table:cell-content-deletion>
            <table:cell-content-deletion>
              <table:cell-address table:column="2" table:row="11" table:table="1"/>
              <table:change-track-table-cell table:cell-address="'Compute Times'.C12" table:formula="oooc:=[.B12]/24" office:value-type="float" office:value="1.45536057692308"/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20" table:table="1"/>
              <table:change-track-table-cell table:cell-address="'Compute Times'.B21" table:formula="oooc:=[.B8]*[.B4]/(1024*1024*1024)" office:value-type="float" office:value="1.30385160446167"/>
            </table:cell-content-deletion>
            <table:cell-content-deletion>
              <table:cell-address table:column="1" table:row="21" table:table="1"/>
              <table:change-track-table-cell table:cell-address="'Compute Times'.B22" table:formula="oooc:=[.B8]*[.J4]/(1024*1024*1024)" office:value-type="float" office:value="1.30491144955158"/>
            </table:cell-content-deletion>
            <table:cell-content-deletion>
              <table:cell-address table:column="1" table:row="22" table:table="1"/>
              <table:change-track-table-cell table:cell-address="'Compute Times'.B23" table:formula="oooc:=[.B21]+[.B22]" office:value-type="float" office:value="0"/>
            </table:cell-content-deletion>
            <table:cell-content-deletion>
              <table:cell-address table:column="0" table:row="20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3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ooc:=(([.J4]*[.B4])/([.E4]*10^6))/3600" office:value-type="float" office:value="17.02771875"/>
            </table:cell-content-deletion>
            <table:cell-content-deletion>
              <table:cell-address table:column="1" table:row="10" table:table="1"/>
              <table:change-track-table-cell table:cell-address="'Compute Times'.B11" table:formula="oooc:=(([.J4]*[.B4])/([.E5]*10^6))/3600" office:value-type="float" office:value="34.9286538461538"/>
            </table:cell-content-deletion>
            <table:cell-content-deletion>
              <table:cell-address table:column="1" table:row="11" table:table="1"/>
              <table:change-track-table-cell table:cell-address="'Compute Times'.B12" table:formula="oooc:=[.B10]+[.B11]" office:value-type="float" office:value="17.02771875"/>
            </table:cell-content-deletion>
            <table:cell-content-deletion>
              <table:cell-address table:column="1" table:row="12" table:table="1"/>
              <table:change-track-table-cell table:cell-address="'Compute Times'.B13" table:formula="oooc:=[.B12]*[.B5]" office:value-type="float" office:value="6985.73076923077"/>
            </table:cell-content-deletion>
            <table:cell-content-deletion>
              <table:cell-address table:column="1" table:row="21" table:table="1"/>
              <table:change-track-table-cell table:cell-address="'Compute Times'.B22" table:formula="oooc:=[.B8]*[.B4]/(1024*1024*1024)" office:value-type="float" office:value="1.30385160446167"/>
            </table:cell-content-deletion>
            <table:cell-content-deletion>
              <table:cell-address table:column="1" table:row="22" table:table="1"/>
              <table:change-track-table-cell table:cell-address="'Compute Times'.B23" table:formula="oooc:=[.B8]*[.J4]/(1024*1024*1024)" office:value-type="float" office:value="1.30491144955158"/>
            </table:cell-content-deletion>
            <table:cell-content-deletion>
              <table:cell-address table:column="1" table:row="23" table:table="1"/>
              <table:change-track-table-cell table:cell-address="'Compute Times'.B24" table:formula="oooc:=[.B22]+[.B23]" office:value-type="float" office:value="1.30385160446167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70948828125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70948828125"/>
            </table:cell-content-deletion>
            <table:cell-content-deletion>
              <table:cell-address table:column="2" table:row="11" table:table="1"/>
              <table:change-track-table-cell table:cell-address="'Compute Times'.C12" table:formula="oooc:=[.B12]/24" office:value-type="float" office:value="1.45536057692308"/>
            </table:cell-content-deletion>
            <table:cell-content-deletion>
              <table:cell-address table:column="2" table:row="12" table:table="1"/>
              <table:change-track-table-cell table:cell-address="'Compute Times'.C13" table:formula="oooc:=[.B13]/24" office:value-type="float" office:value="2.16484885817308"/>
            </table:cell-content-deletion>
            <table:cell-content-deletion>
              <table:cell-address table:column="0" table:row="10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2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3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15" table:table="1"/>
              <table:change-track-table-cell office:value-type="string">
                <text:p>Runtime – local search</text:p>
              </table:change-track-table-cell>
            </table:cell-content-deletion>
            <table:cell-content-deletion>
              <table:cell-address table:column="0" table:row="16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7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8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9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3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4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ooc:=(([.J4]*[.B4])/([.E4]*10^6))/3600" office:value-type="float" office:value="17.02771875"/>
            </table:cell-content-deletion>
            <table:cell-content-deletion>
              <table:cell-address table:column="1" table:row="11" table:table="1"/>
              <table:change-track-table-cell table:cell-address="'Compute Times'.B12" table:formula="oooc:=(([.J4]*[.B4])/([.E5]*10^6))/3600" office:value-type="float" office:value="34.9286538461538"/>
            </table:cell-content-deletion>
            <table:cell-content-deletion>
              <table:cell-address table:column="1" table:row="12" table:table="1"/>
              <table:change-track-table-cell table:cell-address="'Compute Times'.B13" table:formula="oooc:=[.B11]+[.B12]" office:value-type="float" office:value="51.9563725961538"/>
            </table:cell-content-deletion>
            <table:cell-content-deletion>
              <table:cell-address table:column="1" table:row="13" table:table="1"/>
              <table:change-track-table-cell table:cell-address="'Compute Times'.B14" table:formula="oooc:=[.B13]*[.B5]" office:value-type="float" office:value="10391.2745192308"/>
            </table:cell-content-deletion>
            <table:cell-content-deletion>
              <table:cell-address table:column="1" table:row="17" table:table="1"/>
              <table:change-track-table-cell table:cell-address="'Compute Times'.B18" table:formula="oooc:=(([.B4]*16*16)/([.E4]*10^6))/3600" office:value-type="float" office:value="0.00622222222222222"/>
            </table:cell-content-deletion>
            <table:cell-content-deletion>
              <table:cell-address table:column="1" table:row="18" table:table="1"/>
              <table:change-track-table-cell table:cell-address="'Compute Times'.B19" table:formula="oooc:=[.B17]+[.B18]" office:value-type="float" office:value="1.70954097222222"/>
            </table:cell-content-deletion>
            <table:cell-content-deletion>
              <table:cell-address table:column="1" table:row="19" table:table="1"/>
              <table:change-track-table-cell table:cell-address="'Compute Times'.B20" table:formula="oooc:=[.B19]*[.B5]" office:value-type="float" office:value="341.908194444444"/>
            </table:cell-content-deletion>
            <table:cell-content-deletion>
              <table:cell-address table:column="1" table:row="22" table:table="1"/>
              <table:change-track-table-cell table:cell-address="'Compute Times'.B23" table:formula="oooc:=[.B8]*[.B4]/(1024*1024*1024)" office:value-type="float" office:value="1.30385160446167"/>
            </table:cell-content-deletion>
            <table:cell-content-deletion>
              <table:cell-address table:column="1" table:row="23" table:table="1"/>
              <table:change-track-table-cell table:cell-address="'Compute Times'.B24" table:formula="oooc:=[.B8]*[.J4]/(1024*1024*1024)" office:value-type="float" office:value="1.30491144955158"/>
            </table:cell-content-deletion>
            <table:cell-content-deletion>
              <table:cell-address table:column="1" table:row="24" table:table="1"/>
              <table:change-track-table-cell table:cell-address="'Compute Times'.B25" table:formula="oooc:=[.B23]+[.B24]" office:value-type="float" office:value="2.60876305401325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70948828125"/>
            </table:cell-content-deletion>
            <table:cell-content-deletion>
              <table:cell-address table:column="2" table:row="11" table:table="1"/>
              <table:change-track-table-cell table:cell-address="'Compute Times'.C12" table:formula="oooc:=[.B12]/24" office:value-type="float" office:value="1.45536057692308"/>
            </table:cell-content-deletion>
            <table:cell-content-deletion>
              <table:cell-address table:column="2" table:row="12" table:table="1"/>
              <table:change-track-table-cell table:cell-address="'Compute Times'.C13" table:formula="oooc:=[.B13]/24" office:value-type="float" office:value="2.16484885817308"/>
            </table:cell-content-deletion>
            <table:cell-content-deletion>
              <table:cell-address table:column="2" table:row="13" table:table="1"/>
              <table:change-track-table-cell table:cell-address="'Compute Times'.C14" table:formula="oooc:=[.B14]/24" office:value-type="float" office:value="432.969771634615"/>
            </table:cell-content-deletion>
            <table:cell-content-deletion>
              <table:cell-address table:column="2" table:row="16" table:table="1"/>
              <table:change-track-table-cell table:cell-address="'Compute Times'.C17" table:formula="oooc:=[.B17]/24" office:value-type="float" office:value="0.0709716145833333"/>
            </table:cell-content-deletion>
            <table:cell-content-deletion>
              <table:cell-address table:column="2" table:row="17" table:table="1"/>
              <table:change-track-table-cell table:cell-address="'Compute Times'.C18" table:formula="oooc:=[.B18]/24" office:value-type="float" office:value="0.000259259259259259"/>
            </table:cell-content-deletion>
            <table:cell-content-deletion>
              <table:cell-address table:column="2" table:row="18" table:table="1"/>
              <table:change-track-table-cell table:cell-address="'Compute Times'.C19" table:formula="oooc:=[.B19]/24" office:value-type="float" office:value="0.0712308738425926"/>
            </table:cell-content-deletion>
            <table:cell-content-deletion>
              <table:cell-address table:column="2" table:row="19" table:table="1"/>
              <table:change-track-table-cell table:cell-address="'Compute Times'.C20" table:formula="oooc:=[.B20]/24" office:value-type="float" office:value="14.2461747685185"/>
            </table:cell-content-deletion>
            <table:cell-content-deletion>
              <table:cell-address table:column="0" table:row="11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2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3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4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16" table:table="1"/>
              <table:change-track-table-cell office:value-type="string">
                <text:p>Runtime – local search</text:p>
              </table:change-track-table-cell>
            </table:cell-content-deletion>
            <table:cell-content-deletion>
              <table:cell-address table:column="0" table:row="17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8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9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20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0" table:row="23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4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1" table:row="11" table:table="1"/>
              <table:change-track-table-cell table:cell-address="'Compute Times'.B12" table:formula="oooc:=(([.J4]*[.B4])/([.E4]*10^6))/3600" office:value-type="float" office:value="17.02771875"/>
            </table:cell-content-deletion>
            <table:cell-content-deletion>
              <table:cell-address table:column="1" table:row="12" table:table="1"/>
              <table:change-track-table-cell table:cell-address="'Compute Times'.B13" table:formula="oooc:=(([.J4]*[.B4])/([.E5]*10^6))/3600" office:value-type="float" office:value="34.9286538461538"/>
            </table:cell-content-deletion>
            <table:cell-content-deletion>
              <table:cell-address table:column="1" table:row="13" table:table="1"/>
              <table:change-track-table-cell table:cell-address="'Compute Times'.B14" table:formula="oooc:=[.B12]+[.B13]" office:value-type="float" office:value="51.9563725961538"/>
            </table:cell-content-deletion>
            <table:cell-content-deletion>
              <table:cell-address table:column="1" table:row="14" table:table="1"/>
              <table:change-track-table-cell table:cell-address="'Compute Times'.B15" table:formula="oooc:=[.B14]*[.B5]" office:value-type="float" office:value="10391.2745192308"/>
            </table:cell-content-deletion>
            <table:cell-content-deletion>
              <table:cell-address table:column="1" table:row="17" table:table="1"/>
              <table:change-track-table-cell table:cell-address="'Compute Times'.B18" table:formula="oooc:=((([.B4]*[.J7])*0.9+0.1*([.B4]*[.J4]))/([.E4]*10^6))/3600" office:value-type="float" office:value="1.70331875"/>
            </table:cell-content-deletion>
            <table:cell-content-deletion>
              <table:cell-address table:column="1" table:row="18" table:table="1"/>
              <table:change-track-table-cell table:cell-address="'Compute Times'.B19" table:formula="oooc:=(([.B4]*16*16)/([.E4]*10^6))/3600" office:value-type="float" office:value="0.00622222222222222"/>
            </table:cell-content-deletion>
            <table:cell-content-deletion>
              <table:cell-address table:column="1" table:row="19" table:table="1"/>
              <table:change-track-table-cell table:cell-address="'Compute Times'.B20" table:formula="oooc:=[.B18]+[.B19]" office:value-type="float" office:value="1.70954097222222"/>
            </table:cell-content-deletion>
            <table:cell-content-deletion>
              <table:cell-address table:column="1" table:row="20" table:table="1"/>
              <table:change-track-table-cell table:cell-address="'Compute Times'.B21" table:formula="oooc:=[.B20]*[.B5]" office:value-type="float" office:value="341.908194444444"/>
            </table:cell-content-deletion>
            <table:cell-content-deletion>
              <table:cell-address table:column="1" table:row="23" table:table="1"/>
              <table:change-track-table-cell table:cell-address="'Compute Times'.B24" table:formula="oooc:=[.B8]*[.B4]/(1024*1024*1024)" office:value-type="float" office:value="1.30385160446167"/>
            </table:cell-content-deletion>
            <table:cell-content-deletion>
              <table:cell-address table:column="1" table:row="24" table:table="1"/>
              <table:change-track-table-cell table:cell-address="'Compute Times'.B25" table:formula="oooc:=[.B8]*[.J4]/(1024*1024*1024)" office:value-type="float" office:value="1.30491144955158"/>
            </table:cell-content-deletion>
            <table:cell-content-deletion>
              <table:cell-address table:column="2" table:row="11" table:table="1"/>
              <table:change-track-table-cell table:cell-address="'Compute Times'.C12" table:formula="oooc:=[.B12]/24" office:value-type="float" office:value="0.70948828125"/>
            </table:cell-content-deletion>
            <table:cell-content-deletion>
              <table:cell-address table:column="2" table:row="12" table:table="1"/>
              <table:change-track-table-cell table:cell-address="'Compute Times'.C13" table:formula="oooc:=[.B13]/24" office:value-type="float" office:value="1.45536057692308"/>
            </table:cell-content-deletion>
            <table:cell-content-deletion>
              <table:cell-address table:column="2" table:row="13" table:table="1"/>
              <table:change-track-table-cell table:cell-address="'Compute Times'.C14" table:formula="oooc:=[.B14]/24" office:value-type="float" office:value="2.16484885817308"/>
            </table:cell-content-deletion>
            <table:cell-content-deletion>
              <table:cell-address table:column="2" table:row="14" table:table="1"/>
              <table:change-track-table-cell table:cell-address="'Compute Times'.C15" table:formula="oooc:=[.B15]/24" office:value-type="float" office:value="432.969771634615"/>
            </table:cell-content-deletion>
            <table:cell-content-deletion>
              <table:cell-address table:column="2" table:row="17" table:table="1"/>
              <table:change-track-table-cell table:cell-address="'Compute Times'.C18" table:formula="oooc:=[.B18]/24" office:value-type="float" office:value="0.0709716145833333"/>
            </table:cell-content-deletion>
            <table:cell-content-deletion>
              <table:cell-address table:column="2" table:row="18" table:table="1"/>
              <table:change-track-table-cell table:cell-address="'Compute Times'.C19" table:formula="oooc:=[.B19]/24" office:value-type="float" office:value="0.000259259259259259"/>
            </table:cell-content-deletion>
            <table:cell-content-deletion>
              <table:cell-address table:column="2" table:row="19" table:table="1"/>
              <table:change-track-table-cell table:cell-address="'Compute Times'.C20" table:formula="oooc:=[.B20]/24" office:value-type="float" office:value="0.0712308738425926"/>
            </table:cell-content-deletion>
            <table:cell-content-deletion>
              <table:cell-address table:column="2" table:row="20" table:table="1"/>
              <table:change-track-table-cell table:cell-address="'Compute Times'.C21" table:formula="oooc:=[.B21]/24" office:value-type="float" office:value="14.2461747685185"/>
            </table:cell-content-deletion>
          </table:deletions>
        </table:movement>
        <table:cell-content-change table:id="ct125">
          <table:cell-address table:column="0" table:row="26" table:table="1"/>
          <office:change-info>
            <dc:creator>Aick in der Au</dc:creator>
            <dc:date>2009-10-31T10:44:31.37</dc:date>
          </office:change-info>
          <table:previous>
            <table:change-track-table-cell/>
          </table:previous>
        </table:cell-content-change>
        <table:cell-content-change table:id="ct126">
          <table:cell-address table:column="0" table:row="27" table:table="1"/>
          <office:change-info>
            <dc:creator>Aick in der Au</dc:creator>
            <dc:date>2009-10-31T10:45:06.87</dc:date>
          </office:change-info>
          <table:previous>
            <table:change-track-table-cell/>
          </table:previous>
        </table:cell-content-change>
        <table:cell-content-change table:id="ct127">
          <table:cell-address table:column="1" table:row="27" table:table="1"/>
          <office:change-info>
            <dc:creator>Aick in der Au</dc:creator>
            <dc:date>2009-10-31T10:45:28.07</dc:date>
          </office:change-info>
          <table:previous>
            <table:change-track-table-cell/>
          </table:previous>
        </table:cell-content-change>
      </table:tracked-changes>
      <table:table table:name="NBF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52" table:default-cell-style-name="ce2"/>
        <table:table-row table:style-name="ro1">
          <table:table-cell table:style-name="ce1" office:value-type="string">
            <text:p>Neighbourhood function calculator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Gridsize [cells]</text:p>
          </table:table-cell>
          <table:table-cell table:style-name="ce5" office:value-type="float" office:value="837">
            <text:p>837</text:p>
          </table:table-cell>
          <table:table-cell table:number-columns-repeated="254"/>
        </table:table-row>
        <table:table-row table:style-name="ro2">
          <table:table-cell table:style-name="ce3" office:value-type="string">
            <text:p>Learning rate Begin</text:p>
          </table:table-cell>
          <table:table-cell table:style-name="ce5" office:value-type="float" office:value="0.25">
            <text:p>0.25</text:p>
          </table:table-cell>
          <table:table-cell table:number-columns-repeated="254"/>
        </table:table-row>
        <table:table-row table:style-name="ro2">
          <table:table-cell table:style-name="ce3" office:value-type="string">
            <text:p>Learning rate End</text:p>
          </table:table-cell>
          <table:table-cell table:style-name="ce5" office:value-type="float" office:value="0.01">
            <text:p>0.01</text:p>
          </table:table-cell>
          <table:table-cell/>
          <table:table-cell office:value-type="string">
            <text:p>Sigma</text:p>
          </table:table-cell>
          <table:table-cell table:formula="oooc:=[.B6]*(([.B7]/[.B6])^[.B4])" office:value-type="float" office:value="0.594603557501361">
            <text:p>0.59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Radius Begin</text:p>
          </table:table-cell>
          <table:table-cell table:style-name="ce5" office:value-type="float" office:value="1">
            <text:p>1</text:p>
          </table:table-cell>
          <table:table-cell/>
          <table:table-cell office:value-type="string">
            <text:p>Sigmasqr2</text:p>
          </table:table-cell>
          <table:table-cell table:formula="oooc:=[.E5]*[.E5]/ 2.71828182" office:value-type="float" office:value="0.130065024160473">
            <text:p>0.13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Radius End</text:p>
          </table:table-cell>
          <table:table-cell table:style-name="ce6" office:value-type="float" office:value="0.125">
            <text:p>0.125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Learningstep [%]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2">
          <table:table-cell office:value-type="string">
            <text:p>Current learning rate</text:p>
          </table:table-cell>
          <table:table-cell table:formula="oooc:=[.$B$4]*(([.$B$5]/[.$B$4])^[.B9])" office:value-type="float" office:value="0.25">
            <text:p>0.25</text:p>
          </table:table-cell>
          <table:table-cell table:formula="oooc:=[.$B$4]*(([.$B$5]/[.$B$4])^[.C9])" office:value-type="float" office:value="0.111803398874989">
            <text:p>0.11</text:p>
          </table:table-cell>
          <table:table-cell table:formula="oooc:=[.$B$4]*(([.$B$5]/[.$B$4])^[.D9])" office:value-type="float" office:value="0.05">
            <text:p>0.05</text:p>
          </table:table-cell>
          <table:table-cell table:formula="oooc:=[.$B$4]*(([.$B$5]/[.$B$4])^[.E9])" office:value-type="float" office:value="0.0223606797749979">
            <text:p>0.02</text:p>
          </table:table-cell>
          <table:table-cell table:formula="oooc:=[.$B$4]*(([.$B$5]/[.$B$4])^[.F9])" office:value-type="float" office:value="0.01">
            <text:p>0.01</text:p>
          </table:table-cell>
          <table:table-cell table:number-columns-repeated="250"/>
        </table:table-row>
        <table:table-row table:style-name="ro2">
          <table:table-cell>
            <draw:frame table:end-cell-address="NBF.S51" table:end-x="0.181cm" table:end-y="0.186cm" draw:z-index="0" svg:width="43.434cm" svg:height="17.707cm" svg:x="0.119cm" svg:y="0.399cm">
              <draw:object draw:notify-on-update-of-ranges="NBF.A62:NBF.F15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3">
          <table:table-cell table:style-name="Default" table:number-columns-repeated="6"/>
          <table:table-cell table:number-columns-repeated="250"/>
        </table:table-row>
        <table:table-row table:style-name="ro4">
          <table:table-cell table:style-name="Default" table:number-columns-repeated="6"/>
          <table:table-cell table:number-columns-repeated="250"/>
        </table:table-row>
        <table:table-row table:style-name="ro2" table:number-rows-repeated="48">
          <table:table-cell table:style-name="Default" table:number-columns-repeated="6"/>
          <table:table-cell table:number-columns-repeated="250"/>
        </table:table-row>
        <table:table-row table:style-name="ro2">
          <table:table-cell table:style-name="ce4" office:value-type="string">
            <text:p>Distance</text:p>
          </table:table-cell>
          <table:table-cell table:style-name="ce4" office:value-type="string">
            <text:p>NBF 0%</text:p>
          </table:table-cell>
          <table:table-cell table:style-name="ce4" office:value-type="string">
            <text:p>NBF 25%</text:p>
          </table:table-cell>
          <table:table-cell table:style-name="ce4" office:value-type="string">
            <text:p>NBF 50%</text:p>
          </table:table-cell>
          <table:table-cell table:style-name="ce4" office:value-type="string">
            <text:p>NBF 75%</text:p>
          </table:table-cell>
          <table:table-cell table:style-name="ce4" office:value-type="string">
            <text:p>NBF 100%</text:p>
          </table:table-cell>
          <table:table-cell table:number-columns-repeated="250"/>
        </table:table-row>
        <table:table-row table:style-name="ro2">
          <table:table-cell table:style-name="ce4" office:value-type="float" office:value="0">
            <text:p>0</text:p>
          </table:table-cell>
          <table:table-cell table:style-name="ce4" table:formula="oooc:=EXP(-([.A63]/[.$B$3])/[.$E$6])*[.$B$10]" office:value-type="float" office:value="0.25">
            <text:p>0.25</text:p>
          </table:table-cell>
          <table:table-cell table:style-name="ce4" table:formula="oooc:=EXP(-([.A63]/[.$B$3])/[.$E$6])*[.$C$10]" office:value-type="float" office:value="0.111803398874989">
            <text:p>0.11</text:p>
          </table:table-cell>
          <table:table-cell table:style-name="ce4" table:formula="oooc:=EXP(-([.A63]/[.$B$3])/[.$E$6])*[.$D$10]" office:value-type="float" office:value="0.05">
            <text:p>0.05</text:p>
          </table:table-cell>
          <table:table-cell table:style-name="ce4" table:formula="oooc:=EXP(-([.A63]/[.$B$3])/[.$E$6])*[.$E$10]" office:value-type="float" office:value="0.0223606797749979">
            <text:p>0.02</text:p>
          </table:table-cell>
          <table:table-cell table:style-name="ce4" table:formula="oooc:=EXP(-([.A63]/[.$B$3])/[.$E$6])*[.$F$10]" office:value-type="float" office:value="0.01">
            <text:p>0.01</text:p>
          </table:table-cell>
          <table:table-cell table:number-columns-repeated="250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4" table:formula="oooc:=EXP(-([.A64]/[.$B$3])/[.$E$6])*[.$B$10]" office:value-type="float" office:value="0.22805881264996">
            <text:p>0.23</text:p>
          </table:table-cell>
          <table:table-cell table:style-name="ce4" table:formula="oooc:=EXP(-([.A64]/[.$B$3])/[.$E$6])*[.$C$10]" office:value-type="float" office:value="0.10199100159064">
            <text:p>0.1</text:p>
          </table:table-cell>
          <table:table-cell table:style-name="ce4" table:formula="oooc:=EXP(-([.A64]/[.$B$3])/[.$E$6])*[.$D$10]" office:value-type="float" office:value="0.045611762529992">
            <text:p>0.05</text:p>
          </table:table-cell>
          <table:table-cell table:style-name="ce4" table:formula="oooc:=EXP(-([.A64]/[.$B$3])/[.$E$6])*[.$E$10]" office:value-type="float" office:value="0.020398200318128">
            <text:p>0.02</text:p>
          </table:table-cell>
          <table:table-cell table:style-name="ce4" table:formula="oooc:=EXP(-([.A64]/[.$B$3])/[.$E$6])*[.$F$10]" office:value-type="float" office:value="0.00912235250599841">
            <text:p>0.01</text:p>
          </table:table-cell>
          <table:table-cell table:number-columns-repeated="250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4" table:formula="oooc:=EXP(-([.A65]/[.$B$3])/[.$E$6])*[.$B$10]" office:value-type="float" office:value="0.208043288109238">
            <text:p>0.21</text:p>
          </table:table-cell>
          <table:table-cell table:style-name="ce4" table:formula="oooc:=EXP(-([.A65]/[.$B$3])/[.$E$6])*[.$C$10]" office:value-type="float" office:value="0.0930397868949662">
            <text:p>0.09</text:p>
          </table:table-cell>
          <table:table-cell table:style-name="ce4" table:formula="oooc:=EXP(-([.A65]/[.$B$3])/[.$E$6])*[.$D$10]" office:value-type="float" office:value="0.0416086576218477">
            <text:p>0.04</text:p>
          </table:table-cell>
          <table:table-cell table:style-name="ce4" table:formula="oooc:=EXP(-([.A65]/[.$B$3])/[.$E$6])*[.$E$10]" office:value-type="float" office:value="0.0186079573789932">
            <text:p>0.02</text:p>
          </table:table-cell>
          <table:table-cell table:style-name="ce4" table:formula="oooc:=EXP(-([.A65]/[.$B$3])/[.$E$6])*[.$F$10]" office:value-type="float" office:value="0.00832173152436954">
            <text:p>0.01</text:p>
          </table:table-cell>
          <table:table-cell table:number-columns-repeated="250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4" table:formula="oooc:=EXP(-([.A66]/[.$B$3])/[.$E$6])*[.$B$10]" office:value-type="float" office:value="0.189784421063946">
            <text:p>0.19</text:p>
          </table:table-cell>
          <table:table-cell table:style-name="ce4" table:formula="oooc:=EXP(-([.A66]/[.$B$3])/[.$E$6])*[.$C$10]" office:value-type="float" office:value="0.0848741733138852">
            <text:p>0.08</text:p>
          </table:table-cell>
          <table:table-cell table:style-name="ce4" table:formula="oooc:=EXP(-([.A66]/[.$B$3])/[.$E$6])*[.$D$10]" office:value-type="float" office:value="0.0379568842127892">
            <text:p>0.04</text:p>
          </table:table-cell>
          <table:table-cell table:style-name="ce4" table:formula="oooc:=EXP(-([.A66]/[.$B$3])/[.$E$6])*[.$E$10]" office:value-type="float" office:value="0.016974834662777">
            <text:p>0.02</text:p>
          </table:table-cell>
          <table:table-cell table:style-name="ce4" table:formula="oooc:=EXP(-([.A66]/[.$B$3])/[.$E$6])*[.$F$10]" office:value-type="float" office:value="0.00759137684255784">
            <text:p>0.01</text:p>
          </table:table-cell>
          <table:table-cell table:number-columns-repeated="250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4" table:formula="oooc:=EXP(-([.A67]/[.$B$3])/[.$E$6])*[.$B$10]" office:value-type="float" office:value="0.173128038909214">
            <text:p>0.17</text:p>
          </table:table-cell>
          <table:table-cell table:style-name="ce4" table:formula="oooc:=EXP(-([.A67]/[.$B$3])/[.$E$6])*[.$C$10]" office:value-type="float" office:value="0.0774252127624464">
            <text:p>0.08</text:p>
          </table:table-cell>
          <table:table-cell table:style-name="ce4" table:formula="oooc:=EXP(-([.A67]/[.$B$3])/[.$E$6])*[.$D$10]" office:value-type="float" office:value="0.0346256077818429">
            <text:p>0.03</text:p>
          </table:table-cell>
          <table:table-cell table:style-name="ce4" table:formula="oooc:=EXP(-([.A67]/[.$B$3])/[.$E$6])*[.$E$10]" office:value-type="float" office:value="0.0154850425524893">
            <text:p>0.02</text:p>
          </table:table-cell>
          <table:table-cell table:style-name="ce4" table:formula="oooc:=EXP(-([.A67]/[.$B$3])/[.$E$6])*[.$F$10]" office:value-type="float" office:value="0.00692512155636858">
            <text:p>0.01</text:p>
          </table:table-cell>
          <table:table-cell table:number-columns-repeated="250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4" table:formula="oooc:=EXP(-([.A68]/[.$B$3])/[.$E$6])*[.$B$10]" office:value-type="float" office:value="0.157933499960206">
            <text:p>0.16</text:p>
          </table:table-cell>
          <table:table-cell table:style-name="ce4" table:formula="oooc:=EXP(-([.A68]/[.$B$3])/[.$E$6])*[.$C$10]" office:value-type="float" office:value="0.0706300083670963">
            <text:p>0.07</text:p>
          </table:table-cell>
          <table:table-cell table:style-name="ce4" table:formula="oooc:=EXP(-([.A68]/[.$B$3])/[.$E$6])*[.$D$10]" office:value-type="float" office:value="0.0315866999920412">
            <text:p>0.03</text:p>
          </table:table-cell>
          <table:table-cell table:style-name="ce4" table:formula="oooc:=EXP(-([.A68]/[.$B$3])/[.$E$6])*[.$E$10]" office:value-type="float" office:value="0.0141260016734193">
            <text:p>0.01</text:p>
          </table:table-cell>
          <table:table-cell table:style-name="ce4" table:formula="oooc:=EXP(-([.A68]/[.$B$3])/[.$E$6])*[.$F$10]" office:value-type="float" office:value="0.00631733999840825">
            <text:p>0.01</text:p>
          </table:table-cell>
          <table:table-cell table:number-columns-repeated="250"/>
        </table:table-row>
        <table:table-row table:style-name="ro2">
          <table:table-cell table:style-name="ce4" office:value-type="float" office:value="60">
            <text:p>60</text:p>
          </table:table-cell>
          <table:table-cell table:style-name="ce4" table:formula="oooc:=EXP(-([.A69]/[.$B$3])/[.$E$6])*[.$B$10]" office:value-type="float" office:value="0.144072505914309">
            <text:p>0.14</text:p>
          </table:table-cell>
          <table:table-cell table:style-name="ce4" table:formula="oooc:=EXP(-([.A69]/[.$B$3])/[.$E$6])*[.$C$10]" office:value-type="float" office:value="0.0644311833826269">
            <text:p>0.06</text:p>
          </table:table-cell>
          <table:table-cell table:style-name="ce4" table:formula="oooc:=EXP(-([.A69]/[.$B$3])/[.$E$6])*[.$D$10]" office:value-type="float" office:value="0.0288145011828617">
            <text:p>0.03</text:p>
          </table:table-cell>
          <table:table-cell table:style-name="ce4" table:formula="oooc:=EXP(-([.A69]/[.$B$3])/[.$E$6])*[.$E$10]" office:value-type="float" office:value="0.0128862366765254">
            <text:p>0.01</text:p>
          </table:table-cell>
          <table:table-cell table:style-name="ce4" table:formula="oooc:=EXP(-([.A69]/[.$B$3])/[.$E$6])*[.$F$10]" office:value-type="float" office:value="0.00576290023657234">
            <text:p>0.01</text:p>
          </table:table-cell>
          <table:table-cell table:number-columns-repeated="250"/>
        </table:table-row>
        <table:table-row table:style-name="ro2">
          <table:table-cell table:style-name="ce4" office:value-type="float" office:value="70">
            <text:p>70</text:p>
          </table:table-cell>
          <table:table-cell table:style-name="ce4" table:formula="oooc:=EXP(-([.A70]/[.$B$3])/[.$E$6])*[.$B$10]" office:value-type="float" office:value="0.131428018537286">
            <text:p>0.13</text:p>
          </table:table-cell>
          <table:table-cell table:style-name="ce4" table:formula="oooc:=EXP(-([.A70]/[.$B$3])/[.$E$6])*[.$C$10]" office:value-type="float" office:value="0.0587763967194949">
            <text:p>0.06</text:p>
          </table:table-cell>
          <table:table-cell table:style-name="ce4" table:formula="oooc:=EXP(-([.A70]/[.$B$3])/[.$E$6])*[.$D$10]" office:value-type="float" office:value="0.0262856037074573">
            <text:p>0.03</text:p>
          </table:table-cell>
          <table:table-cell table:style-name="ce4" table:formula="oooc:=EXP(-([.A70]/[.$B$3])/[.$E$6])*[.$E$10]" office:value-type="float" office:value="0.011755279343899">
            <text:p>0.01</text:p>
          </table:table-cell>
          <table:table-cell table:style-name="ce4" table:formula="oooc:=EXP(-([.A70]/[.$B$3])/[.$E$6])*[.$F$10]" office:value-type="float" office:value="0.00525712074149145">
            <text:p>0.01</text:p>
          </table:table-cell>
          <table:table-cell table:number-columns-repeated="250"/>
        </table:table-row>
        <table:table-row table:style-name="ro2">
          <table:table-cell table:style-name="ce4" office:value-type="float" office:value="80">
            <text:p>80</text:p>
          </table:table-cell>
          <table:table-cell table:style-name="ce4" table:formula="oooc:=EXP(-([.A71]/[.$B$3])/[.$E$6])*[.$B$10]" office:value-type="float" office:value="0.119893271426202">
            <text:p>0.12</text:p>
          </table:table-cell>
          <table:table-cell table:style-name="ce4" table:formula="oooc:=EXP(-([.A71]/[.$B$3])/[.$E$6])*[.$C$10]" office:value-type="float" office:value="0.0536179009907641">
            <text:p>0.05</text:p>
          </table:table-cell>
          <table:table-cell table:style-name="ce4" table:formula="oooc:=EXP(-([.A71]/[.$B$3])/[.$E$6])*[.$D$10]" office:value-type="float" office:value="0.0239786542852404">
            <text:p>0.02</text:p>
          </table:table-cell>
          <table:table-cell table:style-name="ce4" table:formula="oooc:=EXP(-([.A71]/[.$B$3])/[.$E$6])*[.$E$10]" office:value-type="float" office:value="0.0107235801981528">
            <text:p>0.01</text:p>
          </table:table-cell>
          <table:table-cell table:style-name="ce4" table:formula="oooc:=EXP(-([.A71]/[.$B$3])/[.$E$6])*[.$F$10]" office:value-type="float" office:value="0.0047957308570480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90">
            <text:p>90</text:p>
          </table:table-cell>
          <table:table-cell table:style-name="ce4" table:formula="oooc:=EXP(-([.A72]/[.$B$3])/[.$E$6])*[.$B$10]" office:value-type="float" office:value="0.109370868504716">
            <text:p>0.11</text:p>
          </table:table-cell>
          <table:table-cell table:style-name="ce4" table:formula="oooc:=EXP(-([.A72]/[.$B$3])/[.$E$6])*[.$C$10]" office:value-type="float" office:value="0.0489121393469471">
            <text:p>0.05</text:p>
          </table:table-cell>
          <table:table-cell table:style-name="ce4" table:formula="oooc:=EXP(-([.A72]/[.$B$3])/[.$E$6])*[.$D$10]" office:value-type="float" office:value="0.0218741737009432">
            <text:p>0.02</text:p>
          </table:table-cell>
          <table:table-cell table:style-name="ce4" table:formula="oooc:=EXP(-([.A72]/[.$B$3])/[.$E$6])*[.$E$10]" office:value-type="float" office:value="0.00978242786938942">
            <text:p>0.01</text:p>
          </table:table-cell>
          <table:table-cell table:style-name="ce4" table:formula="oooc:=EXP(-([.A72]/[.$B$3])/[.$E$6])*[.$F$10]" office:value-type="float" office:value="0.0043748347401886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table:formula="oooc:=EXP(-([.A73]/[.$B$3])/[.$E$6])*[.$B$10]" office:value-type="float" office:value="0.0997719616387217">
            <text:p>0.1</text:p>
          </table:table-cell>
          <table:table-cell table:style-name="ce4" table:formula="oooc:=EXP(-([.A73]/[.$B$3])/[.$E$6])*[.$C$10]" office:value-type="float" office:value="0.0446193776945366">
            <text:p>0.04</text:p>
          </table:table-cell>
          <table:table-cell table:style-name="ce4" table:formula="oooc:=EXP(-([.A73]/[.$B$3])/[.$E$6])*[.$D$10]" office:value-type="float" office:value="0.0199543923277444">
            <text:p>0.02</text:p>
          </table:table-cell>
          <table:table-cell table:style-name="ce4" table:formula="oooc:=EXP(-([.A73]/[.$B$3])/[.$E$6])*[.$E$10]" office:value-type="float" office:value="0.00892387553890733">
            <text:p>0.01</text:p>
          </table:table-cell>
          <table:table-cell table:style-name="ce4" table:formula="oooc:=EXP(-([.A73]/[.$B$3])/[.$E$6])*[.$F$10]" office:value-type="float" office:value="0.0039908784655488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10">
            <text:p>110</text:p>
          </table:table-cell>
          <table:table-cell table:style-name="ce4" table:formula="oooc:=EXP(-([.A74]/[.$B$3])/[.$E$6])*[.$B$10]" office:value-type="float" office:value="0.091015500428337">
            <text:p>0.09</text:p>
          </table:table-cell>
          <table:table-cell table:style-name="ce4" table:formula="oooc:=EXP(-([.A74]/[.$B$3])/[.$E$6])*[.$C$10]" office:value-type="float" office:value="0.0407033691927846">
            <text:p>0.04</text:p>
          </table:table-cell>
          <table:table-cell table:style-name="ce4" table:formula="oooc:=EXP(-([.A74]/[.$B$3])/[.$E$6])*[.$D$10]" office:value-type="float" office:value="0.0182031000856674">
            <text:p>0.02</text:p>
          </table:table-cell>
          <table:table-cell table:style-name="ce4" table:formula="oooc:=EXP(-([.A74]/[.$B$3])/[.$E$6])*[.$E$10]" office:value-type="float" office:value="0.00814067383855691">
            <text:p>0.01</text:p>
          </table:table-cell>
          <table:table-cell table:style-name="ce4" table:formula="oooc:=EXP(-([.A74]/[.$B$3])/[.$E$6])*[.$F$10]" office:value-type="float" office:value="0.0036406200171334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20">
            <text:p>120</text:p>
          </table:table-cell>
          <table:table-cell table:style-name="ce4" table:formula="oooc:=EXP(-([.A75]/[.$B$3])/[.$E$6])*[.$B$10]" office:value-type="float" office:value="0.0830275478417139">
            <text:p>0.08</text:p>
          </table:table-cell>
          <table:table-cell table:style-name="ce4" table:formula="oooc:=EXP(-([.A75]/[.$B$3])/[.$E$6])*[.$C$10]" office:value-type="float" office:value="0.0371310481958376">
            <text:p>0.04</text:p>
          </table:table-cell>
          <table:table-cell table:style-name="ce4" table:formula="oooc:=EXP(-([.A75]/[.$B$3])/[.$E$6])*[.$D$10]" office:value-type="float" office:value="0.0166055095683428">
            <text:p>0.02</text:p>
          </table:table-cell>
          <table:table-cell table:style-name="ce4" table:formula="oooc:=EXP(-([.A75]/[.$B$3])/[.$E$6])*[.$E$10]" office:value-type="float" office:value="0.00742620963916753">
            <text:p>0.01</text:p>
          </table:table-cell>
          <table:table-cell table:style-name="ce4" table:formula="oooc:=EXP(-([.A75]/[.$B$3])/[.$E$6])*[.$F$10]" office:value-type="float" office:value="0.0033211019136685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30">
            <text:p>130</text:p>
          </table:table-cell>
          <table:table-cell table:style-name="ce4" table:formula="oooc:=EXP(-([.A76]/[.$B$3])/[.$E$6])*[.$B$10]" office:value-type="float" office:value="0.0757406559120761">
            <text:p>0.08</text:p>
          </table:table-cell>
          <table:table-cell table:style-name="ce4" table:formula="oooc:=EXP(-([.A76]/[.$B$3])/[.$E$6])*[.$C$10]" office:value-type="float" office:value="0.0338722510559647">
            <text:p>0.03</text:p>
          </table:table-cell>
          <table:table-cell table:style-name="ce4" table:formula="oooc:=EXP(-([.A76]/[.$B$3])/[.$E$6])*[.$D$10]" office:value-type="float" office:value="0.0151481311824152">
            <text:p>0.02</text:p>
          </table:table-cell>
          <table:table-cell table:style-name="ce4" table:formula="oooc:=EXP(-([.A76]/[.$B$3])/[.$E$6])*[.$E$10]" office:value-type="float" office:value="0.00677445021119294">
            <text:p>0.01</text:p>
          </table:table-cell>
          <table:table-cell table:style-name="ce4" table:formula="oooc:=EXP(-([.A76]/[.$B$3])/[.$E$6])*[.$F$10]" office:value-type="float" office:value="0.0030296262364830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40">
            <text:p>140</text:p>
          </table:table-cell>
          <table:table-cell table:style-name="ce4" table:formula="oooc:=EXP(-([.A77]/[.$B$3])/[.$E$6])*[.$B$10]" office:value-type="float" office:value="0.0690932962265491">
            <text:p>0.07</text:p>
          </table:table-cell>
          <table:table-cell table:style-name="ce4" table:formula="oooc:=EXP(-([.A77]/[.$B$3])/[.$E$6])*[.$C$10]" office:value-type="float" office:value="0.0308994614304187">
            <text:p>0.03</text:p>
          </table:table-cell>
          <table:table-cell table:style-name="ce4" table:formula="oooc:=EXP(-([.A77]/[.$B$3])/[.$E$6])*[.$D$10]" office:value-type="float" office:value="0.0138186592453098">
            <text:p>0.01</text:p>
          </table:table-cell>
          <table:table-cell table:style-name="ce4" table:formula="oooc:=EXP(-([.A77]/[.$B$3])/[.$E$6])*[.$E$10]" office:value-type="float" office:value="0.00617989228608374">
            <text:p>0.01</text:p>
          </table:table-cell>
          <table:table-cell table:style-name="ce4" table:formula="oooc:=EXP(-([.A77]/[.$B$3])/[.$E$6])*[.$F$10]" office:value-type="float" office:value="0.0027637318490619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50">
            <text:p>150</text:p>
          </table:table-cell>
          <table:table-cell table:style-name="ce4" table:formula="oooc:=EXP(-([.A78]/[.$B$3])/[.$E$6])*[.$B$10]" office:value-type="float" office:value="0.063029340397995">
            <text:p>0.06</text:p>
          </table:table-cell>
          <table:table-cell table:style-name="ce4" table:formula="oooc:=EXP(-([.A78]/[.$B$3])/[.$E$6])*[.$C$10]" office:value-type="float" office:value="0.0281875779413781">
            <text:p>0.03</text:p>
          </table:table-cell>
          <table:table-cell table:style-name="ce4" table:formula="oooc:=EXP(-([.A78]/[.$B$3])/[.$E$6])*[.$D$10]" office:value-type="float" office:value="0.012605868079599">
            <text:p>0.01</text:p>
          </table:table-cell>
          <table:table-cell table:style-name="ce4" table:formula="oooc:=EXP(-([.A78]/[.$B$3])/[.$E$6])*[.$E$10]" office:value-type="float" office:value="0.00563751558827562">
            <text:p>0.01</text:p>
          </table:table-cell>
          <table:table-cell table:style-name="ce4" table:formula="oooc:=EXP(-([.A78]/[.$B$3])/[.$E$6])*[.$F$10]" office:value-type="float" office:value="0.002521173615919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60">
            <text:p>160</text:p>
          </table:table-cell>
          <table:table-cell table:style-name="ce4" table:formula="oooc:=EXP(-([.A79]/[.$B$3])/[.$E$6])*[.$B$10]" office:value-type="float" office:value="0.0574975861331076">
            <text:p>0.06</text:p>
          </table:table-cell>
          <table:table-cell table:style-name="ce4" table:formula="oooc:=EXP(-([.A79]/[.$B$3])/[.$E$6])*[.$C$10]" office:value-type="float" office:value="0.0257137022271556">
            <text:p>0.03</text:p>
          </table:table-cell>
          <table:table-cell table:style-name="ce4" table:formula="oooc:=EXP(-([.A79]/[.$B$3])/[.$E$6])*[.$D$10]" office:value-type="float" office:value="0.0114995172266215">
            <text:p>0.01</text:p>
          </table:table-cell>
          <table:table-cell table:style-name="ce4" table:formula="oooc:=EXP(-([.A79]/[.$B$3])/[.$E$6])*[.$E$10]" office:value-type="float" office:value="0.00514274044543112">
            <text:p>0.01</text:p>
          </table:table-cell>
          <table:table-cell table:style-name="ce4" table:formula="oooc:=EXP(-([.A79]/[.$B$3])/[.$E$6])*[.$F$10]" office:value-type="float" office:value="0.002299903445324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70">
            <text:p>170</text:p>
          </table:table-cell>
          <table:table-cell table:style-name="ce4" table:formula="oooc:=EXP(-([.A80]/[.$B$3])/[.$E$6])*[.$B$10]" office:value-type="float" office:value="0.0524513248950214">
            <text:p>0.05</text:p>
          </table:table-cell>
          <table:table-cell table:style-name="ce4" table:formula="oooc:=EXP(-([.A80]/[.$B$3])/[.$E$6])*[.$C$10]" office:value-type="float" office:value="0.023456945595039">
            <text:p>0.02</text:p>
          </table:table-cell>
          <table:table-cell table:style-name="ce4" table:formula="oooc:=EXP(-([.A80]/[.$B$3])/[.$E$6])*[.$D$10]" office:value-type="float" office:value="0.0104902649790043">
            <text:p>0.01</text:p>
          </table:table-cell>
          <table:table-cell table:style-name="ce4" table:formula="oooc:=EXP(-([.A80]/[.$B$3])/[.$E$6])*[.$E$10]" office:value-type="float" office:value="0.00469138911900779">
            <text:p>0</text:p>
          </table:table-cell>
          <table:table-cell table:style-name="ce4" table:formula="oooc:=EXP(-([.A80]/[.$B$3])/[.$E$6])*[.$F$10]" office:value-type="float" office:value="0.0020980529958008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80">
            <text:p>180</text:p>
          </table:table-cell>
          <table:table-cell table:style-name="ce4" table:formula="oooc:=EXP(-([.A81]/[.$B$3])/[.$E$6])*[.$B$10]" office:value-type="float" office:value="0.0478479475099035">
            <text:p>0.05</text:p>
          </table:table-cell>
          <table:table-cell table:style-name="ce4" table:formula="oooc:=EXP(-([.A81]/[.$B$3])/[.$E$6])*[.$C$10]" office:value-type="float" office:value="0.0213982526431972">
            <text:p>0.02</text:p>
          </table:table-cell>
          <table:table-cell table:style-name="ce4" table:formula="oooc:=EXP(-([.A81]/[.$B$3])/[.$E$6])*[.$D$10]" office:value-type="float" office:value="0.00956958950198069">
            <text:p>0.01</text:p>
          </table:table-cell>
          <table:table-cell table:style-name="ce4" table:formula="oooc:=EXP(-([.A81]/[.$B$3])/[.$E$6])*[.$E$10]" office:value-type="float" office:value="0.00427965052863944">
            <text:p>0</text:p>
          </table:table-cell>
          <table:table-cell table:style-name="ce4" table:formula="oooc:=EXP(-([.A81]/[.$B$3])/[.$E$6])*[.$F$10]" office:value-type="float" office:value="0.0019139179003961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90">
            <text:p>190</text:p>
          </table:table-cell>
          <table:table-cell table:style-name="ce4" table:formula="oooc:=EXP(-([.A82]/[.$B$3])/[.$E$6])*[.$B$10]" office:value-type="float" office:value="0.0436485843873848">
            <text:p>0.04</text:p>
          </table:table-cell>
          <table:table-cell table:style-name="ce4" table:formula="oooc:=EXP(-([.A82]/[.$B$3])/[.$E$6])*[.$C$10]" office:value-type="float" office:value="0.0195202403623657">
            <text:p>0.02</text:p>
          </table:table-cell>
          <table:table-cell table:style-name="ce4" table:formula="oooc:=EXP(-([.A82]/[.$B$3])/[.$E$6])*[.$D$10]" office:value-type="float" office:value="0.00872971687747696">
            <text:p>0.01</text:p>
          </table:table-cell>
          <table:table-cell table:style-name="ce4" table:formula="oooc:=EXP(-([.A82]/[.$B$3])/[.$E$6])*[.$E$10]" office:value-type="float" office:value="0.00390404807247314">
            <text:p>0</text:p>
          </table:table-cell>
          <table:table-cell table:style-name="ce4" table:formula="oooc:=EXP(-([.A82]/[.$B$3])/[.$E$6])*[.$F$10]" office:value-type="float" office:value="0.0017459433754953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00">
            <text:p>200</text:p>
          </table:table-cell>
          <table:table-cell table:style-name="ce4" table:formula="oooc:=EXP(-([.A83]/[.$B$3])/[.$E$6])*[.$B$10]" office:value-type="float" office:value="0.0398177773169543">
            <text:p>0.04</text:p>
          </table:table-cell>
          <table:table-cell table:style-name="ce4" table:formula="oooc:=EXP(-([.A83]/[.$B$3])/[.$E$6])*[.$C$10]" office:value-type="float" office:value="0.0178070513587318">
            <text:p>0.02</text:p>
          </table:table-cell>
          <table:table-cell table:style-name="ce4" table:formula="oooc:=EXP(-([.A83]/[.$B$3])/[.$E$6])*[.$D$10]" office:value-type="float" office:value="0.00796355546339085">
            <text:p>0.01</text:p>
          </table:table-cell>
          <table:table-cell table:style-name="ce4" table:formula="oooc:=EXP(-([.A83]/[.$B$3])/[.$E$6])*[.$E$10]" office:value-type="float" office:value="0.00356141027174636">
            <text:p>0</text:p>
          </table:table-cell>
          <table:table-cell table:style-name="ce4" table:formula="oooc:=EXP(-([.A83]/[.$B$3])/[.$E$6])*[.$F$10]" office:value-type="float" office:value="0.0015927110926781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10">
            <text:p>210</text:p>
          </table:table-cell>
          <table:table-cell table:style-name="ce4" table:formula="oooc:=EXP(-([.A84]/[.$B$3])/[.$E$6])*[.$B$10]" office:value-type="float" office:value="0.0363231800690604">
            <text:p>0.04</text:p>
          </table:table-cell>
          <table:table-cell table:style-name="ce4" table:formula="oooc:=EXP(-([.A84]/[.$B$3])/[.$E$6])*[.$C$10]" office:value-type="float" office:value="0.0162442199586769">
            <text:p>0.02</text:p>
          </table:table-cell>
          <table:table-cell table:style-name="ce4" table:formula="oooc:=EXP(-([.A84]/[.$B$3])/[.$E$6])*[.$D$10]" office:value-type="float" office:value="0.00726463601381208">
            <text:p>0.01</text:p>
          </table:table-cell>
          <table:table-cell table:style-name="ce4" table:formula="oooc:=EXP(-([.A84]/[.$B$3])/[.$E$6])*[.$E$10]" office:value-type="float" office:value="0.00324884399173538">
            <text:p>0</text:p>
          </table:table-cell>
          <table:table-cell table:style-name="ce4" table:formula="oooc:=EXP(-([.A84]/[.$B$3])/[.$E$6])*[.$F$10]" office:value-type="float" office:value="0.0014529272027624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20">
            <text:p>220</text:p>
          </table:table-cell>
          <table:table-cell table:style-name="ce4" table:formula="oooc:=EXP(-([.A85]/[.$B$3])/[.$E$6])*[.$B$10]" office:value-type="float" office:value="0.0331352852728824">
            <text:p>0.03</text:p>
          </table:table-cell>
          <table:table-cell table:style-name="ce4" table:formula="oooc:=EXP(-([.A85]/[.$B$3])/[.$E$6])*[.$C$10]" office:value-type="float" office:value="0.0148185500648026">
            <text:p>0.01</text:p>
          </table:table-cell>
          <table:table-cell table:style-name="ce4" table:formula="oooc:=EXP(-([.A85]/[.$B$3])/[.$E$6])*[.$D$10]" office:value-type="float" office:value="0.00662705705457649">
            <text:p>0.01</text:p>
          </table:table-cell>
          <table:table-cell table:style-name="ce4" table:formula="oooc:=EXP(-([.A85]/[.$B$3])/[.$E$6])*[.$E$10]" office:value-type="float" office:value="0.00296371001296051">
            <text:p>0</text:p>
          </table:table-cell>
          <table:table-cell table:style-name="ce4" table:formula="oooc:=EXP(-([.A85]/[.$B$3])/[.$E$6])*[.$F$10]" office:value-type="float" office:value="0.001325411410915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30">
            <text:p>230</text:p>
          </table:table-cell>
          <table:table-cell table:style-name="ce4" table:formula="oooc:=EXP(-([.A86]/[.$B$3])/[.$E$6])*[.$B$10]" office:value-type="float" office:value="0.0302271752646051">
            <text:p>0.03</text:p>
          </table:table-cell>
          <table:table-cell table:style-name="ce4" table:formula="oooc:=EXP(-([.A86]/[.$B$3])/[.$E$6])*[.$C$10]" office:value-type="float" office:value="0.0135180037318915">
            <text:p>0.01</text:p>
          </table:table-cell>
          <table:table-cell table:style-name="ce4" table:formula="oooc:=EXP(-([.A86]/[.$B$3])/[.$E$6])*[.$D$10]" office:value-type="float" office:value="0.00604543505292103">
            <text:p>0.01</text:p>
          </table:table-cell>
          <table:table-cell table:style-name="ce4" table:formula="oooc:=EXP(-([.A86]/[.$B$3])/[.$E$6])*[.$E$10]" office:value-type="float" office:value="0.00270360074637829">
            <text:p>0</text:p>
          </table:table-cell>
          <table:table-cell table:style-name="ce4" table:formula="oooc:=EXP(-([.A86]/[.$B$3])/[.$E$6])*[.$F$10]" office:value-type="float" office:value="0.00120908701058421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40">
            <text:p>240</text:p>
          </table:table-cell>
          <table:table-cell table:style-name="ce4" table:formula="oooc:=EXP(-([.A87]/[.$B$3])/[.$E$6])*[.$B$10]" office:value-type="float" office:value="0.0275742948024324">
            <text:p>0.03</text:p>
          </table:table-cell>
          <table:table-cell table:style-name="ce4" table:formula="oooc:=EXP(-([.A87]/[.$B$3])/[.$E$6])*[.$C$10]" office:value-type="float" office:value="0.0123315995219716">
            <text:p>0.01</text:p>
          </table:table-cell>
          <table:table-cell table:style-name="ce4" table:formula="oooc:=EXP(-([.A87]/[.$B$3])/[.$E$6])*[.$D$10]" office:value-type="float" office:value="0.00551485896048647">
            <text:p>0.01</text:p>
          </table:table-cell>
          <table:table-cell table:style-name="ce4" table:formula="oooc:=EXP(-([.A87]/[.$B$3])/[.$E$6])*[.$E$10]" office:value-type="float" office:value="0.00246631990439432">
            <text:p>0</text:p>
          </table:table-cell>
          <table:table-cell table:style-name="ce4" table:formula="oooc:=EXP(-([.A87]/[.$B$3])/[.$E$6])*[.$F$10]" office:value-type="float" office:value="0.0011029717920972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50">
            <text:p>250</text:p>
          </table:table-cell>
          <table:table-cell table:style-name="ce4" table:formula="oooc:=EXP(-([.A88]/[.$B$3])/[.$E$6])*[.$B$10]" office:value-type="float" office:value="0.0251542437292108">
            <text:p>0.03</text:p>
          </table:table-cell>
          <table:table-cell table:style-name="ce4" table:formula="oooc:=EXP(-([.A88]/[.$B$3])/[.$E$6])*[.$C$10]" office:value-type="float" office:value="0.0112493197802226">
            <text:p>0.01</text:p>
          </table:table-cell>
          <table:table-cell table:style-name="ce4" table:formula="oooc:=EXP(-([.A88]/[.$B$3])/[.$E$6])*[.$D$10]" office:value-type="float" office:value="0.00503084874584215">
            <text:p>0.01</text:p>
          </table:table-cell>
          <table:table-cell table:style-name="ce4" table:formula="oooc:=EXP(-([.A88]/[.$B$3])/[.$E$6])*[.$E$10]" office:value-type="float" office:value="0.00224986395604452">
            <text:p>0</text:p>
          </table:table-cell>
          <table:table-cell table:style-name="ce4" table:formula="oooc:=EXP(-([.A88]/[.$B$3])/[.$E$6])*[.$F$10]" office:value-type="float" office:value="0.0010061697491684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60">
            <text:p>260</text:p>
          </table:table-cell>
          <table:table-cell table:style-name="ce4" table:formula="oooc:=EXP(-([.A89]/[.$B$3])/[.$E$6])*[.$B$10]" office:value-type="float" office:value="0.022946587831966">
            <text:p>0.02</text:p>
          </table:table-cell>
          <table:table-cell table:style-name="ce4" table:formula="oooc:=EXP(-([.A89]/[.$B$3])/[.$E$6])*[.$C$10]" office:value-type="float" office:value="0.0102620260487891">
            <text:p>0.01</text:p>
          </table:table-cell>
          <table:table-cell table:style-name="ce4" table:formula="oooc:=EXP(-([.A89]/[.$B$3])/[.$E$6])*[.$D$10]" office:value-type="float" office:value="0.00458931756639321">
            <text:p>0</text:p>
          </table:table-cell>
          <table:table-cell table:style-name="ce4" table:formula="oooc:=EXP(-([.A89]/[.$B$3])/[.$E$6])*[.$E$10]" office:value-type="float" office:value="0.00205240520975782">
            <text:p>0</text:p>
          </table:table-cell>
          <table:table-cell table:style-name="ce4" table:formula="oooc:=EXP(-([.A89]/[.$B$3])/[.$E$6])*[.$F$10]" office:value-type="float" office:value="0.00091786351327864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70">
            <text:p>270</text:p>
          </table:table-cell>
          <table:table-cell table:style-name="ce4" table:formula="oooc:=EXP(-([.A90]/[.$B$3])/[.$E$6])*[.$B$10]" office:value-type="float" office:value="0.0209326863013048">
            <text:p>0.02</text:p>
          </table:table-cell>
          <table:table-cell table:style-name="ce4" table:formula="oooc:=EXP(-([.A90]/[.$B$3])/[.$E$6])*[.$C$10]" office:value-type="float" office:value="0.00936138190427923">
            <text:p>0.01</text:p>
          </table:table-cell>
          <table:table-cell table:style-name="ce4" table:formula="oooc:=EXP(-([.A90]/[.$B$3])/[.$E$6])*[.$D$10]" office:value-type="float" office:value="0.00418653726026096">
            <text:p>0</text:p>
          </table:table-cell>
          <table:table-cell table:style-name="ce4" table:formula="oooc:=EXP(-([.A90]/[.$B$3])/[.$E$6])*[.$E$10]" office:value-type="float" office:value="0.00187227638085585">
            <text:p>0</text:p>
          </table:table-cell>
          <table:table-cell table:style-name="ce4" table:formula="oooc:=EXP(-([.A90]/[.$B$3])/[.$E$6])*[.$F$10]" office:value-type="float" office:value="0.00083730745205219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80">
            <text:p>280</text:p>
          </table:table-cell>
          <table:table-cell table:style-name="ce4" table:formula="oooc:=EXP(-([.A91]/[.$B$3])/[.$E$6])*[.$B$10]" office:value-type="float" office:value="0.0190955343337986">
            <text:p>0.02</text:p>
          </table:table-cell>
          <table:table-cell table:style-name="ce4" table:formula="oooc:=EXP(-([.A91]/[.$B$3])/[.$E$6])*[.$C$10]" office:value-type="float" office:value="0.00853978256741098">
            <text:p>0.01</text:p>
          </table:table-cell>
          <table:table-cell table:style-name="ce4" table:formula="oooc:=EXP(-([.A91]/[.$B$3])/[.$E$6])*[.$D$10]" office:value-type="float" office:value="0.00381910686675973">
            <text:p>0</text:p>
          </table:table-cell>
          <table:table-cell table:style-name="ce4" table:formula="oooc:=EXP(-([.A91]/[.$B$3])/[.$E$6])*[.$E$10]" office:value-type="float" office:value="0.0017079565134822">
            <text:p>0</text:p>
          </table:table-cell>
          <table:table-cell table:style-name="ce4" table:formula="oooc:=EXP(-([.A91]/[.$B$3])/[.$E$6])*[.$F$10]" office:value-type="float" office:value="0.00076382137335194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90">
            <text:p>290</text:p>
          </table:table-cell>
          <table:table-cell table:style-name="ce4" table:formula="oooc:=EXP(-([.A92]/[.$B$3])/[.$E$6])*[.$B$10]" office:value-type="float" office:value="0.0174196195483307">
            <text:p>0.02</text:p>
          </table:table-cell>
          <table:table-cell table:style-name="ce4" table:formula="oooc:=EXP(-([.A92]/[.$B$3])/[.$E$6])*[.$C$10]" office:value-type="float" office:value="0.0077902906904503">
            <text:p>0.01</text:p>
          </table:table-cell>
          <table:table-cell table:style-name="ce4" table:formula="oooc:=EXP(-([.A92]/[.$B$3])/[.$E$6])*[.$D$10]" office:value-type="float" office:value="0.00348392390966613">
            <text:p>0</text:p>
          </table:table-cell>
          <table:table-cell table:style-name="ce4" table:formula="oooc:=EXP(-([.A92]/[.$B$3])/[.$E$6])*[.$E$10]" office:value-type="float" office:value="0.00155805813809006">
            <text:p>0</text:p>
          </table:table-cell>
          <table:table-cell table:style-name="ce4" table:formula="oooc:=EXP(-([.A92]/[.$B$3])/[.$E$6])*[.$F$10]" office:value-type="float" office:value="0.00069678478193322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00">
            <text:p>300</text:p>
          </table:table-cell>
          <table:table-cell table:style-name="ce4" table:formula="oooc:=EXP(-([.A93]/[.$B$3])/[.$E$6])*[.$B$10]" office:value-type="float" office:value="0.0158907910040253">
            <text:p>0.02</text:p>
          </table:table-cell>
          <table:table-cell table:style-name="ce4" table:formula="oooc:=EXP(-([.A93]/[.$B$3])/[.$E$6])*[.$C$10]" office:value-type="float" office:value="0.00710657778024854">
            <text:p>0.01</text:p>
          </table:table-cell>
          <table:table-cell table:style-name="ce4" table:formula="oooc:=EXP(-([.A93]/[.$B$3])/[.$E$6])*[.$D$10]" office:value-type="float" office:value="0.00317815820080506">
            <text:p>0</text:p>
          </table:table-cell>
          <table:table-cell table:style-name="ce4" table:formula="oooc:=EXP(-([.A93]/[.$B$3])/[.$E$6])*[.$E$10]" office:value-type="float" office:value="0.00142131555604971">
            <text:p>0</text:p>
          </table:table-cell>
          <table:table-cell table:style-name="ce4" table:formula="oooc:=EXP(-([.A93]/[.$B$3])/[.$E$6])*[.$F$10]" office:value-type="float" office:value="0.00063563164016101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10">
            <text:p>310</text:p>
          </table:table-cell>
          <table:table-cell table:style-name="ce4" table:formula="oooc:=EXP(-([.A94]/[.$B$3])/[.$E$6])*[.$B$10]" office:value-type="float" office:value="0.0144961397137867">
            <text:p>0.01</text:p>
          </table:table-cell>
          <table:table-cell table:style-name="ce4" table:formula="oooc:=EXP(-([.A94]/[.$B$3])/[.$E$6])*[.$C$10]" office:value-type="float" office:value="0.00648287076227229">
            <text:p>0.01</text:p>
          </table:table-cell>
          <table:table-cell table:style-name="ce4" table:formula="oooc:=EXP(-([.A94]/[.$B$3])/[.$E$6])*[.$D$10]" office:value-type="float" office:value="0.00289922794275734">
            <text:p>0</text:p>
          </table:table-cell>
          <table:table-cell table:style-name="ce4" table:formula="oooc:=EXP(-([.A94]/[.$B$3])/[.$E$6])*[.$E$10]" office:value-type="float" office:value="0.00129657415245446">
            <text:p>0</text:p>
          </table:table-cell>
          <table:table-cell table:style-name="ce4" table:formula="oooc:=EXP(-([.A94]/[.$B$3])/[.$E$6])*[.$F$10]" office:value-type="float" office:value="0.00057984558855146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20">
            <text:p>320</text:p>
          </table:table-cell>
          <table:table-cell table:style-name="ce4" table:formula="oooc:=EXP(-([.A95]/[.$B$3])/[.$E$6])*[.$B$10]" office:value-type="float" office:value="0.0132238896445365">
            <text:p>0.01</text:p>
          </table:table-cell>
          <table:table-cell table:style-name="ce4" table:formula="oooc:=EXP(-([.A95]/[.$B$3])/[.$E$6])*[.$C$10]" office:value-type="float" office:value="0.00591390323442784">
            <text:p>0.01</text:p>
          </table:table-cell>
          <table:table-cell table:style-name="ce4" table:formula="oooc:=EXP(-([.A95]/[.$B$3])/[.$E$6])*[.$D$10]" office:value-type="float" office:value="0.0026447779289073">
            <text:p>0</text:p>
          </table:table-cell>
          <table:table-cell table:style-name="ce4" table:formula="oooc:=EXP(-([.A95]/[.$B$3])/[.$E$6])*[.$E$10]" office:value-type="float" office:value="0.00118278064688557">
            <text:p>0</text:p>
          </table:table-cell>
          <table:table-cell table:style-name="ce4" table:formula="oooc:=EXP(-([.A95]/[.$B$3])/[.$E$6])*[.$F$10]" office:value-type="float" office:value="0.000528955585781461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30">
            <text:p>330</text:p>
          </table:table-cell>
          <table:table-cell table:style-name="ce4" table:formula="oooc:=EXP(-([.A96]/[.$B$3])/[.$E$6])*[.$B$10]" office:value-type="float" office:value="0.0120632982837884">
            <text:p>0.01</text:p>
          </table:table-cell>
          <table:table-cell table:style-name="ce4" table:formula="oooc:=EXP(-([.A96]/[.$B$3])/[.$E$6])*[.$C$10]" office:value-type="float" office:value="0.00539487099908149">
            <text:p>0.01</text:p>
          </table:table-cell>
          <table:table-cell table:style-name="ce4" table:formula="oooc:=EXP(-([.A96]/[.$B$3])/[.$E$6])*[.$D$10]" office:value-type="float" office:value="0.00241265965675768">
            <text:p>0</text:p>
          </table:table-cell>
          <table:table-cell table:style-name="ce4" table:formula="oooc:=EXP(-([.A96]/[.$B$3])/[.$E$6])*[.$E$10]" office:value-type="float" office:value="0.0010789741998163">
            <text:p>0</text:p>
          </table:table-cell>
          <table:table-cell table:style-name="ce4" table:formula="oooc:=EXP(-([.A96]/[.$B$3])/[.$E$6])*[.$F$10]" office:value-type="float" office:value="0.00048253193135153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40">
            <text:p>340</text:p>
          </table:table-cell>
          <table:table-cell table:style-name="ce4" table:formula="oooc:=EXP(-([.A97]/[.$B$3])/[.$E$6])*[.$B$10]" office:value-type="float" office:value="0.0110045659329723">
            <text:p>0.01</text:p>
          </table:table-cell>
          <table:table-cell table:style-name="ce4" table:formula="oooc:=EXP(-([.A97]/[.$B$3])/[.$E$6])*[.$C$10]" office:value-type="float" office:value="0.00492139149780091">
            <text:p>0</text:p>
          </table:table-cell>
          <table:table-cell table:style-name="ce4" table:formula="oooc:=EXP(-([.A97]/[.$B$3])/[.$E$6])*[.$D$10]" office:value-type="float" office:value="0.00220091318659447">
            <text:p>0</text:p>
          </table:table-cell>
          <table:table-cell table:style-name="ce4" table:formula="oooc:=EXP(-([.A97]/[.$B$3])/[.$E$6])*[.$E$10]" office:value-type="float" office:value="0.000984278299560183">
            <text:p>0</text:p>
          </table:table-cell>
          <table:table-cell table:style-name="ce4" table:formula="oooc:=EXP(-([.A97]/[.$B$3])/[.$E$6])*[.$F$10]" office:value-type="float" office:value="0.00044018263731889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50">
            <text:p>350</text:p>
          </table:table-cell>
          <table:table-cell table:style-name="ce4" table:formula="oooc:=EXP(-([.A98]/[.$B$3])/[.$E$6])*[.$B$10]" office:value-type="float" office:value="0.0100387529616075">
            <text:p>0.01</text:p>
          </table:table-cell>
          <table:table-cell table:style-name="ce4" table:formula="oooc:=EXP(-([.A98]/[.$B$3])/[.$E$6])*[.$C$10]" office:value-type="float" office:value="0.00448946680629634">
            <text:p>0</text:p>
          </table:table-cell>
          <table:table-cell table:style-name="ce4" table:formula="oooc:=EXP(-([.A98]/[.$B$3])/[.$E$6])*[.$D$10]" office:value-type="float" office:value="0.0020077505923215">
            <text:p>0</text:p>
          </table:table-cell>
          <table:table-cell table:style-name="ce4" table:formula="oooc:=EXP(-([.A98]/[.$B$3])/[.$E$6])*[.$E$10]" office:value-type="float" office:value="0.000897893361259268">
            <text:p>0</text:p>
          </table:table-cell>
          <table:table-cell table:style-name="ce4" table:formula="oooc:=EXP(-([.A98]/[.$B$3])/[.$E$6])*[.$F$10]" office:value-type="float" office:value="0.000401550118464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60">
            <text:p>360</text:p>
          </table:table-cell>
          <table:table-cell table:style-name="ce4" table:formula="oooc:=EXP(-([.A99]/[.$B$3])/[.$E$6])*[.$B$10]" office:value-type="float" office:value="0.0091577043236419">
            <text:p>0.01</text:p>
          </table:table-cell>
          <table:table-cell table:style-name="ce4" table:formula="oooc:=EXP(-([.A99]/[.$B$3])/[.$E$6])*[.$C$10]" office:value-type="float" office:value="0.00409544987710141">
            <text:p>0</text:p>
          </table:table-cell>
          <table:table-cell table:style-name="ce4" table:formula="oooc:=EXP(-([.A99]/[.$B$3])/[.$E$6])*[.$D$10]" office:value-type="float" office:value="0.00183154086472838">
            <text:p>0</text:p>
          </table:table-cell>
          <table:table-cell table:style-name="ce4" table:formula="oooc:=EXP(-([.A99]/[.$B$3])/[.$E$6])*[.$E$10]" office:value-type="float" office:value="0.000819089975420281">
            <text:p>0</text:p>
          </table:table-cell>
          <table:table-cell table:style-name="ce4" table:formula="oooc:=EXP(-([.A99]/[.$B$3])/[.$E$6])*[.$F$10]" office:value-type="float" office:value="0.00036630817294567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70">
            <text:p>370</text:p>
          </table:table-cell>
          <table:table-cell table:style-name="ce4" table:formula="oooc:=EXP(-([.A100]/[.$B$3])/[.$E$6])*[.$B$10]" office:value-type="float" office:value="0.00835398069859672">
            <text:p>0.01</text:p>
          </table:table-cell>
          <table:table-cell table:style-name="ce4" table:formula="oooc:=EXP(-([.A100]/[.$B$3])/[.$E$6])*[.$C$10]" office:value-type="float" office:value="0.00373601374495669">
            <text:p>0</text:p>
          </table:table-cell>
          <table:table-cell table:style-name="ce4" table:formula="oooc:=EXP(-([.A100]/[.$B$3])/[.$E$6])*[.$D$10]" office:value-type="float" office:value="0.00167079613971934">
            <text:p>0</text:p>
          </table:table-cell>
          <table:table-cell table:style-name="ce4" table:formula="oooc:=EXP(-([.A100]/[.$B$3])/[.$E$6])*[.$E$10]" office:value-type="float" office:value="0.000747202748991338">
            <text:p>0</text:p>
          </table:table-cell>
          <table:table-cell table:style-name="ce4" table:formula="oooc:=EXP(-([.A100]/[.$B$3])/[.$E$6])*[.$F$10]" office:value-type="float" office:value="0.00033415922794386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80">
            <text:p>380</text:p>
          </table:table-cell>
          <table:table-cell table:style-name="ce4" table:formula="oooc:=EXP(-([.A101]/[.$B$3])/[.$E$6])*[.$B$10]" office:value-type="float" office:value="0.00762079567609061">
            <text:p>0.01</text:p>
          </table:table-cell>
          <table:table-cell table:style-name="ce4" table:formula="oooc:=EXP(-([.A101]/[.$B$3])/[.$E$6])*[.$C$10]" office:value-type="float" office:value="0.00340812343487501">
            <text:p>0</text:p>
          </table:table-cell>
          <table:table-cell table:style-name="ce4" table:formula="oooc:=EXP(-([.A101]/[.$B$3])/[.$E$6])*[.$D$10]" office:value-type="float" office:value="0.00152415913521812">
            <text:p>0</text:p>
          </table:table-cell>
          <table:table-cell table:style-name="ce4" table:formula="oooc:=EXP(-([.A101]/[.$B$3])/[.$E$6])*[.$E$10]" office:value-type="float" office:value="0.000681624686975003">
            <text:p>0</text:p>
          </table:table-cell>
          <table:table-cell table:style-name="ce4" table:formula="oooc:=EXP(-([.A101]/[.$B$3])/[.$E$6])*[.$F$10]" office:value-type="float" office:value="0.00030483182704362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90">
            <text:p>390</text:p>
          </table:table-cell>
          <table:table-cell table:style-name="ce4" table:formula="oooc:=EXP(-([.A102]/[.$B$3])/[.$E$6])*[.$B$10]" office:value-type="float" office:value="0.0069519584533487">
            <text:p>0.01</text:p>
          </table:table-cell>
          <table:table-cell table:style-name="ce4" table:formula="oooc:=EXP(-([.A102]/[.$B$3])/[.$E$6])*[.$C$10]" office:value-type="float" office:value="0.0031090103356884">
            <text:p>0</text:p>
          </table:table-cell>
          <table:table-cell table:style-name="ce4" table:formula="oooc:=EXP(-([.A102]/[.$B$3])/[.$E$6])*[.$D$10]" office:value-type="float" office:value="0.00139039169066974">
            <text:p>0</text:p>
          </table:table-cell>
          <table:table-cell table:style-name="ce4" table:formula="oooc:=EXP(-([.A102]/[.$B$3])/[.$E$6])*[.$E$10]" office:value-type="float" office:value="0.000621802067137679">
            <text:p>0</text:p>
          </table:table-cell>
          <table:table-cell table:style-name="ce4" table:formula="oooc:=EXP(-([.A102]/[.$B$3])/[.$E$6])*[.$F$10]" office:value-type="float" office:value="0.00027807833813394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00">
            <text:p>400</text:p>
          </table:table-cell>
          <table:table-cell table:style-name="ce4" table:formula="oooc:=EXP(-([.A103]/[.$B$3])/[.$E$6])*[.$B$10]" office:value-type="float" office:value="0.00634182156185023">
            <text:p>0.01</text:p>
          </table:table-cell>
          <table:table-cell table:style-name="ce4" table:formula="oooc:=EXP(-([.A103]/[.$B$3])/[.$E$6])*[.$C$10]" office:value-type="float" office:value="0.0028361488226942">
            <text:p>0</text:p>
          </table:table-cell>
          <table:table-cell table:style-name="ce4" table:formula="oooc:=EXP(-([.A103]/[.$B$3])/[.$E$6])*[.$D$10]" office:value-type="float" office:value="0.00126836431237005">
            <text:p>0</text:p>
          </table:table-cell>
          <table:table-cell table:style-name="ce4" table:formula="oooc:=EXP(-([.A103]/[.$B$3])/[.$E$6])*[.$E$10]" office:value-type="float" office:value="0.00056722976453884">
            <text:p>0</text:p>
          </table:table-cell>
          <table:table-cell table:style-name="ce4" table:formula="oooc:=EXP(-([.A103]/[.$B$3])/[.$E$6])*[.$F$10]" office:value-type="float" office:value="0.00025367286247400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10">
            <text:p>410</text:p>
          </table:table-cell>
          <table:table-cell table:style-name="ce4" table:formula="oooc:=EXP(-([.A104]/[.$B$3])/[.$E$6])*[.$B$10]" office:value-type="float" office:value="0.00578523318173391">
            <text:p>0.01</text:p>
          </table:table-cell>
          <table:table-cell table:style-name="ce4" table:formula="oooc:=EXP(-([.A104]/[.$B$3])/[.$E$6])*[.$C$10]" office:value-type="float" office:value="0.00258723493200889">
            <text:p>0</text:p>
          </table:table-cell>
          <table:table-cell table:style-name="ce4" table:formula="oooc:=EXP(-([.A104]/[.$B$3])/[.$E$6])*[.$D$10]" office:value-type="float" office:value="0.00115704663634678">
            <text:p>0</text:p>
          </table:table-cell>
          <table:table-cell table:style-name="ce4" table:formula="oooc:=EXP(-([.A104]/[.$B$3])/[.$E$6])*[.$E$10]" office:value-type="float" office:value="0.000517446986401777">
            <text:p>0</text:p>
          </table:table-cell>
          <table:table-cell table:style-name="ce4" table:formula="oooc:=EXP(-([.A104]/[.$B$3])/[.$E$6])*[.$F$10]" office:value-type="float" office:value="0.00023140932726935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20">
            <text:p>420</text:p>
          </table:table-cell>
          <table:table-cell table:style-name="ce4" table:formula="oooc:=EXP(-([.A105]/[.$B$3])/[.$E$6])*[.$B$10]" office:value-type="float" office:value="0.00527749364131755">
            <text:p>0.01</text:p>
          </table:table-cell>
          <table:table-cell table:style-name="ce4" table:formula="oooc:=EXP(-([.A105]/[.$B$3])/[.$E$6])*[.$C$10]" office:value-type="float" office:value="0.00236016690656179">
            <text:p>0</text:p>
          </table:table-cell>
          <table:table-cell table:style-name="ce4" table:formula="oooc:=EXP(-([.A105]/[.$B$3])/[.$E$6])*[.$D$10]" office:value-type="float" office:value="0.00105549872826351">
            <text:p>0</text:p>
          </table:table-cell>
          <table:table-cell table:style-name="ce4" table:formula="oooc:=EXP(-([.A105]/[.$B$3])/[.$E$6])*[.$E$10]" office:value-type="float" office:value="0.000472033381312358">
            <text:p>0</text:p>
          </table:table-cell>
          <table:table-cell table:style-name="ce4" table:formula="oooc:=EXP(-([.A105]/[.$B$3])/[.$E$6])*[.$F$10]" office:value-type="float" office:value="0.00021109974565270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30">
            <text:p>430</text:p>
          </table:table-cell>
          <table:table-cell table:style-name="ce4" table:formula="oooc:=EXP(-([.A106]/[.$B$3])/[.$E$6])*[.$B$10]" office:value-type="float" office:value="0.00481431573442638">
            <text:p>0</text:p>
          </table:table-cell>
          <table:table-cell table:style-name="ce4" table:formula="oooc:=EXP(-([.A106]/[.$B$3])/[.$E$6])*[.$C$10]" office:value-type="float" office:value="0.00215302744946484">
            <text:p>0</text:p>
          </table:table-cell>
          <table:table-cell table:style-name="ce4" table:formula="oooc:=EXP(-([.A106]/[.$B$3])/[.$E$6])*[.$D$10]" office:value-type="float" office:value="0.000962863146885276">
            <text:p>0</text:p>
          </table:table-cell>
          <table:table-cell table:style-name="ce4" table:formula="oooc:=EXP(-([.A106]/[.$B$3])/[.$E$6])*[.$E$10]" office:value-type="float" office:value="0.000430605489892968">
            <text:p>0</text:p>
          </table:table-cell>
          <table:table-cell table:style-name="ce4" table:formula="oooc:=EXP(-([.A106]/[.$B$3])/[.$E$6])*[.$F$10]" office:value-type="float" office:value="0.00019257262937705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40">
            <text:p>440</text:p>
          </table:table-cell>
          <table:table-cell table:style-name="ce4" table:formula="oooc:=EXP(-([.A107]/[.$B$3])/[.$E$6])*[.$B$10]" office:value-type="float" office:value="0.0043917885204612">
            <text:p>0</text:p>
          </table:table-cell>
          <table:table-cell table:style-name="ce4" table:formula="oooc:=EXP(-([.A107]/[.$B$3])/[.$E$6])*[.$C$10]" office:value-type="float" office:value="0.00196406753491089">
            <text:p>0</text:p>
          </table:table-cell>
          <table:table-cell table:style-name="ce4" table:formula="oooc:=EXP(-([.A107]/[.$B$3])/[.$E$6])*[.$D$10]" office:value-type="float" office:value="0.00087835770409224">
            <text:p>0</text:p>
          </table:table-cell>
          <table:table-cell table:style-name="ce4" table:formula="oooc:=EXP(-([.A107]/[.$B$3])/[.$E$6])*[.$E$10]" office:value-type="float" office:value="0.000392813506982179">
            <text:p>0</text:p>
          </table:table-cell>
          <table:table-cell table:style-name="ce4" table:formula="oooc:=EXP(-([.A107]/[.$B$3])/[.$E$6])*[.$F$10]" office:value-type="float" office:value="0.00017567154081844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50">
            <text:p>450</text:p>
          </table:table-cell>
          <table:table-cell table:style-name="ce4" table:formula="oooc:=EXP(-([.A108]/[.$B$3])/[.$E$6])*[.$B$10]" office:value-type="float" office:value="0.00400634430154443">
            <text:p>0</text:p>
          </table:table-cell>
          <table:table-cell table:style-name="ce4" table:formula="oooc:=EXP(-([.A108]/[.$B$3])/[.$E$6])*[.$C$10]" office:value-type="float" office:value="0.00179169163990445">
            <text:p>0</text:p>
          </table:table-cell>
          <table:table-cell table:style-name="ce4" table:formula="oooc:=EXP(-([.A108]/[.$B$3])/[.$E$6])*[.$D$10]" office:value-type="float" office:value="0.000801268860308886">
            <text:p>0</text:p>
          </table:table-cell>
          <table:table-cell table:style-name="ce4" table:formula="oooc:=EXP(-([.A108]/[.$B$3])/[.$E$6])*[.$E$10]" office:value-type="float" office:value="0.00035833832798089">
            <text:p>0</text:p>
          </table:table-cell>
          <table:table-cell table:style-name="ce4" table:formula="oooc:=EXP(-([.A108]/[.$B$3])/[.$E$6])*[.$F$10]" office:value-type="float" office:value="0.00016025377206177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60">
            <text:p>460</text:p>
          </table:table-cell>
          <table:table-cell table:style-name="ce4" table:formula="oooc:=EXP(-([.A109]/[.$B$3])/[.$E$6])*[.$B$10]" office:value-type="float" office:value="0.00365472849790862">
            <text:p>0</text:p>
          </table:table-cell>
          <table:table-cell table:style-name="ce4" table:formula="oooc:=EXP(-([.A109]/[.$B$3])/[.$E$6])*[.$C$10]" office:value-type="float" office:value="0.00163444427212588">
            <text:p>0</text:p>
          </table:table-cell>
          <table:table-cell table:style-name="ce4" table:formula="oooc:=EXP(-([.A109]/[.$B$3])/[.$E$6])*[.$D$10]" office:value-type="float" office:value="0.000730945699581725">
            <text:p>0</text:p>
          </table:table-cell>
          <table:table-cell table:style-name="ce4" table:formula="oooc:=EXP(-([.A109]/[.$B$3])/[.$E$6])*[.$E$10]" office:value-type="float" office:value="0.000326888854425175">
            <text:p>0</text:p>
          </table:table-cell>
          <table:table-cell table:style-name="ce4" table:formula="oooc:=EXP(-([.A109]/[.$B$3])/[.$E$6])*[.$F$10]" office:value-type="float" office:value="0.00014618913991634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70">
            <text:p>470</text:p>
          </table:table-cell>
          <table:table-cell table:style-name="ce4" table:formula="oooc:=EXP(-([.A110]/[.$B$3])/[.$E$6])*[.$B$10]" office:value-type="float" office:value="0.00333397216716405">
            <text:p>0</text:p>
          </table:table-cell>
          <table:table-cell table:style-name="ce4" table:formula="oooc:=EXP(-([.A110]/[.$B$3])/[.$E$6])*[.$C$10]" office:value-type="float" office:value="0.00149099768017422">
            <text:p>0</text:p>
          </table:table-cell>
          <table:table-cell table:style-name="ce4" table:formula="oooc:=EXP(-([.A110]/[.$B$3])/[.$E$6])*[.$D$10]" office:value-type="float" office:value="0.000666794433432811">
            <text:p>0</text:p>
          </table:table-cell>
          <table:table-cell table:style-name="ce4" table:formula="oooc:=EXP(-([.A110]/[.$B$3])/[.$E$6])*[.$E$10]" office:value-type="float" office:value="0.000298199536034845">
            <text:p>0</text:p>
          </table:table-cell>
          <table:table-cell table:style-name="ce4" table:formula="oooc:=EXP(-([.A110]/[.$B$3])/[.$E$6])*[.$F$10]" office:value-type="float" office:value="0.00013335888668656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80">
            <text:p>480</text:p>
          </table:table-cell>
          <table:table-cell table:style-name="ce4" table:formula="oooc:=EXP(-([.A111]/[.$B$3])/[.$E$6])*[.$B$10]" office:value-type="float" office:value="0.00304136693540579">
            <text:p>0</text:p>
          </table:table-cell>
          <table:table-cell table:style-name="ce4" table:formula="oooc:=EXP(-([.A111]/[.$B$3])/[.$E$6])*[.$C$10]" office:value-type="float" office:value="0.00136014064241751">
            <text:p>0</text:p>
          </table:table-cell>
          <table:table-cell table:style-name="ce4" table:formula="oooc:=EXP(-([.A111]/[.$B$3])/[.$E$6])*[.$D$10]" office:value-type="float" office:value="0.000608273387081159">
            <text:p>0</text:p>
          </table:table-cell>
          <table:table-cell table:style-name="ce4" table:formula="oooc:=EXP(-([.A111]/[.$B$3])/[.$E$6])*[.$E$10]" office:value-type="float" office:value="0.000272028128483503">
            <text:p>0</text:p>
          </table:table-cell>
          <table:table-cell table:style-name="ce4" table:formula="oooc:=EXP(-([.A111]/[.$B$3])/[.$E$6])*[.$F$10]" office:value-type="float" office:value="0.00012165467741623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90">
            <text:p>490</text:p>
          </table:table-cell>
          <table:table-cell table:style-name="ce4" table:formula="oooc:=EXP(-([.A112]/[.$B$3])/[.$E$6])*[.$B$10]" office:value-type="float" office:value="0.00277444212848597">
            <text:p>0</text:p>
          </table:table-cell>
          <table:table-cell table:style-name="ce4" table:formula="oooc:=EXP(-([.A112]/[.$B$3])/[.$E$6])*[.$C$10]" office:value-type="float" office:value="0.00124076823978677">
            <text:p>0</text:p>
          </table:table-cell>
          <table:table-cell table:style-name="ce4" table:formula="oooc:=EXP(-([.A112]/[.$B$3])/[.$E$6])*[.$D$10]" office:value-type="float" office:value="0.000554888425697195">
            <text:p>0</text:p>
          </table:table-cell>
          <table:table-cell table:style-name="ce4" table:formula="oooc:=EXP(-([.A112]/[.$B$3])/[.$E$6])*[.$E$10]" office:value-type="float" office:value="0.000248153647957354">
            <text:p>0</text:p>
          </table:table-cell>
          <table:table-cell table:style-name="ce4" table:formula="oooc:=EXP(-([.A112]/[.$B$3])/[.$E$6])*[.$F$10]" office:value-type="float" office:value="0.00011097768513943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00">
            <text:p>500</text:p>
          </table:table-cell>
          <table:table-cell table:style-name="ce4" table:formula="oooc:=EXP(-([.A113]/[.$B$3])/[.$E$6])*[.$B$10]" office:value-type="float" office:value="0.00253094391035416">
            <text:p>0</text:p>
          </table:table-cell>
          <table:table-cell table:style-name="ce4" table:formula="oooc:=EXP(-([.A113]/[.$B$3])/[.$E$6])*[.$C$10]" office:value-type="float" office:value="0.00113187252615821">
            <text:p>0</text:p>
          </table:table-cell>
          <table:table-cell table:style-name="ce4" table:formula="oooc:=EXP(-([.A113]/[.$B$3])/[.$E$6])*[.$D$10]" office:value-type="float" office:value="0.000506188782070831">
            <text:p>0</text:p>
          </table:table-cell>
          <table:table-cell table:style-name="ce4" table:formula="oooc:=EXP(-([.A113]/[.$B$3])/[.$E$6])*[.$E$10]" office:value-type="float" office:value="0.000226374505231641">
            <text:p>0</text:p>
          </table:table-cell>
          <table:table-cell table:style-name="ce4" table:formula="oooc:=EXP(-([.A113]/[.$B$3])/[.$E$6])*[.$F$10]" office:value-type="float" office:value="0.00010123775641416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10">
            <text:p>510</text:p>
          </table:table-cell>
          <table:table-cell table:style-name="ce4" table:formula="oooc:=EXP(-([.A114]/[.$B$3])/[.$E$6])*[.$B$10]" office:value-type="float" office:value="0.00230881625231607">
            <text:p>0</text:p>
          </table:table-cell>
          <table:table-cell table:style-name="ce4" table:formula="oooc:=EXP(-([.A114]/[.$B$3])/[.$E$6])*[.$C$10]" office:value-type="float" office:value="0.00103253401754701">
            <text:p>0</text:p>
          </table:table-cell>
          <table:table-cell table:style-name="ce4" table:formula="oooc:=EXP(-([.A114]/[.$B$3])/[.$E$6])*[.$D$10]" office:value-type="float" office:value="0.000461763250463213">
            <text:p>0</text:p>
          </table:table-cell>
          <table:table-cell table:style-name="ce4" table:formula="oooc:=EXP(-([.A114]/[.$B$3])/[.$E$6])*[.$E$10]" office:value-type="float" office:value="0.000206506803509401">
            <text:p>0</text:p>
          </table:table-cell>
          <table:table-cell table:style-name="ce4" table:formula="oooc:=EXP(-([.A114]/[.$B$3])/[.$E$6])*[.$F$10]" office:value-type="float" office:value="0.000092352650092642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20">
            <text:p>520</text:p>
          </table:table-cell>
          <table:table-cell table:style-name="ce4" table:formula="oooc:=EXP(-([.A115]/[.$B$3])/[.$E$6])*[.$B$10]" office:value-type="float" office:value="0.00210618357252053">
            <text:p>0</text:p>
          </table:table-cell>
          <table:table-cell table:style-name="ce4" table:formula="oooc:=EXP(-([.A115]/[.$B$3])/[.$E$6])*[.$C$10]" office:value-type="float" office:value="0.000941913928249852">
            <text:p>0</text:p>
          </table:table-cell>
          <table:table-cell table:style-name="ce4" table:formula="oooc:=EXP(-([.A115]/[.$B$3])/[.$E$6])*[.$D$10]" office:value-type="float" office:value="0.000421236714504106">
            <text:p>0</text:p>
          </table:table-cell>
          <table:table-cell table:style-name="ce4" table:formula="oooc:=EXP(-([.A115]/[.$B$3])/[.$E$6])*[.$E$10]" office:value-type="float" office:value="0.00018838278564997">
            <text:p>0</text:p>
          </table:table-cell>
          <table:table-cell table:style-name="ce4" table:formula="oooc:=EXP(-([.A115]/[.$B$3])/[.$E$6])*[.$F$10]" office:value-type="float" office:value="0.000084247342900821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30">
            <text:p>530</text:p>
          </table:table-cell>
          <table:table-cell table:style-name="ce4" table:formula="oooc:=EXP(-([.A116]/[.$B$3])/[.$E$6])*[.$B$10]" office:value-type="float" office:value="0.00192133489908753">
            <text:p>0</text:p>
          </table:table-cell>
          <table:table-cell table:style-name="ce4" table:formula="oooc:=EXP(-([.A116]/[.$B$3])/[.$E$6])*[.$C$10]" office:value-type="float" office:value="0.000859247088380484">
            <text:p>0</text:p>
          </table:table-cell>
          <table:table-cell table:style-name="ce4" table:formula="oooc:=EXP(-([.A116]/[.$B$3])/[.$E$6])*[.$D$10]" office:value-type="float" office:value="0.000384266979817506">
            <text:p>0</text:p>
          </table:table-cell>
          <table:table-cell table:style-name="ce4" table:formula="oooc:=EXP(-([.A116]/[.$B$3])/[.$E$6])*[.$E$10]" office:value-type="float" office:value="0.000171849417676097">
            <text:p>0</text:p>
          </table:table-cell>
          <table:table-cell table:style-name="ce4" table:formula="oooc:=EXP(-([.A116]/[.$B$3])/[.$E$6])*[.$F$10]" office:value-type="float" office:value="0.000076853395963501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40">
            <text:p>540</text:p>
          </table:table-cell>
          <table:table-cell table:style-name="ce4" table:formula="oooc:=EXP(-([.A117]/[.$B$3])/[.$E$6])*[.$B$10]" office:value-type="float" office:value="0.00175270942315533">
            <text:p>0</text:p>
          </table:table-cell>
          <table:table-cell table:style-name="ce4" table:formula="oooc:=EXP(-([.A117]/[.$B$3])/[.$E$6])*[.$C$10]" office:value-type="float" office:value="0.000783835482995954">
            <text:p>0</text:p>
          </table:table-cell>
          <table:table-cell table:style-name="ce4" table:formula="oooc:=EXP(-([.A117]/[.$B$3])/[.$E$6])*[.$D$10]" office:value-type="float" office:value="0.000350541884631067">
            <text:p>0</text:p>
          </table:table-cell>
          <table:table-cell table:style-name="ce4" table:formula="oooc:=EXP(-([.A117]/[.$B$3])/[.$E$6])*[.$E$10]" office:value-type="float" office:value="0.000156767096599191">
            <text:p>0</text:p>
          </table:table-cell>
          <table:table-cell table:style-name="ce4" table:formula="oooc:=EXP(-([.A117]/[.$B$3])/[.$E$6])*[.$F$10]" office:value-type="float" office:value="0.000070108376926213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50">
            <text:p>550</text:p>
          </table:table-cell>
          <table:table-cell table:style-name="ce4" table:formula="oooc:=EXP(-([.A118]/[.$B$3])/[.$E$6])*[.$B$10]" office:value-type="float" office:value="0.00159888331986081">
            <text:p>0</text:p>
          </table:table-cell>
          <table:table-cell table:style-name="ce4" table:formula="oooc:=EXP(-([.A118]/[.$B$3])/[.$E$6])*[.$C$10]" office:value-type="float" office:value="0.000715042358259862">
            <text:p>0</text:p>
          </table:table-cell>
          <table:table-cell table:style-name="ce4" table:formula="oooc:=EXP(-([.A118]/[.$B$3])/[.$E$6])*[.$D$10]" office:value-type="float" office:value="0.000319776663972162">
            <text:p>0</text:p>
          </table:table-cell>
          <table:table-cell table:style-name="ce4" table:formula="oooc:=EXP(-([.A118]/[.$B$3])/[.$E$6])*[.$E$10]" office:value-type="float" office:value="0.000143008471651972">
            <text:p>0</text:p>
          </table:table-cell>
          <table:table-cell table:style-name="ce4" table:formula="oooc:=EXP(-([.A118]/[.$B$3])/[.$E$6])*[.$F$10]" office:value-type="float" office:value="0.000063955332794432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60">
            <text:p>560</text:p>
          </table:table-cell>
          <table:table-cell table:style-name="ce4" table:formula="oooc:=EXP(-([.A119]/[.$B$3])/[.$E$6])*[.$B$10]" office:value-type="float" office:value="0.00145855772597313">
            <text:p>0</text:p>
          </table:table-cell>
          <table:table-cell table:style-name="ce4" table:formula="oooc:=EXP(-([.A119]/[.$B$3])/[.$E$6])*[.$C$10]" office:value-type="float" office:value="0.000652286844876686">
            <text:p>0</text:p>
          </table:table-cell>
          <table:table-cell table:style-name="ce4" table:formula="oooc:=EXP(-([.A119]/[.$B$3])/[.$E$6])*[.$D$10]" office:value-type="float" office:value="0.000291711545194626">
            <text:p>0</text:p>
          </table:table-cell>
          <table:table-cell table:style-name="ce4" table:formula="oooc:=EXP(-([.A119]/[.$B$3])/[.$E$6])*[.$E$10]" office:value-type="float" office:value="0.000130457368975337">
            <text:p>0</text:p>
          </table:table-cell>
          <table:table-cell table:style-name="ce4" table:formula="oooc:=EXP(-([.A119]/[.$B$3])/[.$E$6])*[.$F$10]" office:value-type="float" office:value="0.000058342309038925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70">
            <text:p>570</text:p>
          </table:table-cell>
          <table:table-cell table:style-name="ce4" table:formula="oooc:=EXP(-([.A120]/[.$B$3])/[.$E$6])*[.$B$10]" office:value-type="float" office:value="0.00133054777266743">
            <text:p>0</text:p>
          </table:table-cell>
          <table:table-cell table:style-name="ce4" table:formula="oooc:=EXP(-([.A120]/[.$B$3])/[.$E$6])*[.$C$10]" office:value-type="float" office:value="0.000595039053399063">
            <text:p>0</text:p>
          </table:table-cell>
          <table:table-cell table:style-name="ce4" table:formula="oooc:=EXP(-([.A120]/[.$B$3])/[.$E$6])*[.$D$10]" office:value-type="float" office:value="0.000266109554533486">
            <text:p>0</text:p>
          </table:table-cell>
          <table:table-cell table:style-name="ce4" table:formula="oooc:=EXP(-([.A120]/[.$B$3])/[.$E$6])*[.$E$10]" office:value-type="float" office:value="0.000119007810679813">
            <text:p>0</text:p>
          </table:table-cell>
          <table:table-cell table:style-name="ce4" table:formula="oooc:=EXP(-([.A120]/[.$B$3])/[.$E$6])*[.$F$10]" office:value-type="float" office:value="0.000053221910906697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80">
            <text:p>580</text:p>
          </table:table-cell>
          <table:table-cell table:style-name="ce4" table:formula="oooc:=EXP(-([.A121]/[.$B$3])/[.$E$6])*[.$B$10]" office:value-type="float" office:value="0.00121377258083433">
            <text:p>0</text:p>
          </table:table-cell>
          <table:table-cell table:style-name="ce4" table:formula="oooc:=EXP(-([.A121]/[.$B$3])/[.$E$6])*[.$C$10]" office:value-type="float" office:value="0.000542815599994186">
            <text:p>0</text:p>
          </table:table-cell>
          <table:table-cell table:style-name="ce4" table:formula="oooc:=EXP(-([.A121]/[.$B$3])/[.$E$6])*[.$D$10]" office:value-type="float" office:value="0.000242754516166867">
            <text:p>0</text:p>
          </table:table-cell>
          <table:table-cell table:style-name="ce4" table:formula="oooc:=EXP(-([.A121]/[.$B$3])/[.$E$6])*[.$E$10]" office:value-type="float" office:value="0.000108563119998837">
            <text:p>0</text:p>
          </table:table-cell>
          <table:table-cell table:style-name="ce4" table:formula="oooc:=EXP(-([.A121]/[.$B$3])/[.$E$6])*[.$F$10]" office:value-type="float" office:value="0.000048550903233373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90">
            <text:p>590</text:p>
          </table:table-cell>
          <table:table-cell table:style-name="ce4" table:formula="oooc:=EXP(-([.A122]/[.$B$3])/[.$E$6])*[.$B$10]" office:value-type="float" office:value="0.00110724613444862">
            <text:p>0</text:p>
          </table:table-cell>
          <table:table-cell table:style-name="ce4" table:formula="oooc:=EXP(-([.A122]/[.$B$3])/[.$E$6])*[.$C$10]" office:value-type="float" office:value="0.000495175524890199">
            <text:p>0</text:p>
          </table:table-cell>
          <table:table-cell table:style-name="ce4" table:formula="oooc:=EXP(-([.A122]/[.$B$3])/[.$E$6])*[.$D$10]" office:value-type="float" office:value="0.000221449226889725">
            <text:p>0</text:p>
          </table:table-cell>
          <table:table-cell table:style-name="ce4" table:formula="oooc:=EXP(-([.A122]/[.$B$3])/[.$E$6])*[.$E$10]" office:value-type="float" office:value="0.0000990351049780399">
            <text:p>0</text:p>
          </table:table-cell>
          <table:table-cell table:style-name="ce4" table:formula="oooc:=EXP(-([.A122]/[.$B$3])/[.$E$6])*[.$F$10]" office:value-type="float" office:value="0.00004428984537794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00">
            <text:p>600</text:p>
          </table:table-cell>
          <table:table-cell table:style-name="ce4" table:formula="oooc:=EXP(-([.A123]/[.$B$3])/[.$E$6])*[.$B$10]" office:value-type="float" office:value="0.00101006895493444">
            <text:p>0</text:p>
          </table:table-cell>
          <table:table-cell table:style-name="ce4" table:formula="oooc:=EXP(-([.A123]/[.$B$3])/[.$E$6])*[.$C$10]" office:value-type="float" office:value="0.000451716569039118">
            <text:p>0</text:p>
          </table:table-cell>
          <table:table-cell table:style-name="ce4" table:formula="oooc:=EXP(-([.A123]/[.$B$3])/[.$E$6])*[.$D$10]" office:value-type="float" office:value="0.000202013790986889">
            <text:p>0</text:p>
          </table:table-cell>
          <table:table-cell table:style-name="ce4" table:formula="oooc:=EXP(-([.A123]/[.$B$3])/[.$E$6])*[.$E$10]" office:value-type="float" office:value="0.0000903433138078236">
            <text:p>0</text:p>
          </table:table-cell>
          <table:table-cell table:style-name="ce4" table:formula="oooc:=EXP(-([.A123]/[.$B$3])/[.$E$6])*[.$F$10]" office:value-type="float" office:value="0.000040402758197377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10">
            <text:p>610</text:p>
          </table:table-cell>
          <table:table-cell table:style-name="ce4" table:formula="oooc:=EXP(-([.A124]/[.$B$3])/[.$E$6])*[.$B$10]" office:value-type="float" office:value="0.000921420506227742">
            <text:p>0</text:p>
          </table:table-cell>
          <table:table-cell table:style-name="ce4" table:formula="oooc:=EXP(-([.A124]/[.$B$3])/[.$E$6])*[.$C$10]" office:value-type="float" office:value="0.0004120717775575">
            <text:p>0</text:p>
          </table:table-cell>
          <table:table-cell table:style-name="ce4" table:formula="oooc:=EXP(-([.A124]/[.$B$3])/[.$E$6])*[.$D$10]" office:value-type="float" office:value="0.000184284101245549">
            <text:p>0</text:p>
          </table:table-cell>
          <table:table-cell table:style-name="ce4" table:formula="oooc:=EXP(-([.A124]/[.$B$3])/[.$E$6])*[.$E$10]" office:value-type="float" office:value="0.0000824143555115">
            <text:p>0</text:p>
          </table:table-cell>
          <table:table-cell table:style-name="ce4" table:formula="oooc:=EXP(-([.A124]/[.$B$3])/[.$E$6])*[.$F$10]" office:value-type="float" office:value="0.000036856820249109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20">
            <text:p>620</text:p>
          </table:table-cell>
          <table:table-cell table:style-name="ce4" table:formula="oooc:=EXP(-([.A125]/[.$B$3])/[.$E$6])*[.$B$10]" office:value-type="float" office:value="0.000840552266406497">
            <text:p>0</text:p>
          </table:table-cell>
          <table:table-cell table:style-name="ce4" table:formula="oooc:=EXP(-([.A125]/[.$B$3])/[.$E$6])*[.$C$10]" office:value-type="float" office:value="0.000375906401265288">
            <text:p>0</text:p>
          </table:table-cell>
          <table:table-cell table:style-name="ce4" table:formula="oooc:=EXP(-([.A125]/[.$B$3])/[.$E$6])*[.$D$10]" office:value-type="float" office:value="0.000168110453281299">
            <text:p>0</text:p>
          </table:table-cell>
          <table:table-cell table:style-name="ce4" table:formula="oooc:=EXP(-([.A125]/[.$B$3])/[.$E$6])*[.$E$10]" office:value-type="float" office:value="0.0000751812802530576">
            <text:p>0</text:p>
          </table:table-cell>
          <table:table-cell table:style-name="ce4" table:formula="oooc:=EXP(-([.A125]/[.$B$3])/[.$E$6])*[.$F$10]" office:value-type="float" office:value="0.000033622090656259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30">
            <text:p>630</text:p>
          </table:table-cell>
          <table:table-cell table:style-name="ce4" table:formula="oooc:=EXP(-([.A126]/[.$B$3])/[.$E$6])*[.$B$10]" office:value-type="float" office:value="0.000766781407387595">
            <text:p>0</text:p>
          </table:table-cell>
          <table:table-cell table:style-name="ce4" table:formula="oooc:=EXP(-([.A126]/[.$B$3])/[.$E$6])*[.$C$10]" office:value-type="float" office:value="0.000342915070160324">
            <text:p>0</text:p>
          </table:table-cell>
          <table:table-cell table:style-name="ce4" table:formula="oooc:=EXP(-([.A126]/[.$B$3])/[.$E$6])*[.$D$10]" office:value-type="float" office:value="0.000153356281477519">
            <text:p>0</text:p>
          </table:table-cell>
          <table:table-cell table:style-name="ce4" table:formula="oooc:=EXP(-([.A126]/[.$B$3])/[.$E$6])*[.$E$10]" office:value-type="float" office:value="0.0000685830140320648">
            <text:p>0</text:p>
          </table:table-cell>
          <table:table-cell table:style-name="ce4" table:formula="oooc:=EXP(-([.A126]/[.$B$3])/[.$E$6])*[.$F$10]" office:value-type="float" office:value="0.000030671256295503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40">
            <text:p>640</text:p>
          </table:table-cell>
          <table:table-cell table:style-name="ce4" table:formula="oooc:=EXP(-([.A127]/[.$B$3])/[.$E$6])*[.$B$10]" office:value-type="float" office:value="0.000699485029323521">
            <text:p>0</text:p>
          </table:table-cell>
          <table:table-cell table:style-name="ce4" table:formula="oooc:=EXP(-([.A127]/[.$B$3])/[.$E$6])*[.$C$10]" office:value-type="float" office:value="0.000312819214962165">
            <text:p>0</text:p>
          </table:table-cell>
          <table:table-cell table:style-name="ce4" table:formula="oooc:=EXP(-([.A127]/[.$B$3])/[.$E$6])*[.$D$10]" office:value-type="float" office:value="0.000139897005864704">
            <text:p>0</text:p>
          </table:table-cell>
          <table:table-cell table:style-name="ce4" table:formula="oooc:=EXP(-([.A127]/[.$B$3])/[.$E$6])*[.$E$10]" office:value-type="float" office:value="0.000062563842992433">
            <text:p>0</text:p>
          </table:table-cell>
          <table:table-cell table:style-name="ce4" table:formula="oooc:=EXP(-([.A127]/[.$B$3])/[.$E$6])*[.$F$10]" office:value-type="float" office:value="0.000027979401172940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50">
            <text:p>650</text:p>
          </table:table-cell>
          <table:table-cell table:style-name="ce4" table:formula="oooc:=EXP(-([.A128]/[.$B$3])/[.$E$6])*[.$B$10]" office:value-type="float" office:value="0.000638094901015779">
            <text:p>0</text:p>
          </table:table-cell>
          <table:table-cell table:style-name="ce4" table:formula="oooc:=EXP(-([.A128]/[.$B$3])/[.$E$6])*[.$C$10]" office:value-type="float" office:value="0.000285364714953456">
            <text:p>0</text:p>
          </table:table-cell>
          <table:table-cell table:style-name="ce4" table:formula="oooc:=EXP(-([.A128]/[.$B$3])/[.$E$6])*[.$D$10]" office:value-type="float" office:value="0.000127618980203156">
            <text:p>0</text:p>
          </table:table-cell>
          <table:table-cell table:style-name="ce4" table:formula="oooc:=EXP(-([.A128]/[.$B$3])/[.$E$6])*[.$E$10]" office:value-type="float" office:value="0.0000570729429906912">
            <text:p>0</text:p>
          </table:table-cell>
          <table:table-cell table:style-name="ce4" table:formula="oooc:=EXP(-([.A128]/[.$B$3])/[.$E$6])*[.$F$10]" office:value-type="float" office:value="0.000025523796040631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60">
            <text:p>660</text:p>
          </table:table-cell>
          <table:table-cell table:style-name="ce4" table:formula="oooc:=EXP(-([.A129]/[.$B$3])/[.$E$6])*[.$B$10]" office:value-type="float" office:value="0.00058209266193461">
            <text:p>0</text:p>
          </table:table-cell>
          <table:table-cell table:style-name="ce4" table:formula="oooc:=EXP(-([.A129]/[.$B$3])/[.$E$6])*[.$C$10]" office:value-type="float" office:value="0.000260319752257918">
            <text:p>0</text:p>
          </table:table-cell>
          <table:table-cell table:style-name="ce4" table:formula="oooc:=EXP(-([.A129]/[.$B$3])/[.$E$6])*[.$D$10]" office:value-type="float" office:value="0.000116418532386922">
            <text:p>0</text:p>
          </table:table-cell>
          <table:table-cell table:style-name="ce4" table:formula="oooc:=EXP(-([.A129]/[.$B$3])/[.$E$6])*[.$E$10]" office:value-type="float" office:value="0.0000520639504515837">
            <text:p>0</text:p>
          </table:table-cell>
          <table:table-cell table:style-name="ce4" table:formula="oooc:=EXP(-([.A129]/[.$B$3])/[.$E$6])*[.$F$10]" office:value-type="float" office:value="0.000023283706477384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70">
            <text:p>670</text:p>
          </table:table-cell>
          <table:table-cell table:style-name="ce4" table:formula="oooc:=EXP(-([.A130]/[.$B$3])/[.$E$6])*[.$B$10]" office:value-type="float" office:value="0.000531005445332246">
            <text:p>0</text:p>
          </table:table-cell>
          <table:table-cell table:style-name="ce4" table:formula="oooc:=EXP(-([.A130]/[.$B$3])/[.$E$6])*[.$C$10]" office:value-type="float" office:value="0.00023747285443709">
            <text:p>0</text:p>
          </table:table-cell>
          <table:table-cell table:style-name="ce4" table:formula="oooc:=EXP(-([.A130]/[.$B$3])/[.$E$6])*[.$D$10]" office:value-type="float" office:value="0.000106201089066449">
            <text:p>0</text:p>
          </table:table-cell>
          <table:table-cell table:style-name="ce4" table:formula="oooc:=EXP(-([.A130]/[.$B$3])/[.$E$6])*[.$E$10]" office:value-type="float" office:value="0.0000474945708874181">
            <text:p>0</text:p>
          </table:table-cell>
          <table:table-cell table:style-name="ce4" table:formula="oooc:=EXP(-([.A130]/[.$B$3])/[.$E$6])*[.$F$10]" office:value-type="float" office:value="0.000021240217813289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80">
            <text:p>680</text:p>
          </table:table-cell>
          <table:table-cell table:style-name="ce4" table:formula="oooc:=EXP(-([.A131]/[.$B$3])/[.$E$6])*[.$B$10]" office:value-type="float" office:value="0.000484401885492542">
            <text:p>0</text:p>
          </table:table-cell>
          <table:table-cell table:style-name="ce4" table:formula="oooc:=EXP(-([.A131]/[.$B$3])/[.$E$6])*[.$C$10]" office:value-type="float" office:value="0.000216631108878079">
            <text:p>0</text:p>
          </table:table-cell>
          <table:table-cell table:style-name="ce4" table:formula="oooc:=EXP(-([.A131]/[.$B$3])/[.$E$6])*[.$D$10]" office:value-type="float" office:value="0.0000968803770985084">
            <text:p>0</text:p>
          </table:table-cell>
          <table:table-cell table:style-name="ce4" table:formula="oooc:=EXP(-([.A131]/[.$B$3])/[.$E$6])*[.$E$10]" office:value-type="float" office:value="0.0000433262217756157">
            <text:p>0</text:p>
          </table:table-cell>
          <table:table-cell table:style-name="ce4" table:formula="oooc:=EXP(-([.A131]/[.$B$3])/[.$E$6])*[.$F$10]" office:value-type="float" office:value="0.000019376075419701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90">
            <text:p>690</text:p>
          </table:table-cell>
          <table:table-cell table:style-name="ce4" table:formula="oooc:=EXP(-([.A132]/[.$B$3])/[.$E$6])*[.$B$10]" office:value-type="float" office:value="0.000441888475403324">
            <text:p>0</text:p>
          </table:table-cell>
          <table:table-cell table:style-name="ce4" table:formula="oooc:=EXP(-([.A132]/[.$B$3])/[.$E$6])*[.$C$10]" office:value-type="float" office:value="0.000197618533895115">
            <text:p>0</text:p>
          </table:table-cell>
          <table:table-cell table:style-name="ce4" table:formula="oooc:=EXP(-([.A132]/[.$B$3])/[.$E$6])*[.$D$10]" office:value-type="float" office:value="0.0000883776950806648">
            <text:p>0</text:p>
          </table:table-cell>
          <table:table-cell table:style-name="ce4" table:formula="oooc:=EXP(-([.A132]/[.$B$3])/[.$E$6])*[.$E$10]" office:value-type="float" office:value="0.0000395237067790231">
            <text:p>0</text:p>
          </table:table-cell>
          <table:table-cell table:style-name="ce4" table:formula="oooc:=EXP(-([.A132]/[.$B$3])/[.$E$6])*[.$F$10]" office:value-type="float" office:value="0.00001767553901613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00">
            <text:p>700</text:p>
          </table:table-cell>
          <table:table-cell table:style-name="ce4" table:formula="oooc:=EXP(-([.A133]/[.$B$3])/[.$E$6])*[.$B$10]" office:value-type="float" office:value="0.000403106244096733">
            <text:p>0</text:p>
          </table:table-cell>
          <table:table-cell table:style-name="ce4" table:formula="oooc:=EXP(-([.A133]/[.$B$3])/[.$E$6])*[.$C$10]" office:value-type="float" office:value="0.000180274592790984">
            <text:p>0</text:p>
          </table:table-cell>
          <table:table-cell table:style-name="ce4" table:formula="oooc:=EXP(-([.A133]/[.$B$3])/[.$E$6])*[.$D$10]" office:value-type="float" office:value="0.0000806212488193466">
            <text:p>0</text:p>
          </table:table-cell>
          <table:table-cell table:style-name="ce4" table:formula="oooc:=EXP(-([.A133]/[.$B$3])/[.$E$6])*[.$E$10]" office:value-type="float" office:value="0.0000360549185581967">
            <text:p>0</text:p>
          </table:table-cell>
          <table:table-cell table:style-name="ce4" table:formula="oooc:=EXP(-([.A133]/[.$B$3])/[.$E$6])*[.$F$10]" office:value-type="float" office:value="0.000016124249763869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10">
            <text:p>710</text:p>
          </table:table-cell>
          <table:table-cell table:style-name="ce4" table:formula="oooc:=EXP(-([.A134]/[.$B$3])/[.$E$6])*[.$B$10]" office:value-type="float" office:value="0.000367727725601944">
            <text:p>0</text:p>
          </table:table-cell>
          <table:table-cell table:style-name="ce4" table:formula="oooc:=EXP(-([.A134]/[.$B$3])/[.$E$6])*[.$C$10]" office:value-type="float" office:value="0.000164452838331467">
            <text:p>0</text:p>
          </table:table-cell>
          <table:table-cell table:style-name="ce4" table:formula="oooc:=EXP(-([.A134]/[.$B$3])/[.$E$6])*[.$D$10]" office:value-type="float" office:value="0.0000735455451203887">
            <text:p>0</text:p>
          </table:table-cell>
          <table:table-cell table:style-name="ce4" table:formula="oooc:=EXP(-([.A134]/[.$B$3])/[.$E$6])*[.$E$10]" office:value-type="float" office:value="0.0000328905676662934">
            <text:p>0</text:p>
          </table:table-cell>
          <table:table-cell table:style-name="ce4" table:formula="oooc:=EXP(-([.A134]/[.$B$3])/[.$E$6])*[.$F$10]" office:value-type="float" office:value="0.000014709109024077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20">
            <text:p>720</text:p>
          </table:table-cell>
          <table:table-cell table:style-name="ce4" table:formula="oooc:=EXP(-([.A135]/[.$B$3])/[.$E$6])*[.$B$10]" office:value-type="float" office:value="0.000335454193916998">
            <text:p>0</text:p>
          </table:table-cell>
          <table:table-cell table:style-name="ce4" table:formula="oooc:=EXP(-([.A135]/[.$B$3])/[.$E$6])*[.$C$10]" office:value-type="float" office:value="0.000150019676187161">
            <text:p>0</text:p>
          </table:table-cell>
          <table:table-cell table:style-name="ce4" table:formula="oooc:=EXP(-([.A135]/[.$B$3])/[.$E$6])*[.$D$10]" office:value-type="float" office:value="0.0000670908387833997">
            <text:p>0</text:p>
          </table:table-cell>
          <table:table-cell table:style-name="ce4" table:formula="oooc:=EXP(-([.A135]/[.$B$3])/[.$E$6])*[.$E$10]" office:value-type="float" office:value="0.0000300039352374322">
            <text:p>0</text:p>
          </table:table-cell>
          <table:table-cell table:style-name="ce4" table:formula="oooc:=EXP(-([.A135]/[.$B$3])/[.$E$6])*[.$F$10]" office:value-type="float" office:value="0.000013418167756679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30">
            <text:p>730</text:p>
          </table:table-cell>
          <table:table-cell table:style-name="ce4" table:formula="oooc:=EXP(-([.A136]/[.$B$3])/[.$E$6])*[.$B$10]" office:value-type="float" office:value="0.00030601314065264">
            <text:p>0</text:p>
          </table:table-cell>
          <table:table-cell table:style-name="ce4" table:formula="oooc:=EXP(-([.A136]/[.$B$3])/[.$E$6])*[.$C$10]" office:value-type="float" office:value="0.000136853236901502">
            <text:p>0</text:p>
          </table:table-cell>
          <table:table-cell table:style-name="ce4" table:formula="oooc:=EXP(-([.A136]/[.$B$3])/[.$E$6])*[.$D$10]" office:value-type="float" office:value="0.0000612026281305281">
            <text:p>0</text:p>
          </table:table-cell>
          <table:table-cell table:style-name="ce4" table:formula="oooc:=EXP(-([.A136]/[.$B$3])/[.$E$6])*[.$E$10]" office:value-type="float" office:value="0.0000273706473803003">
            <text:p>0</text:p>
          </table:table-cell>
          <table:table-cell table:style-name="ce4" table:formula="oooc:=EXP(-([.A136]/[.$B$3])/[.$E$6])*[.$F$10]" office:value-type="float" office:value="0.000012240525626105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40">
            <text:p>740</text:p>
          </table:table-cell>
          <table:table-cell table:style-name="ce4" table:formula="oooc:=EXP(-([.A137]/[.$B$3])/[.$E$6])*[.$B$10]" office:value-type="float" office:value="0.000279155974050106">
            <text:p>0</text:p>
          </table:table-cell>
          <table:table-cell table:style-name="ce4" table:formula="oooc:=EXP(-([.A137]/[.$B$3])/[.$E$6])*[.$C$10]" office:value-type="float" office:value="0.000124842346860241">
            <text:p>0</text:p>
          </table:table-cell>
          <table:table-cell table:style-name="ce4" table:formula="oooc:=EXP(-([.A137]/[.$B$3])/[.$E$6])*[.$D$10]" office:value-type="float" office:value="0.0000558311948100212">
            <text:p>0</text:p>
          </table:table-cell>
          <table:table-cell table:style-name="ce4" table:formula="oooc:=EXP(-([.A137]/[.$B$3])/[.$E$6])*[.$E$10]" office:value-type="float" office:value="0.0000249684693720482">
            <text:p>0</text:p>
          </table:table-cell>
          <table:table-cell table:style-name="ce4" table:formula="oooc:=EXP(-([.A137]/[.$B$3])/[.$E$6])*[.$F$10]" office:value-type="float" office:value="0.000011166238962004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50">
            <text:p>750</text:p>
          </table:table-cell>
          <table:table-cell table:style-name="ce4" table:formula="oooc:=EXP(-([.A138]/[.$B$3])/[.$E$6])*[.$B$10]" office:value-type="float" office:value="0.000254655919944041">
            <text:p>0</text:p>
          </table:table-cell>
          <table:table-cell table:style-name="ce4" table:formula="oooc:=EXP(-([.A138]/[.$B$3])/[.$E$6])*[.$C$10]" office:value-type="float" office:value="0.000113885589573524">
            <text:p>0</text:p>
          </table:table-cell>
          <table:table-cell table:style-name="ce4" table:formula="oooc:=EXP(-([.A138]/[.$B$3])/[.$E$6])*[.$D$10]" office:value-type="float" office:value="0.0000509311839888082">
            <text:p>0</text:p>
          </table:table-cell>
          <table:table-cell table:style-name="ce4" table:formula="oooc:=EXP(-([.A138]/[.$B$3])/[.$E$6])*[.$E$10]" office:value-type="float" office:value="0.0000227771179147048">
            <text:p>0</text:p>
          </table:table-cell>
          <table:table-cell table:style-name="ce4" table:formula="oooc:=EXP(-([.A138]/[.$B$3])/[.$E$6])*[.$F$10]" office:value-type="float" office:value="0.000010186236797761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60">
            <text:p>760</text:p>
          </table:table-cell>
          <table:table-cell table:style-name="ce4" table:formula="oooc:=EXP(-([.A139]/[.$B$3])/[.$E$6])*[.$B$10]" office:value-type="float" office:value="0.000232306106946885">
            <text:p>0</text:p>
          </table:table-cell>
          <table:table-cell table:style-name="ce4" table:formula="oooc:=EXP(-([.A139]/[.$B$3])/[.$E$6])*[.$C$10]" office:value-type="float" office:value="0.000103890449344314">
            <text:p>0</text:p>
          </table:table-cell>
          <table:table-cell table:style-name="ce4" table:formula="oooc:=EXP(-([.A139]/[.$B$3])/[.$E$6])*[.$D$10]" office:value-type="float" office:value="0.000046461221389377">
            <text:p>0</text:p>
          </table:table-cell>
          <table:table-cell table:style-name="ce4" table:formula="oooc:=EXP(-([.A139]/[.$B$3])/[.$E$6])*[.$E$10]" office:value-type="float" office:value="0.0000207780898688629">
            <text:p>0</text:p>
          </table:table-cell>
          <table:table-cell table:style-name="ce4" table:formula="oooc:=EXP(-([.A139]/[.$B$3])/[.$E$6])*[.$F$10]" office:value-type="float" office:value="0.00000929224427787541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70">
            <text:p>770</text:p>
          </table:table-cell>
          <table:table-cell table:style-name="ce4" table:formula="oooc:=EXP(-([.A140]/[.$B$3])/[.$E$6])*[.$B$10]" office:value-type="float" office:value="0.000211917819686565">
            <text:p>0</text:p>
          </table:table-cell>
          <table:table-cell table:style-name="ce4" table:formula="oooc:=EXP(-([.A140]/[.$B$3])/[.$E$6])*[.$C$10]" office:value-type="float" office:value="0.0000947725300925405">
            <text:p>0</text:p>
          </table:table-cell>
          <table:table-cell table:style-name="ce4" table:formula="oooc:=EXP(-([.A140]/[.$B$3])/[.$E$6])*[.$D$10]" office:value-type="float" office:value="0.000042383563937313">
            <text:p>0</text:p>
          </table:table-cell>
          <table:table-cell table:style-name="ce4" table:formula="oooc:=EXP(-([.A140]/[.$B$3])/[.$E$6])*[.$E$10]" office:value-type="float" office:value="0.0000189545060185081">
            <text:p>0</text:p>
          </table:table-cell>
          <table:table-cell table:style-name="ce4" table:formula="oooc:=EXP(-([.A140]/[.$B$3])/[.$E$6])*[.$F$10]" office:value-type="float" office:value="0.000008476712787462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80">
            <text:p>780</text:p>
          </table:table-cell>
          <table:table-cell table:style-name="ce4" table:formula="oooc:=EXP(-([.A141]/[.$B$3])/[.$E$6])*[.$B$10]" office:value-type="float" office:value="0.000193318905348345">
            <text:p>0</text:p>
          </table:table-cell>
          <table:table-cell table:style-name="ce4" table:formula="oooc:=EXP(-([.A141]/[.$B$3])/[.$E$6])*[.$C$10]" office:value-type="float" office:value="0.0000864548427389496">
            <text:p>0</text:p>
          </table:table-cell>
          <table:table-cell table:style-name="ce4" table:formula="oooc:=EXP(-([.A141]/[.$B$3])/[.$E$6])*[.$D$10]" office:value-type="float" office:value="0.0000386637810696691">
            <text:p>0</text:p>
          </table:table-cell>
          <table:table-cell table:style-name="ce4" table:formula="oooc:=EXP(-([.A141]/[.$B$3])/[.$E$6])*[.$E$10]" office:value-type="float" office:value="0.0000172909685477899">
            <text:p>0</text:p>
          </table:table-cell>
          <table:table-cell table:style-name="ce4" table:formula="oooc:=EXP(-([.A141]/[.$B$3])/[.$E$6])*[.$F$10]" office:value-type="float" office:value="0.0000077327562139338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90">
            <text:p>790</text:p>
          </table:table-cell>
          <table:table-cell table:style-name="ce4" table:formula="oooc:=EXP(-([.A142]/[.$B$3])/[.$E$6])*[.$B$10]" office:value-type="float" office:value="0.000176352320066135">
            <text:p>0</text:p>
          </table:table-cell>
          <table:table-cell table:style-name="ce4" table:formula="oooc:=EXP(-([.A142]/[.$B$3])/[.$E$6])*[.$C$10]" office:value-type="float" office:value="0.0000788671551315355">
            <text:p>0</text:p>
          </table:table-cell>
          <table:table-cell table:style-name="ce4" table:formula="oooc:=EXP(-([.A142]/[.$B$3])/[.$E$6])*[.$D$10]" office:value-type="float" office:value="0.000035270464013227">
            <text:p>0</text:p>
          </table:table-cell>
          <table:table-cell table:style-name="ce4" table:formula="oooc:=EXP(-([.A142]/[.$B$3])/[.$E$6])*[.$E$10]" office:value-type="float" office:value="0.0000157734310263071">
            <text:p>0</text:p>
          </table:table-cell>
          <table:table-cell table:style-name="ce4" table:formula="oooc:=EXP(-([.A142]/[.$B$3])/[.$E$6])*[.$F$10]" office:value-type="float" office:value="0.0000070540928026453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00">
            <text:p>800</text:p>
          </table:table-cell>
          <table:table-cell table:style-name="ce4" table:formula="oooc:=EXP(-([.A143]/[.$B$3])/[.$E$6])*[.$B$10]" office:value-type="float" office:value="0.000160874802889394">
            <text:p>0</text:p>
          </table:table-cell>
          <table:table-cell table:style-name="ce4" table:formula="oooc:=EXP(-([.A143]/[.$B$3])/[.$E$6])*[.$C$10]" office:value-type="float" office:value="0.0000719453990255128">
            <text:p>0</text:p>
          </table:table-cell>
          <table:table-cell table:style-name="ce4" table:formula="oooc:=EXP(-([.A143]/[.$B$3])/[.$E$6])*[.$D$10]" office:value-type="float" office:value="0.0000321749605778788">
            <text:p>0</text:p>
          </table:table-cell>
          <table:table-cell table:style-name="ce4" table:formula="oooc:=EXP(-([.A143]/[.$B$3])/[.$E$6])*[.$E$10]" office:value-type="float" office:value="0.0000143890798051026">
            <text:p>0</text:p>
          </table:table-cell>
          <table:table-cell table:style-name="ce4" table:formula="oooc:=EXP(-([.A143]/[.$B$3])/[.$E$6])*[.$F$10]" office:value-type="float" office:value="0.0000064349921155757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10">
            <text:p>810</text:p>
          </table:table-cell>
          <table:table-cell table:style-name="ce4" table:formula="oooc:=EXP(-([.A144]/[.$B$3])/[.$E$6])*[.$B$10]" office:value-type="float" office:value="0.000146755666129006">
            <text:p>0</text:p>
          </table:table-cell>
          <table:table-cell table:style-name="ce4" table:formula="oooc:=EXP(-([.A144]/[.$B$3])/[.$E$6])*[.$C$10]" office:value-type="float" office:value="0.0000656311291095442">
            <text:p>0</text:p>
          </table:table-cell>
          <table:table-cell table:style-name="ce4" table:formula="oooc:=EXP(-([.A144]/[.$B$3])/[.$E$6])*[.$D$10]" office:value-type="float" office:value="0.0000293511332258012">
            <text:p>0</text:p>
          </table:table-cell>
          <table:table-cell table:style-name="ce4" table:formula="oooc:=EXP(-([.A144]/[.$B$3])/[.$E$6])*[.$E$10]" office:value-type="float" office:value="0.0000131262258219088">
            <text:p>0</text:p>
          </table:table-cell>
          <table:table-cell table:style-name="ce4" table:formula="oooc:=EXP(-([.A144]/[.$B$3])/[.$E$6])*[.$F$10]" office:value-type="float" office:value="0.0000058702266451602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20">
            <text:p>820</text:p>
          </table:table-cell>
          <table:table-cell table:style-name="ce4" table:formula="oooc:=EXP(-([.A145]/[.$B$3])/[.$E$6])*[.$B$10]" office:value-type="float" office:value="0.00013387569186814">
            <text:p>0</text:p>
          </table:table-cell>
          <table:table-cell table:style-name="ce4" table:formula="oooc:=EXP(-([.A145]/[.$B$3])/[.$E$6])*[.$C$10]" office:value-type="float" office:value="0.0000598710295103956">
            <text:p>0</text:p>
          </table:table-cell>
          <table:table-cell table:style-name="ce4" table:formula="oooc:=EXP(-([.A145]/[.$B$3])/[.$E$6])*[.$D$10]" office:value-type="float" office:value="0.0000267751383736281">
            <text:p>0</text:p>
          </table:table-cell>
          <table:table-cell table:style-name="ce4" table:formula="oooc:=EXP(-([.A145]/[.$B$3])/[.$E$6])*[.$E$10]" office:value-type="float" office:value="0.0000119742059020791">
            <text:p>0</text:p>
          </table:table-cell>
          <table:table-cell table:style-name="ce4" table:formula="oooc:=EXP(-([.A145]/[.$B$3])/[.$E$6])*[.$F$10]" office:value-type="float" office:value="0.0000053550276747256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30">
            <text:p>830</text:p>
          </table:table-cell>
          <table:table-cell table:style-name="ce4" table:formula="oooc:=EXP(-([.A146]/[.$B$3])/[.$E$6])*[.$B$10]" office:value-type="float" office:value="0.00012212612532056">
            <text:p>0</text:p>
          </table:table-cell>
          <table:table-cell table:style-name="ce4" table:formula="oooc:=EXP(-([.A146]/[.$B$3])/[.$E$6])*[.$C$10]" office:value-type="float" office:value="0.0000546164636090861">
            <text:p>0</text:p>
          </table:table-cell>
          <table:table-cell table:style-name="ce4" table:formula="oooc:=EXP(-([.A146]/[.$B$3])/[.$E$6])*[.$D$10]" office:value-type="float" office:value="0.000024425225064112">
            <text:p>0</text:p>
          </table:table-cell>
          <table:table-cell table:style-name="ce4" table:formula="oooc:=EXP(-([.A146]/[.$B$3])/[.$E$6])*[.$E$10]" office:value-type="float" office:value="0.0000109232927218172">
            <text:p>0</text:p>
          </table:table-cell>
          <table:table-cell table:style-name="ce4" table:formula="oooc:=EXP(-([.A146]/[.$B$3])/[.$E$6])*[.$F$10]" office:value-type="float" office:value="0.000004885045012822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40">
            <text:p>840</text:p>
          </table:table-cell>
          <table:table-cell table:style-name="ce4" table:formula="oooc:=EXP(-([.A147]/[.$B$3])/[.$E$6])*[.$B$10]" office:value-type="float" office:value="0.000111407756536589">
            <text:p>0</text:p>
          </table:table-cell>
          <table:table-cell table:style-name="ce4" table:formula="oooc:=EXP(-([.A147]/[.$B$3])/[.$E$6])*[.$C$10]" office:value-type="float" office:value="0.0000498230633673118">
            <text:p>0</text:p>
          </table:table-cell>
          <table:table-cell table:style-name="ce4" table:formula="oooc:=EXP(-([.A147]/[.$B$3])/[.$E$6])*[.$D$10]" office:value-type="float" office:value="0.0000222815513073177">
            <text:p>0</text:p>
          </table:table-cell>
          <table:table-cell table:style-name="ce4" table:formula="oooc:=EXP(-([.A147]/[.$B$3])/[.$E$6])*[.$E$10]" office:value-type="float" office:value="0.00000996461267346236">
            <text:p>0</text:p>
          </table:table-cell>
          <table:table-cell table:style-name="ce4" table:formula="oooc:=EXP(-([.A147]/[.$B$3])/[.$E$6])*[.$F$10]" office:value-type="float" office:value="0.0000044563102614635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50">
            <text:p>850</text:p>
          </table:table-cell>
          <table:table-cell table:style-name="ce4" table:formula="oooc:=EXP(-([.A148]/[.$B$3])/[.$E$6])*[.$B$10]" office:value-type="float" office:value="0.000101630082702921">
            <text:p>0</text:p>
          </table:table-cell>
          <table:table-cell table:style-name="ce4" table:formula="oooc:=EXP(-([.A148]/[.$B$3])/[.$E$6])*[.$C$10]" office:value-type="float" office:value="0.0000454503546965314">
            <text:p>0</text:p>
          </table:table-cell>
          <table:table-cell table:style-name="ce4" table:formula="oooc:=EXP(-([.A148]/[.$B$3])/[.$E$6])*[.$D$10]" office:value-type="float" office:value="0.0000203260165405842">
            <text:p>0</text:p>
          </table:table-cell>
          <table:table-cell table:style-name="ce4" table:formula="oooc:=EXP(-([.A148]/[.$B$3])/[.$E$6])*[.$E$10]" office:value-type="float" office:value="0.00000909007093930628">
            <text:p>0</text:p>
          </table:table-cell>
          <table:table-cell table:style-name="ce4" table:formula="oooc:=EXP(-([.A148]/[.$B$3])/[.$E$6])*[.$F$10]" office:value-type="float" office:value="0.0000040652033081168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60">
            <text:p>860</text:p>
          </table:table-cell>
          <table:table-cell table:style-name="ce4" table:formula="oooc:=EXP(-([.A149]/[.$B$3])/[.$E$6])*[.$B$10]" office:value-type="float" office:value="0.0000927105439629816">
            <text:p>0</text:p>
          </table:table-cell>
          <table:table-cell table:style-name="ce4" table:formula="oooc:=EXP(-([.A149]/[.$B$3])/[.$E$6])*[.$C$10]" office:value-type="float" office:value="0.0000414614157064419">
            <text:p>0</text:p>
          </table:table-cell>
          <table:table-cell table:style-name="ce4" table:formula="oooc:=EXP(-([.A149]/[.$B$3])/[.$E$6])*[.$D$10]" office:value-type="float" office:value="0.0000185421087925963">
            <text:p>0</text:p>
          </table:table-cell>
          <table:table-cell table:style-name="ce4" table:formula="oooc:=EXP(-([.A149]/[.$B$3])/[.$E$6])*[.$E$10]" office:value-type="float" office:value="0.00000829228314128839">
            <text:p>0</text:p>
          </table:table-cell>
          <table:table-cell table:style-name="ce4" table:formula="oooc:=EXP(-([.A149]/[.$B$3])/[.$E$6])*[.$F$10]" office:value-type="float" office:value="0.0000037084217585192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70">
            <text:p>870</text:p>
          </table:table-cell>
          <table:table-cell table:style-name="ce4" table:formula="oooc:=EXP(-([.A150]/[.$B$3])/[.$E$6])*[.$B$10]" office:value-type="float" office:value="0.0000845738263053181">
            <text:p>0</text:p>
          </table:table-cell>
          <table:table-cell table:style-name="ce4" table:formula="oooc:=EXP(-([.A150]/[.$B$3])/[.$E$6])*[.$C$10]" office:value-type="float" office:value="0.0000378225649471902">
            <text:p>0</text:p>
          </table:table-cell>
          <table:table-cell table:style-name="ce4" table:formula="oooc:=EXP(-([.A150]/[.$B$3])/[.$E$6])*[.$D$10]" office:value-type="float" office:value="0.0000169147652610636">
            <text:p>0</text:p>
          </table:table-cell>
          <table:table-cell table:style-name="ce4" table:formula="oooc:=EXP(-([.A150]/[.$B$3])/[.$E$6])*[.$E$10]" office:value-type="float" office:value="0.00000756451298943805">
            <text:p>0</text:p>
          </table:table-cell>
          <table:table-cell table:style-name="ce4" table:formula="oooc:=EXP(-([.A150]/[.$B$3])/[.$E$6])*[.$F$10]" office:value-type="float" office:value="0.00000338295305221272">
            <text:p>0</text:p>
          </table:table-cell>
          <table:table-cell table:number-columns-repeated="250"/>
        </table:table-row>
        <table:table-row table:style-name="ro2" table:number-rows-repeated="6538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mpute Times" table:style-name="ta1" table:print="false"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2" table:number-columns-repeated="5" table:default-cell-style-name="ce2"/>
        <table:table-column table:style-name="co7" table:default-cell-style-name="ce2"/>
        <table:table-column table:style-name="co2" table:number-columns-repeated="246" table:default-cell-style-name="ce2"/>
        <table:table-row table:style-name="ro1">
          <table:table-cell table:style-name="ce1" office:value-type="string">
            <text:p>Network runtime estimator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Parameters</text:p>
          </table:table-cell>
          <table:table-cell table:number-columns-repeated="2"/>
          <table:table-cell table:style-name="ce3" office:value-type="string">
            <text:p>Machines performance characteristics</text:p>
          </table:table-cell>
          <table:table-cell table:number-columns-repeated="252"/>
        </table:table-row>
        <table:table-row table:style-name="ro2">
          <table:table-cell table:style-name="ce7" office:value-type="string">
            <text:p>Number of source spectra</text:p>
          </table:table-cell>
          <table:table-cell office:value-type="float" office:value="700000">
            <text:p>700000</text:p>
          </table:table-cell>
          <table:table-cell/>
          <table:table-cell table:style-name="ce7" office:value-type="string">
            <text:p>Million compares / s</text:p>
          </table:table-cell>
          <table:table-cell office:value-type="float" office:value="8">
            <text:p>8</text:p>
          </table:table-cell>
          <table:table-cell table:number-columns-repeated="4"/>
          <table:table-cell table:formula="oooc:=ROUNDUP(SQRT([.B4]))^2" office:value-type="float" office:value="700569">
            <text:p>700569</text:p>
          </table:table-cell>
          <table:table-cell table:number-columns-repeated="246"/>
        </table:table-row>
        <table:table-row table:style-name="ro2">
          <table:table-cell table:style-name="ce7" office:value-type="string">
            <text:p>Learning steps</text:p>
          </table:table-cell>
          <table:table-cell office:value-type="float" office:value="200">
            <text:p>200</text:p>
          </table:table-cell>
          <table:table-cell/>
          <table:table-cell table:style-name="ce7" office:value-type="string">
            <text:p>Million NW adaption / s</text:p>
          </table:table-cell>
          <table:table-cell office:value-type="float" office:value="3.9">
            <text:p>3.9</text:p>
          </table:table-cell>
          <table:table-cell table:number-columns-repeated="251"/>
        </table:table-row>
        <table:table-row table:style-name="ro2">
          <table:table-cell table:style-name="ce7" office:value-type="string">
            <text:p>Searchmode</text:p>
          </table:table-cell>
          <table:table-cell table:number-columns-repeated="255"/>
        </table:table-row>
        <table:table-row table:style-name="ro2">
          <table:table-cell table:style-name="Default" office:value-type="string">
            <text:p>Search radius for fast search</text:p>
          </table:table-cell>
          <table:table-cell table:style-name="Default" office:value-type="float" office:value="2">
            <text:p>2</text:p>
          </table:table-cell>
          <table:table-cell table:number-columns-repeated="7"/>
          <table:table-cell table:formula="oooc:=([.B7]*2+1)^2" office:value-type="float" office:value="25">
            <text:p>25</text:p>
          </table:table-cell>
          <table:table-cell table:number-columns-repeated="246"/>
        </table:table-row>
        <table:table-row table:style-name="ro2">
          <table:table-cell office:value-type="string">
            <text:p>Spectrum size [bytes]</text:p>
          </table:table-cell>
          <table:table-cell office:value-type="float" office:value="2000">
            <text:p>2000</text:p>
          </table:table-cell>
          <table:table-cell table:style-name="Default"/>
          <table:table-cell table:number-columns-repeated="253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5">
          <table:table-cell table:style-name="ce3" office:value-type="string">
            <text:p>Runtime – full search</text:p>
          </table:table-cell>
          <table:table-cell table:style-name="Default" table:number-columns-repeated="2"/>
          <table:table-cell table:number-columns-repeated="253"/>
        </table:table-row>
        <table:table-row table:style-name="ro5">
          <table:table-cell office:value-type="string">
            <text:p>Search runtime per learning step [h] [d]</text:p>
          </table:table-cell>
          <table:table-cell table:formula="oooc:=(([.J4]*[.B4])/([.E4]*10^6))/3600" office:value-type="float" office:value="17.02771875">
            <text:p>17.03</text:p>
          </table:table-cell>
          <table:table-cell table:formula="oooc:=[.B11]/24" office:value-type="float" office:value="0.70948828125">
            <text:p>0.71</text:p>
          </table:table-cell>
          <table:table-cell table:number-columns-repeated="253"/>
        </table:table-row>
        <table:table-row table:style-name="ro5">
          <table:table-cell office:value-type="string">
            <text:p>Adaption runtime per learning step [h] [d]</text:p>
          </table:table-cell>
          <table:table-cell table:formula="oooc:=(([.J4]*[.B4])/([.E5]*10^6))/3600" office:value-type="float" office:value="34.9286538461538">
            <text:p>34.93</text:p>
          </table:table-cell>
          <table:table-cell table:formula="oooc:=[.B12]/24" office:value-type="float" office:value="1.45536057692308">
            <text:p>1.46</text:p>
          </table:table-cell>
          <table:table-cell table:number-columns-repeated="253"/>
        </table:table-row>
        <table:table-row table:style-name="ro5">
          <table:table-cell office:value-type="string">
            <text:p>Total per learning step [h] [d]</text:p>
          </table:table-cell>
          <table:table-cell table:formula="oooc:=[.B11]+[.B12]" office:value-type="float" office:value="51.9563725961538">
            <text:p>51.96</text:p>
          </table:table-cell>
          <table:table-cell table:formula="oooc:=[.B13]/24" office:value-type="float" office:value="2.16484885817308">
            <text:p>2.16</text:p>
          </table:table-cell>
          <table:table-cell table:number-columns-repeated="253"/>
        </table:table-row>
        <table:table-row table:style-name="ro2">
          <table:table-cell office:value-type="string">
            <text:p>Total [h] [d]</text:p>
          </table:table-cell>
          <table:table-cell table:formula="oooc:=[.B13]*[.B5]" office:value-type="float" office:value="10391.2745192308">
            <text:p>10391.27</text:p>
          </table:table-cell>
          <table:table-cell table:formula="oooc:=[.B14]/24" office:value-type="float" office:value="432.969771634615">
            <text:p>432.97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5">
          <table:table-cell table:style-name="ce3" office:value-type="string">
            <text:p>Runtime – local search</text:p>
          </table:table-cell>
          <table:table-cell table:style-name="Default" table:number-columns-repeated="2"/>
          <table:table-cell table:number-columns-repeated="253"/>
        </table:table-row>
        <table:table-row table:style-name="ro5">
          <table:table-cell office:value-type="string">
            <text:p>Search runtime per learning step [h] [d]</text:p>
          </table:table-cell>
          <table:table-cell table:style-name="ce8" table:formula="oooc:=((([.B4]*[.J7])*0.9+0.1*([.B4]*[.J4]))/([.E4]*10^6))/3600" office:value-type="float" office:value="1.70331875">
            <text:p>1.70332</text:p>
          </table:table-cell>
          <table:table-cell table:style-name="ce9" table:formula="oooc:=[.B17]/24" office:value-type="float" office:value="0.0709716145833333">
            <text:p>0.07</text:p>
          </table:table-cell>
          <table:table-cell table:number-columns-repeated="253"/>
        </table:table-row>
        <table:table-row table:style-name="ro5">
          <table:table-cell office:value-type="string">
            <text:p>Adaption runtime per learning step [h] [d]</text:p>
          </table:table-cell>
          <table:table-cell table:style-name="ce8" table:formula="oooc:=(([.B4]*16*16)/([.E4]*10^6))/3600" office:value-type="float" office:value="0.00622222222222222">
            <text:p>0.00622</text:p>
          </table:table-cell>
          <table:table-cell table:style-name="ce9" table:formula="oooc:=[.B18]/24" office:value-type="float" office:value="0.000259259259259259">
            <text:p>0.00</text:p>
          </table:table-cell>
          <table:table-cell table:number-columns-repeated="253"/>
        </table:table-row>
        <table:table-row table:style-name="ro5">
          <table:table-cell office:value-type="string">
            <text:p>Total per learning step [h] [d]</text:p>
          </table:table-cell>
          <table:table-cell table:style-name="ce8" table:formula="oooc:=[.B17]+[.B18]" office:value-type="float" office:value="1.70954097222222">
            <text:p>1.70954</text:p>
          </table:table-cell>
          <table:table-cell table:style-name="ce9" table:formula="oooc:=[.B19]/24" office:value-type="float" office:value="0.0712308738425926">
            <text:p>0.07</text:p>
          </table:table-cell>
          <table:table-cell table:number-columns-repeated="253"/>
        </table:table-row>
        <table:table-row table:style-name="ro2">
          <table:table-cell office:value-type="string">
            <text:p>Total [h] [d]</text:p>
          </table:table-cell>
          <table:table-cell table:style-name="ce8" table:formula="oooc:=[.B19]*[.B5]" office:value-type="float" office:value="341.908194444444">
            <text:p>341.90819</text:p>
          </table:table-cell>
          <table:table-cell table:style-name="ce9" table:formula="oooc:=[.B20]/24" office:value-type="float" office:value="14.2461747685185">
            <text:p>14.25</text:p>
          </table:table-cell>
          <table:table-cell table:number-columns-repeated="253"/>
        </table:table-row>
        <table:table-row table:style-name="ro2">
          <table:table-cell table:style-name="Default" table:number-columns-repeated="2"/>
          <table:table-cell table:number-columns-repeated="254"/>
        </table:table-row>
        <table:table-row table:style-name="ro5">
          <table:table-cell table:style-name="ce3" office:value-type="string">
            <text:p>Data volume</text:p>
          </table:table-cell>
          <table:table-cell table:number-columns-repeated="255"/>
        </table:table-row>
        <table:table-row table:style-name="ro5">
          <table:table-cell office:value-type="string">
            <text:p>Input data [GB]</text:p>
          </table:table-cell>
          <table:table-cell table:formula="oooc:=[.B8]*[.B4]/(1024*1024*1024)" office:value-type="float" office:value="1.30385160446167">
            <text:p>1.3</text:p>
          </table:table-cell>
          <table:table-cell table:number-columns-repeated="254"/>
        </table:table-row>
        <table:table-row table:style-name="ro2">
          <table:table-cell office:value-type="string">
            <text:p>Network [GB]</text:p>
          </table:table-cell>
          <table:table-cell table:formula="oooc:=[.B8]*[.J4]/(1024*1024*1024)" office:value-type="float" office:value="1.30491144955158">
            <text:p>1.3</text:p>
          </table:table-cell>
          <table:table-cell table:number-columns-repeated="254"/>
        </table:table-row>
        <table:table-row table:style-name="ro5">
          <table:table-cell office:value-type="string">
            <text:p>Totat [GB]</text:p>
          </table:table-cell>
          <table:table-cell table:formula="oooc:=[.B23]+[.B24]" office:value-type="float" office:value="2.60876305401325">
            <text:p>2.61</text:p>
          </table:table-cell>
          <table:table-cell table:number-columns-repeated="254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5">
          <table:table-cell table:style-name="ce3" office:value-type="string">
            <text:p><text:span text:style-name="T1">Network characteristics</text:span></text:p>
          </table:table-cell>
          <table:table-cell table:number-columns-repeated="255"/>
        </table:table-row>
        <table:table-row table:style-name="ro5">
          <table:table-cell office:value-type="string">
            <text:p>Grid size</text:p>
          </table:table-cell>
          <table:table-cell table:formula="oooc:==ROUNDUP(SQRT([.B4]))" office:value-type="float" office:value="837">
            <text:p>837</text:p>
          </table:table-cell>
          <table:table-cell table:number-columns-repeated="254"/>
        </table:table-row>
        <table:table-row table:style-name="ro2" table:number-rows-repeated="6550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31">31/10/2009</text:date>, <text:time>11:4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Aick in der Au</meta:initial-creator>
    <meta:creation-date>2009-08-10T23:10:36</meta:creation-date>
    <dc:creator>Aick in der Au</dc:creator>
    <dc:date>2009-10-31T11:45:46</dc:date>
    <dc:language>de-DE</dc:language>
    <meta:editing-cycles>19</meta:editing-cycles>
    <meta:editing-duration>PT2H44M27S</meta:editing-duration>
    <meta:user-defined meta:name="Info 1"/>
    <meta:user-defined meta:name="Info 2"/>
    <meta:user-defined meta:name="Info 3"/>
    <meta:user-defined meta:name="Info 4"/>
    <meta:document-statistic meta:table-count="3" meta:cell-count="6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solid" draw:fill-color="#d9d9d9"/>
      <style:text-properties fo:font-family="Arial" style:font-family-generic="swiss" style:font-pitch="variable" fo:font-size="14.8000001907349pt" style:font-family-asian="'Lucida Sans Unicode'" style:font-pitch-asian="variable" style:font-size-asian="14.8000001907349pt" style:font-family-complex="Tahoma" style:font-pitch-complex="variable" style:font-size-complex="14.8000001907349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rotation-angle="0" style:direction="ltr"/>
      <style:graphic-properties draw:stroke="solid" svg:stroke-width="0cm" svg:stroke-color="#000000"/>
      <style:text-properties fo:font-family="Arial" style:font-family-generic="swiss" style:font-pitch="variable" fo:font-size="9pt" style:font-family-asian="'Lucida Sans Unicode'" style:font-pitch-asian="variable" style:font-size-asian="17.2999992370605pt" style:font-family-complex="Tahoma" style:font-pitch-complex="variable" style:font-size-complex="17.2999992370605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2.2999992370605pt" style:font-family-asian="'Lucida Sans Unicode'" style:font-pitch-asian="variable" style:font-size-asian="22.2999992370605pt" style:font-family-complex="Tahoma" style:font-pitch-complex="variable" style:font-size-complex="22.2999992370605pt"/>
    </style:style>
    <style:style style:name="ch6" style:family="chart">
      <style:graphic-properties draw:stroke="none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7.2999992370605pt" style:font-family-asian="'Lucida Sans Unicode'" style:font-pitch-asian="variable" style:font-size-asian="17.2999992370605pt" style:font-family-complex="Tahoma" style:font-pitch-complex="variable" style:font-size-complex="17.2999992370605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width="0.1cm" svg:stroke-color="#00ff00" draw:marker-start-width="0.35cm" draw:marker-end-width="0.35cm" draw:fill-color="#9999ff"/>
      <style:text-properties fo:font-family="Arial" style:font-family-generic="swiss" style:font-pitch="variable" fo:font-size="14.8000001907349pt" style:font-family-asian="'Lucida Sans Unicode'" style:font-pitch-asian="variable" style:font-size-asian="14.8000001907349pt" style:font-family-complex="Tahoma" style:font-pitch-complex="variable" style:font-size-complex="14.8000001907349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1cm" svg:stroke-color="#0066cc" draw:marker-start-width="0.35cm" draw:marker-end-width="0.35cm" draw:fill-color="#993366"/>
      <style:text-properties fo:font-family="Arial" style:font-family-generic="swiss" style:font-pitch="variable" fo:font-size="14.8000001907349pt" style:font-family-asian="'Lucida Sans Unicode'" style:font-pitch-asian="variable" style:font-size-asian="14.8000001907349pt" style:font-family-complex="Tahoma" style:font-pitch-complex="variable" style:font-size-complex="14.8000001907349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1cm" svg:stroke-color="#00ffff" draw:marker-start-width="0.35cm" draw:marker-end-width="0.35cm" draw:fill-color="#ffffcc"/>
      <style:text-properties fo:font-family="Arial" style:font-family-generic="swiss" style:font-pitch="variable" fo:font-size="14.8000001907349pt" style:font-family-asian="'Lucida Sans Unicode'" style:font-pitch-asian="variable" style:font-size-asian="14.8000001907349pt" style:font-family-complex="Tahoma" style:font-pitch-complex="variable" style:font-size-complex="14.8000001907349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1cm" svg:stroke-color="#ffc30a" draw:marker-start-width="0.35cm" draw:marker-end-width="0.35cm" draw:fill-color="#ccffff"/>
      <style:text-properties fo:font-family="Arial" style:font-family-generic="swiss" style:font-pitch="variable" fo:font-size="14.8000001907349pt" style:font-family-asian="'Lucida Sans Unicode'" style:font-pitch-asian="variable" style:font-size-asian="14.8000001907349pt" style:font-family-complex="Tahoma" style:font-pitch-complex="variable" style:font-size-complex="14.8000001907349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1cm" svg:stroke-color="#660066" draw:marker-start-width="0.35cm" draw:marker-end-width="0.35cm" draw:fill-color="#660066"/>
      <style:text-properties fo:font-family="Arial" style:font-family-generic="swiss" style:font-pitch="variable" fo:font-size="14.8000001907349pt" style:font-family-asian="'Lucida Sans Unicode'" style:font-pitch-asian="variable" style:font-size-asian="14.8000001907349pt" style:font-family-complex="Tahoma" style:font-pitch-complex="variable" style:font-size-complex="14.8000001907349pt"/>
    </style:style>
    <style:style style:name="ch13" style:family="chart">
      <style:graphic-properties draw:stroke="none" draw:fill="solid" draw:fill-color="#d9d9d9" draw:opacity="50%" draw:fill-image-width="0cm" draw:fill-image-height="0cm"/>
    </style:style>
    <style:style style:name="ch14" style:family="chart">
      <style:graphic-properties draw:stroke="none" draw:fill-color="#999999"/>
    </style:style>
  </office:automatic-styles>
  <office:body>
    <office:chart>
      <chart:chart svg:width="43.435cm" svg:height="17.708cm" chart:class="chart:line" chart:style-name="ch1">
        <chart:legend chart:legend-position="end" svg:x="38.736cm" svg:y="6.847cm" chart:style-name="ch2"/>
        <chart:plot-area chart:style-name="ch3" table:cell-range-address="NBF.$A$62:.$F$150" chart:data-source-has-labels="both" chart:table-number-list="0" svg:x="0.866cm" svg:y="0.658cm" svg:width="36.138cm" svg:height="16.694cm">
          <chart:axis chart:dimension="x" chart:name="primary-x" chart:style-name="ch4">
            <chart:title svg:x="17.853cm" svg:y="16.421cm" chart:style-name="ch5">
              <text:p>distance in cells</text:p>
            </chart:title>
            <chart:categories table:cell-range-address="local-table.A2:.A89"/>
            <chart:grid chart:style-name="ch6" chart:class="major"/>
          </chart:axis>
          <chart:axis chart:dimension="y" chart:name="primary-y" chart:style-name="ch7">
            <chart:title svg:x="0.866cm" svg:y="9.483cm" chart:style-name="ch5">
              <text:p>NW adaption</text:p>
            </chart:title>
          </chart:axis>
          <chart:series chart:style-name="ch8">
            <chart:data-point chart:repeated="88"/>
          </chart:series>
          <chart:series chart:style-name="ch9">
            <chart:data-point chart:repeated="88"/>
          </chart:series>
          <chart:series chart:style-name="ch10">
            <chart:data-point chart:repeated="88"/>
          </chart:series>
          <chart:series chart:style-name="ch11">
            <chart:data-point chart:repeated="88"/>
          </chart:series>
          <chart:series chart:style-name="ch12">
            <chart:data-point chart:repeated="8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F 0%</text:p>
              </table:table-cell>
              <table:table-cell office:value-type="string">
                <text:p>NBF 25%</text:p>
              </table:table-cell>
              <table:table-cell office:value-type="string">
                <text:p>NBF 50%</text:p>
              </table:table-cell>
              <table:table-cell office:value-type="string">
                <text:p>NBF 75%</text:p>
              </table:table-cell>
              <table:table-cell office:value-type="string">
                <text:p>NBF 100%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111803398874989">
                <text:p>0.111803398874989</text:p>
              </table:table-cell>
              <table:table-cell office:value-type="float" office:value="0.05">
                <text:p>0.05</text:p>
              </table:table-cell>
              <table:table-cell office:value-type="float" office:value="0.0223606797749979">
                <text:p>0.022360679774997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805881264996">
                <text:p>0.22805881264996</text:p>
              </table:table-cell>
              <table:table-cell office:value-type="float" office:value="0.10199100159064">
                <text:p>0.10199100159064</text:p>
              </table:table-cell>
              <table:table-cell office:value-type="float" office:value="0.045611762529992">
                <text:p>0.045611762529992</text:p>
              </table:table-cell>
              <table:table-cell office:value-type="float" office:value="0.020398200318128">
                <text:p>0.020398200318128</text:p>
              </table:table-cell>
              <table:table-cell office:value-type="float" office:value="0.00912235250599841">
                <text:p>0.009122352505998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08043288109238">
                <text:p>0.208043288109238</text:p>
              </table:table-cell>
              <table:table-cell office:value-type="float" office:value="0.0930397868949662">
                <text:p>0.0930397868949662</text:p>
              </table:table-cell>
              <table:table-cell office:value-type="float" office:value="0.0416086576218477">
                <text:p>0.0416086576218477</text:p>
              </table:table-cell>
              <table:table-cell office:value-type="float" office:value="0.0186079573789932">
                <text:p>0.0186079573789932</text:p>
              </table:table-cell>
              <table:table-cell office:value-type="float" office:value="0.00832173152436954">
                <text:p>0.008321731524369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89784421063946">
                <text:p>0.189784421063946</text:p>
              </table:table-cell>
              <table:table-cell office:value-type="float" office:value="0.0848741733138852">
                <text:p>0.0848741733138852</text:p>
              </table:table-cell>
              <table:table-cell office:value-type="float" office:value="0.0379568842127892">
                <text:p>0.0379568842127892</text:p>
              </table:table-cell>
              <table:table-cell office:value-type="float" office:value="0.016974834662777">
                <text:p>0.016974834662777</text:p>
              </table:table-cell>
              <table:table-cell office:value-type="float" office:value="0.00759137684255784">
                <text:p>0.007591376842557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73128038909214">
                <text:p>0.173128038909214</text:p>
              </table:table-cell>
              <table:table-cell office:value-type="float" office:value="0.0774252127624464">
                <text:p>0.0774252127624464</text:p>
              </table:table-cell>
              <table:table-cell office:value-type="float" office:value="0.0346256077818429">
                <text:p>0.0346256077818429</text:p>
              </table:table-cell>
              <table:table-cell office:value-type="float" office:value="0.0154850425524893">
                <text:p>0.0154850425524893</text:p>
              </table:table-cell>
              <table:table-cell office:value-type="float" office:value="0.00692512155636858">
                <text:p>0.006925121556368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57933499960206">
                <text:p>0.157933499960206</text:p>
              </table:table-cell>
              <table:table-cell office:value-type="float" office:value="0.0706300083670963">
                <text:p>0.0706300083670963</text:p>
              </table:table-cell>
              <table:table-cell office:value-type="float" office:value="0.0315866999920412">
                <text:p>0.0315866999920412</text:p>
              </table:table-cell>
              <table:table-cell office:value-type="float" office:value="0.0141260016734193">
                <text:p>0.0141260016734193</text:p>
              </table:table-cell>
              <table:table-cell office:value-type="float" office:value="0.00631733999840825">
                <text:p>0.006317339998408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44072505914309">
                <text:p>0.144072505914309</text:p>
              </table:table-cell>
              <table:table-cell office:value-type="float" office:value="0.0644311833826269">
                <text:p>0.0644311833826269</text:p>
              </table:table-cell>
              <table:table-cell office:value-type="float" office:value="0.0288145011828617">
                <text:p>0.0288145011828617</text:p>
              </table:table-cell>
              <table:table-cell office:value-type="float" office:value="0.0128862366765254">
                <text:p>0.0128862366765254</text:p>
              </table:table-cell>
              <table:table-cell office:value-type="float" office:value="0.00576290023657234">
                <text:p>0.005762900236572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31428018537286">
                <text:p>0.131428018537286</text:p>
              </table:table-cell>
              <table:table-cell office:value-type="float" office:value="0.0587763967194949">
                <text:p>0.0587763967194949</text:p>
              </table:table-cell>
              <table:table-cell office:value-type="float" office:value="0.0262856037074573">
                <text:p>0.0262856037074573</text:p>
              </table:table-cell>
              <table:table-cell office:value-type="float" office:value="0.011755279343899">
                <text:p>0.011755279343899</text:p>
              </table:table-cell>
              <table:table-cell office:value-type="float" office:value="0.00525712074149145">
                <text:p>0.005257120741491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19893271426202">
                <text:p>0.119893271426202</text:p>
              </table:table-cell>
              <table:table-cell office:value-type="float" office:value="0.0536179009907641">
                <text:p>0.0536179009907641</text:p>
              </table:table-cell>
              <table:table-cell office:value-type="float" office:value="0.0239786542852404">
                <text:p>0.0239786542852404</text:p>
              </table:table-cell>
              <table:table-cell office:value-type="float" office:value="0.0107235801981528">
                <text:p>0.0107235801981528</text:p>
              </table:table-cell>
              <table:table-cell office:value-type="float" office:value="0.00479573085704807">
                <text:p>0.004795730857048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09370868504716">
                <text:p>0.109370868504716</text:p>
              </table:table-cell>
              <table:table-cell office:value-type="float" office:value="0.0489121393469471">
                <text:p>0.0489121393469471</text:p>
              </table:table-cell>
              <table:table-cell office:value-type="float" office:value="0.0218741737009432">
                <text:p>0.0218741737009432</text:p>
              </table:table-cell>
              <table:table-cell office:value-type="float" office:value="0.00978242786938942">
                <text:p>0.00978242786938942</text:p>
              </table:table-cell>
              <table:table-cell office:value-type="float" office:value="0.00437483474018864">
                <text:p>0.004374834740188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997719616387217">
                <text:p>0.0997719616387217</text:p>
              </table:table-cell>
              <table:table-cell office:value-type="float" office:value="0.0446193776945366">
                <text:p>0.0446193776945366</text:p>
              </table:table-cell>
              <table:table-cell office:value-type="float" office:value="0.0199543923277444">
                <text:p>0.0199543923277444</text:p>
              </table:table-cell>
              <table:table-cell office:value-type="float" office:value="0.00892387553890733">
                <text:p>0.00892387553890733</text:p>
              </table:table-cell>
              <table:table-cell office:value-type="float" office:value="0.00399087846554887">
                <text:p>0.003990878465548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1015500428337">
                <text:p>0.091015500428337</text:p>
              </table:table-cell>
              <table:table-cell office:value-type="float" office:value="0.0407033691927846">
                <text:p>0.0407033691927846</text:p>
              </table:table-cell>
              <table:table-cell office:value-type="float" office:value="0.0182031000856674">
                <text:p>0.0182031000856674</text:p>
              </table:table-cell>
              <table:table-cell office:value-type="float" office:value="0.00814067383855691">
                <text:p>0.00814067383855691</text:p>
              </table:table-cell>
              <table:table-cell office:value-type="float" office:value="0.00364062001713348">
                <text:p>0.003640620017133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830275478417139">
                <text:p>0.0830275478417139</text:p>
              </table:table-cell>
              <table:table-cell office:value-type="float" office:value="0.0371310481958376">
                <text:p>0.0371310481958376</text:p>
              </table:table-cell>
              <table:table-cell office:value-type="float" office:value="0.0166055095683428">
                <text:p>0.0166055095683428</text:p>
              </table:table-cell>
              <table:table-cell office:value-type="float" office:value="0.00742620963916753">
                <text:p>0.00742620963916753</text:p>
              </table:table-cell>
              <table:table-cell office:value-type="float" office:value="0.00332110191366856">
                <text:p>0.003321101913668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757406559120761">
                <text:p>0.0757406559120761</text:p>
              </table:table-cell>
              <table:table-cell office:value-type="float" office:value="0.0338722510559647">
                <text:p>0.0338722510559647</text:p>
              </table:table-cell>
              <table:table-cell office:value-type="float" office:value="0.0151481311824152">
                <text:p>0.0151481311824152</text:p>
              </table:table-cell>
              <table:table-cell office:value-type="float" office:value="0.00677445021119294">
                <text:p>0.00677445021119294</text:p>
              </table:table-cell>
              <table:table-cell office:value-type="float" office:value="0.00302962623648304">
                <text:p>0.003029626236483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690932962265491">
                <text:p>0.0690932962265491</text:p>
              </table:table-cell>
              <table:table-cell office:value-type="float" office:value="0.0308994614304187">
                <text:p>0.0308994614304187</text:p>
              </table:table-cell>
              <table:table-cell office:value-type="float" office:value="0.0138186592453098">
                <text:p>0.0138186592453098</text:p>
              </table:table-cell>
              <table:table-cell office:value-type="float" office:value="0.00617989228608374">
                <text:p>0.00617989228608374</text:p>
              </table:table-cell>
              <table:table-cell office:value-type="float" office:value="0.00276373184906196">
                <text:p>0.002763731849061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63029340397995">
                <text:p>0.063029340397995</text:p>
              </table:table-cell>
              <table:table-cell office:value-type="float" office:value="0.0281875779413781">
                <text:p>0.0281875779413781</text:p>
              </table:table-cell>
              <table:table-cell office:value-type="float" office:value="0.012605868079599">
                <text:p>0.012605868079599</text:p>
              </table:table-cell>
              <table:table-cell office:value-type="float" office:value="0.00563751558827562">
                <text:p>0.00563751558827562</text:p>
              </table:table-cell>
              <table:table-cell office:value-type="float" office:value="0.0025211736159198">
                <text:p>0.00252117361591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574975861331076">
                <text:p>0.0574975861331076</text:p>
              </table:table-cell>
              <table:table-cell office:value-type="float" office:value="0.0257137022271556">
                <text:p>0.0257137022271556</text:p>
              </table:table-cell>
              <table:table-cell office:value-type="float" office:value="0.0114995172266215">
                <text:p>0.0114995172266215</text:p>
              </table:table-cell>
              <table:table-cell office:value-type="float" office:value="0.00514274044543112">
                <text:p>0.00514274044543112</text:p>
              </table:table-cell>
              <table:table-cell office:value-type="float" office:value="0.0022999034453243">
                <text:p>0.00229990344532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524513248950214">
                <text:p>0.0524513248950214</text:p>
              </table:table-cell>
              <table:table-cell office:value-type="float" office:value="0.023456945595039">
                <text:p>0.023456945595039</text:p>
              </table:table-cell>
              <table:table-cell office:value-type="float" office:value="0.0104902649790043">
                <text:p>0.0104902649790043</text:p>
              </table:table-cell>
              <table:table-cell office:value-type="float" office:value="0.00469138911900779">
                <text:p>0.00469138911900779</text:p>
              </table:table-cell>
              <table:table-cell office:value-type="float" office:value="0.00209805299580085">
                <text:p>0.002098052995800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478479475099035">
                <text:p>0.0478479475099035</text:p>
              </table:table-cell>
              <table:table-cell office:value-type="float" office:value="0.0213982526431972">
                <text:p>0.0213982526431972</text:p>
              </table:table-cell>
              <table:table-cell office:value-type="float" office:value="0.00956958950198069">
                <text:p>0.00956958950198069</text:p>
              </table:table-cell>
              <table:table-cell office:value-type="float" office:value="0.00427965052863944">
                <text:p>0.00427965052863944</text:p>
              </table:table-cell>
              <table:table-cell office:value-type="float" office:value="0.00191391790039614">
                <text:p>0.001913917900396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436485843873848">
                <text:p>0.0436485843873848</text:p>
              </table:table-cell>
              <table:table-cell office:value-type="float" office:value="0.0195202403623657">
                <text:p>0.0195202403623657</text:p>
              </table:table-cell>
              <table:table-cell office:value-type="float" office:value="0.00872971687747696">
                <text:p>0.00872971687747696</text:p>
              </table:table-cell>
              <table:table-cell office:value-type="float" office:value="0.00390404807247314">
                <text:p>0.00390404807247314</text:p>
              </table:table-cell>
              <table:table-cell office:value-type="float" office:value="0.00174594337549539">
                <text:p>0.0017459433754953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98177773169543">
                <text:p>0.0398177773169543</text:p>
              </table:table-cell>
              <table:table-cell office:value-type="float" office:value="0.0178070513587318">
                <text:p>0.0178070513587318</text:p>
              </table:table-cell>
              <table:table-cell office:value-type="float" office:value="0.00796355546339085">
                <text:p>0.00796355546339085</text:p>
              </table:table-cell>
              <table:table-cell office:value-type="float" office:value="0.00356141027174636">
                <text:p>0.00356141027174636</text:p>
              </table:table-cell>
              <table:table-cell office:value-type="float" office:value="0.00159271109267817">
                <text:p>0.001592711092678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363231800690604">
                <text:p>0.0363231800690604</text:p>
              </table:table-cell>
              <table:table-cell office:value-type="float" office:value="0.0162442199586769">
                <text:p>0.0162442199586769</text:p>
              </table:table-cell>
              <table:table-cell office:value-type="float" office:value="0.00726463601381208">
                <text:p>0.00726463601381208</text:p>
              </table:table-cell>
              <table:table-cell office:value-type="float" office:value="0.00324884399173538">
                <text:p>0.00324884399173538</text:p>
              </table:table-cell>
              <table:table-cell office:value-type="float" office:value="0.00145292720276242">
                <text:p>0.001452927202762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331352852728824">
                <text:p>0.0331352852728824</text:p>
              </table:table-cell>
              <table:table-cell office:value-type="float" office:value="0.0148185500648026">
                <text:p>0.0148185500648026</text:p>
              </table:table-cell>
              <table:table-cell office:value-type="float" office:value="0.00662705705457649">
                <text:p>0.00662705705457649</text:p>
              </table:table-cell>
              <table:table-cell office:value-type="float" office:value="0.00296371001296051">
                <text:p>0.00296371001296051</text:p>
              </table:table-cell>
              <table:table-cell office:value-type="float" office:value="0.0013254114109153">
                <text:p>0.00132541141091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302271752646051">
                <text:p>0.0302271752646051</text:p>
              </table:table-cell>
              <table:table-cell office:value-type="float" office:value="0.0135180037318915">
                <text:p>0.0135180037318915</text:p>
              </table:table-cell>
              <table:table-cell office:value-type="float" office:value="0.00604543505292103">
                <text:p>0.00604543505292103</text:p>
              </table:table-cell>
              <table:table-cell office:value-type="float" office:value="0.00270360074637829">
                <text:p>0.00270360074637829</text:p>
              </table:table-cell>
              <table:table-cell office:value-type="float" office:value="0.00120908701058421">
                <text:p>0.001209087010584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275742948024324">
                <text:p>0.0275742948024324</text:p>
              </table:table-cell>
              <table:table-cell office:value-type="float" office:value="0.0123315995219716">
                <text:p>0.0123315995219716</text:p>
              </table:table-cell>
              <table:table-cell office:value-type="float" office:value="0.00551485896048647">
                <text:p>0.00551485896048647</text:p>
              </table:table-cell>
              <table:table-cell office:value-type="float" office:value="0.00246631990439432">
                <text:p>0.00246631990439432</text:p>
              </table:table-cell>
              <table:table-cell office:value-type="float" office:value="0.00110297179209729">
                <text:p>0.0011029717920972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251542437292108">
                <text:p>0.0251542437292108</text:p>
              </table:table-cell>
              <table:table-cell office:value-type="float" office:value="0.0112493197802226">
                <text:p>0.0112493197802226</text:p>
              </table:table-cell>
              <table:table-cell office:value-type="float" office:value="0.00503084874584215">
                <text:p>0.00503084874584215</text:p>
              </table:table-cell>
              <table:table-cell office:value-type="float" office:value="0.00224986395604452">
                <text:p>0.00224986395604452</text:p>
              </table:table-cell>
              <table:table-cell office:value-type="float" office:value="0.00100616974916843">
                <text:p>0.0010061697491684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22946587831966">
                <text:p>0.022946587831966</text:p>
              </table:table-cell>
              <table:table-cell office:value-type="float" office:value="0.0102620260487891">
                <text:p>0.0102620260487891</text:p>
              </table:table-cell>
              <table:table-cell office:value-type="float" office:value="0.00458931756639321">
                <text:p>0.00458931756639321</text:p>
              </table:table-cell>
              <table:table-cell office:value-type="float" office:value="0.00205240520975782">
                <text:p>0.00205240520975782</text:p>
              </table:table-cell>
              <table:table-cell office:value-type="float" office:value="0.000917863513278642">
                <text:p>0.00091786351327864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209326863013048">
                <text:p>0.0209326863013048</text:p>
              </table:table-cell>
              <table:table-cell office:value-type="float" office:value="0.00936138190427923">
                <text:p>0.00936138190427923</text:p>
              </table:table-cell>
              <table:table-cell office:value-type="float" office:value="0.00418653726026096">
                <text:p>0.00418653726026096</text:p>
              </table:table-cell>
              <table:table-cell office:value-type="float" office:value="0.00187227638085585">
                <text:p>0.00187227638085585</text:p>
              </table:table-cell>
              <table:table-cell office:value-type="float" office:value="0.000837307452052192">
                <text:p>0.0008373074520521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190955343337986">
                <text:p>0.0190955343337986</text:p>
              </table:table-cell>
              <table:table-cell office:value-type="float" office:value="0.00853978256741098">
                <text:p>0.00853978256741098</text:p>
              </table:table-cell>
              <table:table-cell office:value-type="float" office:value="0.00381910686675973">
                <text:p>0.00381910686675973</text:p>
              </table:table-cell>
              <table:table-cell office:value-type="float" office:value="0.0017079565134822">
                <text:p>0.0017079565134822</text:p>
              </table:table-cell>
              <table:table-cell office:value-type="float" office:value="0.000763821373351945">
                <text:p>0.0007638213733519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174196195483307">
                <text:p>0.0174196195483307</text:p>
              </table:table-cell>
              <table:table-cell office:value-type="float" office:value="0.0077902906904503">
                <text:p>0.0077902906904503</text:p>
              </table:table-cell>
              <table:table-cell office:value-type="float" office:value="0.00348392390966613">
                <text:p>0.00348392390966613</text:p>
              </table:table-cell>
              <table:table-cell office:value-type="float" office:value="0.00155805813809006">
                <text:p>0.00155805813809006</text:p>
              </table:table-cell>
              <table:table-cell office:value-type="float" office:value="0.000696784781933226">
                <text:p>0.00069678478193322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158907910040253">
                <text:p>0.0158907910040253</text:p>
              </table:table-cell>
              <table:table-cell office:value-type="float" office:value="0.00710657778024854">
                <text:p>0.00710657778024854</text:p>
              </table:table-cell>
              <table:table-cell office:value-type="float" office:value="0.00317815820080506">
                <text:p>0.00317815820080506</text:p>
              </table:table-cell>
              <table:table-cell office:value-type="float" office:value="0.00142131555604971">
                <text:p>0.00142131555604971</text:p>
              </table:table-cell>
              <table:table-cell office:value-type="float" office:value="0.000635631640161012">
                <text:p>0.0006356316401610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144961397137867">
                <text:p>0.0144961397137867</text:p>
              </table:table-cell>
              <table:table-cell office:value-type="float" office:value="0.00648287076227229">
                <text:p>0.00648287076227229</text:p>
              </table:table-cell>
              <table:table-cell office:value-type="float" office:value="0.00289922794275734">
                <text:p>0.00289922794275734</text:p>
              </table:table-cell>
              <table:table-cell office:value-type="float" office:value="0.00129657415245446">
                <text:p>0.00129657415245446</text:p>
              </table:table-cell>
              <table:table-cell office:value-type="float" office:value="0.000579845588551468">
                <text:p>0.0005798455885514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132238896445365">
                <text:p>0.0132238896445365</text:p>
              </table:table-cell>
              <table:table-cell office:value-type="float" office:value="0.00591390323442784">
                <text:p>0.00591390323442784</text:p>
              </table:table-cell>
              <table:table-cell office:value-type="float" office:value="0.0026447779289073">
                <text:p>0.0026447779289073</text:p>
              </table:table-cell>
              <table:table-cell office:value-type="float" office:value="0.00118278064688557">
                <text:p>0.00118278064688557</text:p>
              </table:table-cell>
              <table:table-cell office:value-type="float" office:value="0.000528955585781461">
                <text:p>0.00052895558578146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120632982837884">
                <text:p>0.0120632982837884</text:p>
              </table:table-cell>
              <table:table-cell office:value-type="float" office:value="0.00539487099908149">
                <text:p>0.00539487099908149</text:p>
              </table:table-cell>
              <table:table-cell office:value-type="float" office:value="0.00241265965675768">
                <text:p>0.00241265965675768</text:p>
              </table:table-cell>
              <table:table-cell office:value-type="float" office:value="0.0010789741998163">
                <text:p>0.0010789741998163</text:p>
              </table:table-cell>
              <table:table-cell office:value-type="float" office:value="0.000482531931351536">
                <text:p>0.00048253193135153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110045659329723">
                <text:p>0.0110045659329723</text:p>
              </table:table-cell>
              <table:table-cell office:value-type="float" office:value="0.00492139149780091">
                <text:p>0.00492139149780091</text:p>
              </table:table-cell>
              <table:table-cell office:value-type="float" office:value="0.00220091318659447">
                <text:p>0.00220091318659447</text:p>
              </table:table-cell>
              <table:table-cell office:value-type="float" office:value="0.000984278299560183">
                <text:p>0.000984278299560183</text:p>
              </table:table-cell>
              <table:table-cell office:value-type="float" office:value="0.000440182637318894">
                <text:p>0.00044018263731889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100387529616075">
                <text:p>0.0100387529616075</text:p>
              </table:table-cell>
              <table:table-cell office:value-type="float" office:value="0.00448946680629634">
                <text:p>0.00448946680629634</text:p>
              </table:table-cell>
              <table:table-cell office:value-type="float" office:value="0.0020077505923215">
                <text:p>0.0020077505923215</text:p>
              </table:table-cell>
              <table:table-cell office:value-type="float" office:value="0.000897893361259268">
                <text:p>0.000897893361259268</text:p>
              </table:table-cell>
              <table:table-cell office:value-type="float" office:value="0.0004015501184643">
                <text:p>0.000401550118464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91577043236419">
                <text:p>0.0091577043236419</text:p>
              </table:table-cell>
              <table:table-cell office:value-type="float" office:value="0.00409544987710141">
                <text:p>0.00409544987710141</text:p>
              </table:table-cell>
              <table:table-cell office:value-type="float" office:value="0.00183154086472838">
                <text:p>0.00183154086472838</text:p>
              </table:table-cell>
              <table:table-cell office:value-type="float" office:value="0.000819089975420281">
                <text:p>0.000819089975420281</text:p>
              </table:table-cell>
              <table:table-cell office:value-type="float" office:value="0.000366308172945676">
                <text:p>0.0003663081729456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835398069859672">
                <text:p>0.00835398069859672</text:p>
              </table:table-cell>
              <table:table-cell office:value-type="float" office:value="0.00373601374495669">
                <text:p>0.00373601374495669</text:p>
              </table:table-cell>
              <table:table-cell office:value-type="float" office:value="0.00167079613971934">
                <text:p>0.00167079613971934</text:p>
              </table:table-cell>
              <table:table-cell office:value-type="float" office:value="0.000747202748991338">
                <text:p>0.000747202748991338</text:p>
              </table:table-cell>
              <table:table-cell office:value-type="float" office:value="0.000334159227943869">
                <text:p>0.00033415922794386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762079567609061">
                <text:p>0.00762079567609061</text:p>
              </table:table-cell>
              <table:table-cell office:value-type="float" office:value="0.00340812343487501">
                <text:p>0.00340812343487501</text:p>
              </table:table-cell>
              <table:table-cell office:value-type="float" office:value="0.00152415913521812">
                <text:p>0.00152415913521812</text:p>
              </table:table-cell>
              <table:table-cell office:value-type="float" office:value="0.000681624686975003">
                <text:p>0.000681624686975003</text:p>
              </table:table-cell>
              <table:table-cell office:value-type="float" office:value="0.000304831827043624">
                <text:p>0.00030483182704362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69519584533487">
                <text:p>0.0069519584533487</text:p>
              </table:table-cell>
              <table:table-cell office:value-type="float" office:value="0.0031090103356884">
                <text:p>0.0031090103356884</text:p>
              </table:table-cell>
              <table:table-cell office:value-type="float" office:value="0.00139039169066974">
                <text:p>0.00139039169066974</text:p>
              </table:table-cell>
              <table:table-cell office:value-type="float" office:value="0.000621802067137679">
                <text:p>0.000621802067137679</text:p>
              </table:table-cell>
              <table:table-cell office:value-type="float" office:value="0.000278078338133948">
                <text:p>0.00027807833813394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634182156185023">
                <text:p>0.00634182156185023</text:p>
              </table:table-cell>
              <table:table-cell office:value-type="float" office:value="0.0028361488226942">
                <text:p>0.0028361488226942</text:p>
              </table:table-cell>
              <table:table-cell office:value-type="float" office:value="0.00126836431237005">
                <text:p>0.00126836431237005</text:p>
              </table:table-cell>
              <table:table-cell office:value-type="float" office:value="0.00056722976453884">
                <text:p>0.00056722976453884</text:p>
              </table:table-cell>
              <table:table-cell office:value-type="float" office:value="0.000253672862474009">
                <text:p>0.00025367286247400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578523318173391">
                <text:p>0.00578523318173391</text:p>
              </table:table-cell>
              <table:table-cell office:value-type="float" office:value="0.00258723493200889">
                <text:p>0.00258723493200889</text:p>
              </table:table-cell>
              <table:table-cell office:value-type="float" office:value="0.00115704663634678">
                <text:p>0.00115704663634678</text:p>
              </table:table-cell>
              <table:table-cell office:value-type="float" office:value="0.000517446986401777">
                <text:p>0.000517446986401777</text:p>
              </table:table-cell>
              <table:table-cell office:value-type="float" office:value="0.000231409327269357">
                <text:p>0.00023140932726935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527749364131755">
                <text:p>0.00527749364131755</text:p>
              </table:table-cell>
              <table:table-cell office:value-type="float" office:value="0.00236016690656179">
                <text:p>0.00236016690656179</text:p>
              </table:table-cell>
              <table:table-cell office:value-type="float" office:value="0.00105549872826351">
                <text:p>0.00105549872826351</text:p>
              </table:table-cell>
              <table:table-cell office:value-type="float" office:value="0.000472033381312358">
                <text:p>0.000472033381312358</text:p>
              </table:table-cell>
              <table:table-cell office:value-type="float" office:value="0.000211099745652702">
                <text:p>0.00021109974565270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481431573442638">
                <text:p>0.00481431573442638</text:p>
              </table:table-cell>
              <table:table-cell office:value-type="float" office:value="0.00215302744946484">
                <text:p>0.00215302744946484</text:p>
              </table:table-cell>
              <table:table-cell office:value-type="float" office:value="0.000962863146885276">
                <text:p>0.000962863146885276</text:p>
              </table:table-cell>
              <table:table-cell office:value-type="float" office:value="0.000430605489892968">
                <text:p>0.000430605489892968</text:p>
              </table:table-cell>
              <table:table-cell office:value-type="float" office:value="0.000192572629377055">
                <text:p>0.0001925726293770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43917885204612">
                <text:p>0.0043917885204612</text:p>
              </table:table-cell>
              <table:table-cell office:value-type="float" office:value="0.00196406753491089">
                <text:p>0.00196406753491089</text:p>
              </table:table-cell>
              <table:table-cell office:value-type="float" office:value="0.00087835770409224">
                <text:p>0.00087835770409224</text:p>
              </table:table-cell>
              <table:table-cell office:value-type="float" office:value="0.000392813506982179">
                <text:p>0.000392813506982179</text:p>
              </table:table-cell>
              <table:table-cell office:value-type="float" office:value="0.000175671540818448">
                <text:p>0.00017567154081844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400634430154443">
                <text:p>0.00400634430154443</text:p>
              </table:table-cell>
              <table:table-cell office:value-type="float" office:value="0.00179169163990445">
                <text:p>0.00179169163990445</text:p>
              </table:table-cell>
              <table:table-cell office:value-type="float" office:value="0.000801268860308886">
                <text:p>0.000801268860308886</text:p>
              </table:table-cell>
              <table:table-cell office:value-type="float" office:value="0.00035833832798089">
                <text:p>0.00035833832798089</text:p>
              </table:table-cell>
              <table:table-cell office:value-type="float" office:value="0.000160253772061777">
                <text:p>0.00016025377206177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365472849790862">
                <text:p>0.00365472849790862</text:p>
              </table:table-cell>
              <table:table-cell office:value-type="float" office:value="0.00163444427212588">
                <text:p>0.00163444427212588</text:p>
              </table:table-cell>
              <table:table-cell office:value-type="float" office:value="0.000730945699581725">
                <text:p>0.000730945699581725</text:p>
              </table:table-cell>
              <table:table-cell office:value-type="float" office:value="0.000326888854425175">
                <text:p>0.000326888854425175</text:p>
              </table:table-cell>
              <table:table-cell office:value-type="float" office:value="0.000146189139916345">
                <text:p>0.00014618913991634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333397216716405">
                <text:p>0.00333397216716405</text:p>
              </table:table-cell>
              <table:table-cell office:value-type="float" office:value="0.00149099768017422">
                <text:p>0.00149099768017422</text:p>
              </table:table-cell>
              <table:table-cell office:value-type="float" office:value="0.000666794433432811">
                <text:p>0.000666794433432811</text:p>
              </table:table-cell>
              <table:table-cell office:value-type="float" office:value="0.000298199536034845">
                <text:p>0.000298199536034845</text:p>
              </table:table-cell>
              <table:table-cell office:value-type="float" office:value="0.000133358886686562">
                <text:p>0.00013335888668656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304136693540579">
                <text:p>0.00304136693540579</text:p>
              </table:table-cell>
              <table:table-cell office:value-type="float" office:value="0.00136014064241751">
                <text:p>0.00136014064241751</text:p>
              </table:table-cell>
              <table:table-cell office:value-type="float" office:value="0.000608273387081159">
                <text:p>0.000608273387081159</text:p>
              </table:table-cell>
              <table:table-cell office:value-type="float" office:value="0.000272028128483503">
                <text:p>0.000272028128483503</text:p>
              </table:table-cell>
              <table:table-cell office:value-type="float" office:value="0.000121654677416232">
                <text:p>0.00012165467741623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277444212848597">
                <text:p>0.00277444212848597</text:p>
              </table:table-cell>
              <table:table-cell office:value-type="float" office:value="0.00124076823978677">
                <text:p>0.00124076823978677</text:p>
              </table:table-cell>
              <table:table-cell office:value-type="float" office:value="0.000554888425697195">
                <text:p>0.000554888425697195</text:p>
              </table:table-cell>
              <table:table-cell office:value-type="float" office:value="0.000248153647957354">
                <text:p>0.000248153647957354</text:p>
              </table:table-cell>
              <table:table-cell office:value-type="float" office:value="0.000110977685139439">
                <text:p>0.00011097768513943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253094391035416">
                <text:p>0.00253094391035416</text:p>
              </table:table-cell>
              <table:table-cell office:value-type="float" office:value="0.00113187252615821">
                <text:p>0.00113187252615821</text:p>
              </table:table-cell>
              <table:table-cell office:value-type="float" office:value="0.000506188782070831">
                <text:p>0.000506188782070831</text:p>
              </table:table-cell>
              <table:table-cell office:value-type="float" office:value="0.000226374505231641">
                <text:p>0.000226374505231641</text:p>
              </table:table-cell>
              <table:table-cell office:value-type="float" office:value="0.000101237756414166">
                <text:p>0.00010123775641416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230881625231607">
                <text:p>0.00230881625231607</text:p>
              </table:table-cell>
              <table:table-cell office:value-type="float" office:value="0.00103253401754701">
                <text:p>0.00103253401754701</text:p>
              </table:table-cell>
              <table:table-cell office:value-type="float" office:value="0.000461763250463213">
                <text:p>0.000461763250463213</text:p>
              </table:table-cell>
              <table:table-cell office:value-type="float" office:value="0.000206506803509401">
                <text:p>0.000206506803509401</text:p>
              </table:table-cell>
              <table:table-cell office:value-type="float" office:value="0.0000923526500926426">
                <text:p>0.000092352650092642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210618357252053">
                <text:p>0.00210618357252053</text:p>
              </table:table-cell>
              <table:table-cell office:value-type="float" office:value="0.000941913928249852">
                <text:p>0.000941913928249852</text:p>
              </table:table-cell>
              <table:table-cell office:value-type="float" office:value="0.000421236714504106">
                <text:p>0.000421236714504106</text:p>
              </table:table-cell>
              <table:table-cell office:value-type="float" office:value="0.00018838278564997">
                <text:p>0.00018838278564997</text:p>
              </table:table-cell>
              <table:table-cell office:value-type="float" office:value="0.0000842473429008212">
                <text:p>0.000084247342900821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192133489908753">
                <text:p>0.00192133489908753</text:p>
              </table:table-cell>
              <table:table-cell office:value-type="float" office:value="0.000859247088380484">
                <text:p>0.000859247088380484</text:p>
              </table:table-cell>
              <table:table-cell office:value-type="float" office:value="0.000384266979817506">
                <text:p>0.000384266979817506</text:p>
              </table:table-cell>
              <table:table-cell office:value-type="float" office:value="0.000171849417676097">
                <text:p>0.000171849417676097</text:p>
              </table:table-cell>
              <table:table-cell office:value-type="float" office:value="0.0000768533959635013">
                <text:p>0.000076853395963501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175270942315533">
                <text:p>0.00175270942315533</text:p>
              </table:table-cell>
              <table:table-cell office:value-type="float" office:value="0.000783835482995954">
                <text:p>0.000783835482995954</text:p>
              </table:table-cell>
              <table:table-cell office:value-type="float" office:value="0.000350541884631067">
                <text:p>0.000350541884631067</text:p>
              </table:table-cell>
              <table:table-cell office:value-type="float" office:value="0.000156767096599191">
                <text:p>0.000156767096599191</text:p>
              </table:table-cell>
              <table:table-cell office:value-type="float" office:value="0.0000701083769262134">
                <text:p>0.000070108376926213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159888331986081">
                <text:p>0.00159888331986081</text:p>
              </table:table-cell>
              <table:table-cell office:value-type="float" office:value="0.000715042358259862">
                <text:p>0.000715042358259862</text:p>
              </table:table-cell>
              <table:table-cell office:value-type="float" office:value="0.000319776663972162">
                <text:p>0.000319776663972162</text:p>
              </table:table-cell>
              <table:table-cell office:value-type="float" office:value="0.000143008471651972">
                <text:p>0.000143008471651972</text:p>
              </table:table-cell>
              <table:table-cell office:value-type="float" office:value="0.0000639553327944324">
                <text:p>0.000063955332794432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145855772597313">
                <text:p>0.00145855772597313</text:p>
              </table:table-cell>
              <table:table-cell office:value-type="float" office:value="0.000652286844876686">
                <text:p>0.000652286844876686</text:p>
              </table:table-cell>
              <table:table-cell office:value-type="float" office:value="0.000291711545194626">
                <text:p>0.000291711545194626</text:p>
              </table:table-cell>
              <table:table-cell office:value-type="float" office:value="0.000130457368975337">
                <text:p>0.000130457368975337</text:p>
              </table:table-cell>
              <table:table-cell office:value-type="float" office:value="0.0000583423090389252">
                <text:p>0.000058342309038925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133054777266743">
                <text:p>0.00133054777266743</text:p>
              </table:table-cell>
              <table:table-cell office:value-type="float" office:value="0.000595039053399063">
                <text:p>0.000595039053399063</text:p>
              </table:table-cell>
              <table:table-cell office:value-type="float" office:value="0.000266109554533486">
                <text:p>0.000266109554533486</text:p>
              </table:table-cell>
              <table:table-cell office:value-type="float" office:value="0.000119007810679813">
                <text:p>0.000119007810679813</text:p>
              </table:table-cell>
              <table:table-cell office:value-type="float" office:value="0.0000532219109066973">
                <text:p>0.000053221910906697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121377258083433">
                <text:p>0.00121377258083433</text:p>
              </table:table-cell>
              <table:table-cell office:value-type="float" office:value="0.000542815599994186">
                <text:p>0.000542815599994186</text:p>
              </table:table-cell>
              <table:table-cell office:value-type="float" office:value="0.000242754516166867">
                <text:p>0.000242754516166867</text:p>
              </table:table-cell>
              <table:table-cell office:value-type="float" office:value="0.000108563119998837">
                <text:p>0.000108563119998837</text:p>
              </table:table-cell>
              <table:table-cell office:value-type="float" office:value="0.0000485509032333733">
                <text:p>0.000048550903233373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110724613444862">
                <text:p>0.00110724613444862</text:p>
              </table:table-cell>
              <table:table-cell office:value-type="float" office:value="0.000495175524890199">
                <text:p>0.000495175524890199</text:p>
              </table:table-cell>
              <table:table-cell office:value-type="float" office:value="0.000221449226889725">
                <text:p>0.000221449226889725</text:p>
              </table:table-cell>
              <table:table-cell office:value-type="float" office:value="0.0000990351049780399">
                <text:p>0.0000990351049780399</text:p>
              </table:table-cell>
              <table:table-cell office:value-type="float" office:value="0.000044289845377945">
                <text:p>0.00004428984537794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101006895493444">
                <text:p>0.00101006895493444</text:p>
              </table:table-cell>
              <table:table-cell office:value-type="float" office:value="0.000451716569039118">
                <text:p>0.000451716569039118</text:p>
              </table:table-cell>
              <table:table-cell office:value-type="float" office:value="0.000202013790986889">
                <text:p>0.000202013790986889</text:p>
              </table:table-cell>
              <table:table-cell office:value-type="float" office:value="0.0000903433138078236">
                <text:p>0.0000903433138078236</text:p>
              </table:table-cell>
              <table:table-cell office:value-type="float" office:value="0.0000404027581973778">
                <text:p>0.000040402758197377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0921420506227742">
                <text:p>0.000921420506227742</text:p>
              </table:table-cell>
              <table:table-cell office:value-type="float" office:value="0.0004120717775575">
                <text:p>0.0004120717775575</text:p>
              </table:table-cell>
              <table:table-cell office:value-type="float" office:value="0.000184284101245549">
                <text:p>0.000184284101245549</text:p>
              </table:table-cell>
              <table:table-cell office:value-type="float" office:value="0.0000824143555115">
                <text:p>0.0000824143555115</text:p>
              </table:table-cell>
              <table:table-cell office:value-type="float" office:value="0.0000368568202491097">
                <text:p>0.000036856820249109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0840552266406497">
                <text:p>0.000840552266406497</text:p>
              </table:table-cell>
              <table:table-cell office:value-type="float" office:value="0.000375906401265288">
                <text:p>0.000375906401265288</text:p>
              </table:table-cell>
              <table:table-cell office:value-type="float" office:value="0.000168110453281299">
                <text:p>0.000168110453281299</text:p>
              </table:table-cell>
              <table:table-cell office:value-type="float" office:value="0.0000751812802530576">
                <text:p>0.0000751812802530576</text:p>
              </table:table-cell>
              <table:table-cell office:value-type="float" office:value="0.0000336220906562599">
                <text:p>0.000033622090656259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0766781407387595">
                <text:p>0.000766781407387595</text:p>
              </table:table-cell>
              <table:table-cell office:value-type="float" office:value="0.000342915070160324">
                <text:p>0.000342915070160324</text:p>
              </table:table-cell>
              <table:table-cell office:value-type="float" office:value="0.000153356281477519">
                <text:p>0.000153356281477519</text:p>
              </table:table-cell>
              <table:table-cell office:value-type="float" office:value="0.0000685830140320648">
                <text:p>0.0000685830140320648</text:p>
              </table:table-cell>
              <table:table-cell office:value-type="float" office:value="0.0000306712562955038">
                <text:p>0.000030671256295503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0699485029323521">
                <text:p>0.000699485029323521</text:p>
              </table:table-cell>
              <table:table-cell office:value-type="float" office:value="0.000312819214962165">
                <text:p>0.000312819214962165</text:p>
              </table:table-cell>
              <table:table-cell office:value-type="float" office:value="0.000139897005864704">
                <text:p>0.000139897005864704</text:p>
              </table:table-cell>
              <table:table-cell office:value-type="float" office:value="0.000062563842992433">
                <text:p>0.000062563842992433</text:p>
              </table:table-cell>
              <table:table-cell office:value-type="float" office:value="0.0000279794011729408">
                <text:p>0.000027979401172940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0638094901015779">
                <text:p>0.000638094901015779</text:p>
              </table:table-cell>
              <table:table-cell office:value-type="float" office:value="0.000285364714953456">
                <text:p>0.000285364714953456</text:p>
              </table:table-cell>
              <table:table-cell office:value-type="float" office:value="0.000127618980203156">
                <text:p>0.000127618980203156</text:p>
              </table:table-cell>
              <table:table-cell office:value-type="float" office:value="0.0000570729429906912">
                <text:p>0.0000570729429906912</text:p>
              </table:table-cell>
              <table:table-cell office:value-type="float" office:value="0.0000255237960406312">
                <text:p>0.000025523796040631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058209266193461">
                <text:p>0.00058209266193461</text:p>
              </table:table-cell>
              <table:table-cell office:value-type="float" office:value="0.000260319752257918">
                <text:p>0.000260319752257918</text:p>
              </table:table-cell>
              <table:table-cell office:value-type="float" office:value="0.000116418532386922">
                <text:p>0.000116418532386922</text:p>
              </table:table-cell>
              <table:table-cell office:value-type="float" office:value="0.0000520639504515837">
                <text:p>0.0000520639504515837</text:p>
              </table:table-cell>
              <table:table-cell office:value-type="float" office:value="0.0000232837064773844">
                <text:p>0.000023283706477384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0531005445332246">
                <text:p>0.000531005445332246</text:p>
              </table:table-cell>
              <table:table-cell office:value-type="float" office:value="0.00023747285443709">
                <text:p>0.00023747285443709</text:p>
              </table:table-cell>
              <table:table-cell office:value-type="float" office:value="0.000106201089066449">
                <text:p>0.000106201089066449</text:p>
              </table:table-cell>
              <table:table-cell office:value-type="float" office:value="0.0000474945708874181">
                <text:p>0.0000474945708874181</text:p>
              </table:table-cell>
              <table:table-cell office:value-type="float" office:value="0.0000212402178132899">
                <text:p>0.000021240217813289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0484401885492542">
                <text:p>0.000484401885492542</text:p>
              </table:table-cell>
              <table:table-cell office:value-type="float" office:value="0.000216631108878079">
                <text:p>0.000216631108878079</text:p>
              </table:table-cell>
              <table:table-cell office:value-type="float" office:value="0.0000968803770985084">
                <text:p>0.0000968803770985084</text:p>
              </table:table-cell>
              <table:table-cell office:value-type="float" office:value="0.0000433262217756157">
                <text:p>0.0000433262217756157</text:p>
              </table:table-cell>
              <table:table-cell office:value-type="float" office:value="0.0000193760754197017">
                <text:p>0.000019376075419701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0441888475403324">
                <text:p>0.000441888475403324</text:p>
              </table:table-cell>
              <table:table-cell office:value-type="float" office:value="0.000197618533895115">
                <text:p>0.000197618533895115</text:p>
              </table:table-cell>
              <table:table-cell office:value-type="float" office:value="0.0000883776950806648">
                <text:p>0.0000883776950806648</text:p>
              </table:table-cell>
              <table:table-cell office:value-type="float" office:value="0.0000395237067790231">
                <text:p>0.0000395237067790231</text:p>
              </table:table-cell>
              <table:table-cell office:value-type="float" office:value="0.000017675539016133">
                <text:p>0.00001767553901613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0403106244096733">
                <text:p>0.000403106244096733</text:p>
              </table:table-cell>
              <table:table-cell office:value-type="float" office:value="0.000180274592790984">
                <text:p>0.000180274592790984</text:p>
              </table:table-cell>
              <table:table-cell office:value-type="float" office:value="0.0000806212488193466">
                <text:p>0.0000806212488193466</text:p>
              </table:table-cell>
              <table:table-cell office:value-type="float" office:value="0.0000360549185581967">
                <text:p>0.0000360549185581967</text:p>
              </table:table-cell>
              <table:table-cell office:value-type="float" office:value="0.0000161242497638693">
                <text:p>0.000016124249763869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0367727725601944">
                <text:p>0.000367727725601944</text:p>
              </table:table-cell>
              <table:table-cell office:value-type="float" office:value="0.000164452838331467">
                <text:p>0.000164452838331467</text:p>
              </table:table-cell>
              <table:table-cell office:value-type="float" office:value="0.0000735455451203887">
                <text:p>0.0000735455451203887</text:p>
              </table:table-cell>
              <table:table-cell office:value-type="float" office:value="0.0000328905676662934">
                <text:p>0.0000328905676662934</text:p>
              </table:table-cell>
              <table:table-cell office:value-type="float" office:value="0.0000147091090240777">
                <text:p>0.000014709109024077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0335454193916998">
                <text:p>0.000335454193916998</text:p>
              </table:table-cell>
              <table:table-cell office:value-type="float" office:value="0.000150019676187161">
                <text:p>0.000150019676187161</text:p>
              </table:table-cell>
              <table:table-cell office:value-type="float" office:value="0.0000670908387833997">
                <text:p>0.0000670908387833997</text:p>
              </table:table-cell>
              <table:table-cell office:value-type="float" office:value="0.0000300039352374322">
                <text:p>0.0000300039352374322</text:p>
              </table:table-cell>
              <table:table-cell office:value-type="float" office:value="0.0000134181677566799">
                <text:p>0.000013418167756679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030601314065264">
                <text:p>0.00030601314065264</text:p>
              </table:table-cell>
              <table:table-cell office:value-type="float" office:value="0.000136853236901502">
                <text:p>0.000136853236901502</text:p>
              </table:table-cell>
              <table:table-cell office:value-type="float" office:value="0.0000612026281305281">
                <text:p>0.0000612026281305281</text:p>
              </table:table-cell>
              <table:table-cell office:value-type="float" office:value="0.0000273706473803003">
                <text:p>0.0000273706473803003</text:p>
              </table:table-cell>
              <table:table-cell office:value-type="float" office:value="0.0000122405256261056">
                <text:p>0.000012240525626105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0279155974050106">
                <text:p>0.000279155974050106</text:p>
              </table:table-cell>
              <table:table-cell office:value-type="float" office:value="0.000124842346860241">
                <text:p>0.000124842346860241</text:p>
              </table:table-cell>
              <table:table-cell office:value-type="float" office:value="0.0000558311948100212">
                <text:p>0.0000558311948100212</text:p>
              </table:table-cell>
              <table:table-cell office:value-type="float" office:value="0.0000249684693720482">
                <text:p>0.0000249684693720482</text:p>
              </table:table-cell>
              <table:table-cell office:value-type="float" office:value="0.0000111662389620042">
                <text:p>0.000011166238962004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0254655919944041">
                <text:p>0.000254655919944041</text:p>
              </table:table-cell>
              <table:table-cell office:value-type="float" office:value="0.000113885589573524">
                <text:p>0.000113885589573524</text:p>
              </table:table-cell>
              <table:table-cell office:value-type="float" office:value="0.0000509311839888082">
                <text:p>0.0000509311839888082</text:p>
              </table:table-cell>
              <table:table-cell office:value-type="float" office:value="0.0000227771179147048">
                <text:p>0.0000227771179147048</text:p>
              </table:table-cell>
              <table:table-cell office:value-type="float" office:value="0.0000101862367977616">
                <text:p>0.000010186236797761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0232306106946885">
                <text:p>0.000232306106946885</text:p>
              </table:table-cell>
              <table:table-cell office:value-type="float" office:value="0.000103890449344314">
                <text:p>0.000103890449344314</text:p>
              </table:table-cell>
              <table:table-cell office:value-type="float" office:value="0.000046461221389377">
                <text:p>0.000046461221389377</text:p>
              </table:table-cell>
              <table:table-cell office:value-type="float" office:value="0.0000207780898688629">
                <text:p>0.0000207780898688629</text:p>
              </table:table-cell>
              <table:table-cell office:value-type="float" office:value="0.00000929224427787541">
                <text:p>0.0000092922442778754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0211917819686565">
                <text:p>0.000211917819686565</text:p>
              </table:table-cell>
              <table:table-cell office:value-type="float" office:value="0.0000947725300925405">
                <text:p>0.0000947725300925405</text:p>
              </table:table-cell>
              <table:table-cell office:value-type="float" office:value="0.000042383563937313">
                <text:p>0.000042383563937313</text:p>
              </table:table-cell>
              <table:table-cell office:value-type="float" office:value="0.0000189545060185081">
                <text:p>0.0000189545060185081</text:p>
              </table:table-cell>
              <table:table-cell office:value-type="float" office:value="0.0000084767127874626">
                <text:p>0.000008476712787462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0193318905348345">
                <text:p>0.000193318905348345</text:p>
              </table:table-cell>
              <table:table-cell office:value-type="float" office:value="0.0000864548427389496">
                <text:p>0.0000864548427389496</text:p>
              </table:table-cell>
              <table:table-cell office:value-type="float" office:value="0.0000386637810696691">
                <text:p>0.0000386637810696691</text:p>
              </table:table-cell>
              <table:table-cell office:value-type="float" office:value="0.0000172909685477899">
                <text:p>0.0000172909685477899</text:p>
              </table:table-cell>
              <table:table-cell office:value-type="float" office:value="0.00000773275621393382">
                <text:p>0.0000077327562139338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0176352320066135">
                <text:p>0.000176352320066135</text:p>
              </table:table-cell>
              <table:table-cell office:value-type="float" office:value="0.0000788671551315355">
                <text:p>0.0000788671551315355</text:p>
              </table:table-cell>
              <table:table-cell office:value-type="float" office:value="0.000035270464013227">
                <text:p>0.000035270464013227</text:p>
              </table:table-cell>
              <table:table-cell office:value-type="float" office:value="0.0000157734310263071">
                <text:p>0.0000157734310263071</text:p>
              </table:table-cell>
              <table:table-cell office:value-type="float" office:value="0.00000705409280264539">
                <text:p>0.0000070540928026453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0160874802889394">
                <text:p>0.000160874802889394</text:p>
              </table:table-cell>
              <table:table-cell office:value-type="float" office:value="0.0000719453990255128">
                <text:p>0.0000719453990255128</text:p>
              </table:table-cell>
              <table:table-cell office:value-type="float" office:value="0.0000321749605778788">
                <text:p>0.0000321749605778788</text:p>
              </table:table-cell>
              <table:table-cell office:value-type="float" office:value="0.0000143890798051026">
                <text:p>0.0000143890798051026</text:p>
              </table:table-cell>
              <table:table-cell office:value-type="float" office:value="0.00000643499211557575">
                <text:p>0.0000064349921155757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0146755666129006">
                <text:p>0.000146755666129006</text:p>
              </table:table-cell>
              <table:table-cell office:value-type="float" office:value="0.0000656311291095442">
                <text:p>0.0000656311291095442</text:p>
              </table:table-cell>
              <table:table-cell office:value-type="float" office:value="0.0000293511332258012">
                <text:p>0.0000293511332258012</text:p>
              </table:table-cell>
              <table:table-cell office:value-type="float" office:value="0.0000131262258219088">
                <text:p>0.0000131262258219088</text:p>
              </table:table-cell>
              <table:table-cell office:value-type="float" office:value="0.00000587022664516024">
                <text:p>0.0000058702266451602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013387569186814">
                <text:p>0.00013387569186814</text:p>
              </table:table-cell>
              <table:table-cell office:value-type="float" office:value="0.0000598710295103956">
                <text:p>0.0000598710295103956</text:p>
              </table:table-cell>
              <table:table-cell office:value-type="float" office:value="0.0000267751383736281">
                <text:p>0.0000267751383736281</text:p>
              </table:table-cell>
              <table:table-cell office:value-type="float" office:value="0.0000119742059020791">
                <text:p>0.0000119742059020791</text:p>
              </table:table-cell>
              <table:table-cell office:value-type="float" office:value="0.00000535502767472562">
                <text:p>0.0000053550276747256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012212612532056">
                <text:p>0.00012212612532056</text:p>
              </table:table-cell>
              <table:table-cell office:value-type="float" office:value="0.0000546164636090861">
                <text:p>0.0000546164636090861</text:p>
              </table:table-cell>
              <table:table-cell office:value-type="float" office:value="0.000024425225064112">
                <text:p>0.000024425225064112</text:p>
              </table:table-cell>
              <table:table-cell office:value-type="float" office:value="0.0000109232927218172">
                <text:p>0.0000109232927218172</text:p>
              </table:table-cell>
              <table:table-cell office:value-type="float" office:value="0.0000048850450128224">
                <text:p>0.000004885045012822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0111407756536589">
                <text:p>0.000111407756536589</text:p>
              </table:table-cell>
              <table:table-cell office:value-type="float" office:value="0.0000498230633673118">
                <text:p>0.0000498230633673118</text:p>
              </table:table-cell>
              <table:table-cell office:value-type="float" office:value="0.0000222815513073177">
                <text:p>0.0000222815513073177</text:p>
              </table:table-cell>
              <table:table-cell office:value-type="float" office:value="0.00000996461267346236">
                <text:p>0.00000996461267346236</text:p>
              </table:table-cell>
              <table:table-cell office:value-type="float" office:value="0.00000445631026146355">
                <text:p>0.0000044563102614635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0101630082702921">
                <text:p>0.000101630082702921</text:p>
              </table:table-cell>
              <table:table-cell office:value-type="float" office:value="0.0000454503546965314">
                <text:p>0.0000454503546965314</text:p>
              </table:table-cell>
              <table:table-cell office:value-type="float" office:value="0.0000203260165405842">
                <text:p>0.0000203260165405842</text:p>
              </table:table-cell>
              <table:table-cell office:value-type="float" office:value="0.00000909007093930628">
                <text:p>0.00000909007093930628</text:p>
              </table:table-cell>
              <table:table-cell office:value-type="float" office:value="0.00000406520330811684">
                <text:p>0.0000040652033081168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00927105439629816">
                <text:p>0.0000927105439629816</text:p>
              </table:table-cell>
              <table:table-cell office:value-type="float" office:value="0.0000414614157064419">
                <text:p>0.0000414614157064419</text:p>
              </table:table-cell>
              <table:table-cell office:value-type="float" office:value="0.0000185421087925963">
                <text:p>0.0000185421087925963</text:p>
              </table:table-cell>
              <table:table-cell office:value-type="float" office:value="0.00000829228314128839">
                <text:p>0.00000829228314128839</text:p>
              </table:table-cell>
              <table:table-cell office:value-type="float" office:value="0.00000370842175851927">
                <text:p>0.0000037084217585192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00845738263053181">
                <text:p>0.0000845738263053181</text:p>
              </table:table-cell>
              <table:table-cell office:value-type="float" office:value="0.0000378225649471902">
                <text:p>0.0000378225649471902</text:p>
              </table:table-cell>
              <table:table-cell office:value-type="float" office:value="0.0000169147652610636">
                <text:p>0.0000169147652610636</text:p>
              </table:table-cell>
              <table:table-cell office:value-type="float" office:value="0.00000756451298943805">
                <text:p>0.00000756451298943805</text:p>
              </table:table-cell>
              <table:table-cell office:value-type="float" office:value="0.00000338295305221272">
                <text:p>0.00000338295305221272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